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3.7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/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49" style:family="table-cell" style:parent-style-name="Default"/>
    <style:style style:name="ce550" style:family="table-cell" style:parent-style-name="Default"/>
    <style:style style:name="ce551" style:family="table-cell" style:parent-style-name="Default"/>
    <style:style style:name="ce552" style:family="table-cell" style:parent-style-name="Default"/>
    <style:style style:name="ce553" style:family="table-cell" style:parent-style-name="Default"/>
    <style:style style:name="ce554" style:family="table-cell" style:parent-style-name="Default"/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/>
    <style:style style:name="ce558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627" style:family="table-cell" style:parent-style-name="Default"/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633" style:family="table-cell" style:parent-style-name="Default"/>
    <style:style style:name="ce634" style:family="table-cell" style:parent-style-name="Default"/>
    <style:style style:name="ce635" style:family="table-cell" style:parent-style-name="Default"/>
    <style:style style:name="ce636" style:family="table-cell" style:parent-style-name="Default"/>
    <style:style style:name="ce637" style:family="table-cell" style:parent-style-name="Default"/>
    <style:style style:name="ce638" style:family="table-cell" style:parent-style-name="Default"/>
    <style:style style:name="ce639" style:family="table-cell" style:parent-style-name="Default"/>
    <style:style style:name="ce640" style:family="table-cell" style:parent-style-name="Default"/>
    <style:style style:name="ce641" style:family="table-cell" style:parent-style-name="Default"/>
    <style:style style:name="ce642" style:family="table-cell" style:parent-style-name="Default"/>
    <style:style style:name="ce643" style:family="table-cell" style:parent-style-name="Default"/>
    <style:style style:name="ce644" style:family="table-cell" style:parent-style-name="Default"/>
    <style:style style:name="ce645" style:family="table-cell" style:parent-style-name="Default"/>
    <style:style style:name="ce646" style:family="table-cell" style:parent-style-name="Default"/>
    <style:style style:name="ce647" style:family="table-cell" style:parent-style-name="Default"/>
    <style:style style:name="ce648" style:family="table-cell" style:parent-style-name="Default"/>
    <style:style style:name="ce649" style:family="table-cell" style:parent-style-name="Default"/>
    <style:style style:name="ce650" style:family="table-cell" style:parent-style-name="Default"/>
    <style:style style:name="ce651" style:family="table-cell" style:parent-style-name="Default"/>
    <style:style style:name="ce652" style:family="table-cell" style:parent-style-name="Default"/>
    <style:style style:name="ce653" style:family="table-cell" style:parent-style-name="Default"/>
    <style:style style:name="ce654" style:family="table-cell" style:parent-style-name="Default"/>
    <style:style style:name="ce655" style:family="table-cell" style:parent-style-name="Default"/>
    <style:style style:name="ce656" style:family="table-cell" style:parent-style-name="Default"/>
    <style:style style:name="ce657" style:family="table-cell" style:parent-style-name="Default"/>
    <style:style style:name="ce658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662" style:family="table-cell" style:parent-style-name="Default"/>
    <style:style style:name="ce663" style:family="table-cell" style:parent-style-name="Default"/>
    <style:style style:name="ce664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675" style:family="table-cell" style:parent-style-name="Default"/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/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/>
    <style:style style:name="ce721" style:family="table-cell" style:parent-style-name="Default"/>
    <style:style style:name="ce722" style:family="table-cell" style:parent-style-name="Default"/>
    <style:style style:name="ce723" style:family="table-cell" style:parent-style-name="Default"/>
    <style:style style:name="ce724" style:family="table-cell" style:parent-style-name="Default"/>
    <style:style style:name="ce725" style:family="table-cell" style:parent-style-name="Default"/>
    <style:style style:name="ce726" style:family="table-cell" style:parent-style-name="Default"/>
    <style:style style:name="ce727" style:family="table-cell" style:parent-style-name="Default"/>
    <style:style style:name="ce728" style:family="table-cell" style:parent-style-name="Default"/>
    <style:style style:name="ce729" style:family="table-cell" style:parent-style-name="Default"/>
    <style:style style:name="ce730" style:family="table-cell" style:parent-style-name="Default"/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7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/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/>
    <style:style style:name="ce807" style:family="table-cell" style:parent-style-name="Default"/>
    <style:style style:name="ce808" style:family="table-cell" style:parent-style-name="Default"/>
    <style:style style:name="ce809" style:family="table-cell" style:parent-style-name="Default"/>
    <style:style style:name="ce810" style:family="table-cell" style:parent-style-name="Default"/>
    <style:style style:name="ce811" style:family="table-cell" style:parent-style-name="Default"/>
    <style:style style:name="ce812" style:family="table-cell" style:parent-style-name="Default"/>
    <style:style style:name="ce813" style:family="table-cell" style:parent-style-name="Default"/>
    <style:style style:name="ce814" style:family="table-cell" style:parent-style-name="Default"/>
    <style:style style:name="ce815" style:family="table-cell" style:parent-style-name="Default"/>
    <style:style style:name="ce816" style:family="table-cell" style:parent-style-name="Default"/>
    <style:style style:name="ce817" style:family="table-cell" style:parent-style-name="Default"/>
    <style:style style:name="ce818" style:family="table-cell" style:parent-style-name="Default"/>
    <style:style style:name="ce819" style:family="table-cell" style:parent-style-name="Default"/>
    <style:style style:name="ce820" style:family="table-cell" style:parent-style-name="Default"/>
    <style:style style:name="ce821" style:family="table-cell" style:parent-style-name="Default"/>
    <style:style style:name="ce822" style:family="table-cell" style:parent-style-name="Default"/>
    <style:style style:name="ce823" style:family="table-cell" style:parent-style-name="Default"/>
    <style:style style:name="ce824" style:family="table-cell" style:parent-style-name="Default"/>
    <style:style style:name="ce825" style:family="table-cell" style:parent-style-name="Default"/>
    <style:style style:name="ce826" style:family="table-cell" style:parent-style-name="Default"/>
    <style:style style:name="ce827" style:family="table-cell" style:parent-style-name="Default"/>
    <style:style style:name="ce828" style:family="table-cell" style:parent-style-name="Default"/>
    <style:style style:name="ce829" style:family="table-cell" style:parent-style-name="Default"/>
    <style:style style:name="ce830" style:family="table-cell" style:parent-style-name="Default"/>
    <style:style style:name="ce831" style:family="table-cell" style:parent-style-name="Default"/>
    <style:style style:name="ce832" style:family="table-cell" style:parent-style-name="Default"/>
    <style:style style:name="ce833" style:family="table-cell" style:parent-style-name="Default"/>
    <style:style style:name="ce834" style:family="table-cell" style:parent-style-name="Default"/>
    <style:style style:name="ce835" style:family="table-cell" style:parent-style-name="Default"/>
    <style:style style:name="ce836" style:family="table-cell" style:parent-style-name="Default"/>
    <style:style style:name="ce837" style:family="table-cell" style:parent-style-name="Default"/>
    <style:style style:name="ce838" style:family="table-cell" style:parent-style-name="Default"/>
    <style:style style:name="ce839" style:family="table-cell" style:parent-style-name="Default"/>
    <style:style style:name="ce840" style:family="table-cell" style:parent-style-name="Default"/>
    <style:style style:name="ce841" style:family="table-cell" style:parent-style-name="Default"/>
    <style:style style:name="ce842" style:family="table-cell" style:parent-style-name="Default"/>
    <style:style style:name="ce843" style:family="table-cell" style:parent-style-name="Default"/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943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957" style:family="table-cell" style:parent-style-name="Default"/>
    <style:style style:name="ce958" style:family="table-cell" style:parent-style-name="Default"/>
    <style:style style:name="ce959" style:family="table-cell" style:parent-style-name="Default"/>
    <style:style style:name="ce960" style:family="table-cell" style:parent-style-name="Default"/>
    <style:style style:name="ce961" style:family="table-cell" style:parent-style-name="Default"/>
    <style:style style:name="ce962" style:family="table-cell" style:parent-style-name="Default"/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970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/>
    <style:style style:name="ce1009" style:family="table-cell" style:parent-style-name="Default"/>
    <style:style style:name="ce1010" style:family="table-cell" style:parent-style-name="Default"/>
    <style:style style:name="ce1011" style:family="table-cell" style:parent-style-name="Default"/>
    <style:style style:name="ce1012" style:family="table-cell" style:parent-style-name="Default"/>
    <style:style style:name="ce1013" style:family="table-cell" style:parent-style-name="Default"/>
    <style:style style:name="ce1014" style:family="table-cell" style:parent-style-name="Default"/>
    <style:style style:name="ce1015" style:family="table-cell" style:parent-style-name="Default"/>
    <style:style style:name="ce1016" style:family="table-cell" style:parent-style-name="Default"/>
    <style:style style:name="ce1017" style:family="table-cell" style:parent-style-name="Default"/>
    <style:style style:name="ce1018" style:family="table-cell" style:parent-style-name="Default"/>
    <style:style style:name="ce1019" style:family="table-cell" style:parent-style-name="Default"/>
    <style:style style:name="ce1020" style:family="table-cell" style:parent-style-name="Default"/>
    <style:style style:name="ce1021" style:family="table-cell" style:parent-style-name="Default"/>
    <style:style style:name="ce1022" style:family="table-cell" style:parent-style-name="Default"/>
    <style:style style:name="ce1023" style:family="table-cell" style:parent-style-name="Default"/>
    <style:style style:name="ce1024" style:family="table-cell" style:parent-style-name="Default"/>
    <style:style style:name="ce1025" style:family="table-cell" style:parent-style-name="Default"/>
    <style:style style:name="ce1026" style:family="table-cell" style:parent-style-name="Default"/>
    <style:style style:name="ce102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86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ran’s contribution to mankind.</text:p>
          </table:table-cell>
          <table:table-cell office:value-type="string" calcext:value-type="string">
            <text:p>Peter Toma</text:p>
          </table:table-cell>
          <table:table-cell office:value-type="string" calcext:value-type="string">
            <text:p>http://www.mt-archive.info/70/T&amp;T-1986-Toma.pdf</text:p>
          </table:table-cell>
          <table:table-cell table:number-columns-repeated="2"/>
          <table:table-cell office:value-type="string" calcext:value-type="string">
            <text:p>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rent Systran developments at the EC Commission.</text:p>
          </table:table-cell>
          <table:table-cell office:value-type="string" calcext:value-type="string">
            <text:p>Ian M.Pigott</text:p>
          </table:table-cell>
          <table:table-cell office:value-type="string" calcext:value-type="string">
            <text:p>http://www.mt-archive.info/70/T&amp;T-1986-Pigott.pdf</text:p>
          </table:table-cell>
          <table:table-cell table:number-columns-repeated="2"/>
          <table:table-cell office:value-type="string" calcext:value-type="string">
            <text:p>10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– the translator’s viewpoint.</text:p>
          </table:table-cell>
          <table:table-cell office:value-type="string" calcext:value-type="string">
            <text:p>Andrew D.C.Evans</text:p>
          </table:table-cell>
          <table:table-cell office:value-type="string" calcext:value-type="string">
            <text:p>http://www.mt-archive.info/70/T&amp;T-1986-Evans.pdf</text:p>
          </table:table-cell>
          <table:table-cell table:number-columns-repeated="2"/>
          <table:table-cell office:value-type="string" calcext:value-type="string">
            <text:p>17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antages pour l’utilisateur.</text:p>
          </table:table-cell>
          <table:table-cell office:value-type="string" calcext:value-type="string">
            <text:p>Luciano D’Erman</text:p>
          </table:table-cell>
          <table:table-cell table:number-columns-repeated="3"/>
          <table:table-cell office:value-type="string" calcext:value-type="string">
            <text:p>24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technique</text:p>
          </table:table-cell>
          <table:table-cell office:value-type="string" calcext:value-type="string">
            <text:p>Ezio Fiamozzi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ssion 2, présidence.</text:p>
          </table:table-cell>
          <table:table-cell table:style-name="ce4" office:value-type="string" calcext:value-type="string">
            <text:p>Loll Rolling</text:p>
          </table:table-cell>
          <table:table-cell table:style-name="ce5"/>
          <table:table-cell table:style-name="ce6"/>
          <table:table-cell table:style-name="ce7"/>
          <table:table-cell table:style-name="ce8" office:value-type="string" calcext:value-type="string">
            <text:p>27-28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  <table:table-cell table:style-name="ce170"/>
          <table:table-cell table:style-name="ce171"/>
          <table:table-cell table:style-name="ce172"/>
          <table:table-cell table:style-name="ce173"/>
          <table:table-cell table:style-name="ce174"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2"/>
          <table:table-cell table:style-name="ce183"/>
          <table:table-cell table:style-name="ce184"/>
          <table:table-cell table:style-name="ce185"/>
          <table:table-cell table:style-name="ce186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6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  <table:table-cell table:style-name="ce202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255"/>
          <table:table-cell table:style-name="ce256"/>
          <table:table-cell table:style-name="ce257"/>
          <table:table-cell table:style-name="ce258"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4"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9"/>
          <table:table-cell table:style-name="ce280"/>
          <table:table-cell table:style-name="ce281"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7"/>
          <table:table-cell table:style-name="ce288"/>
          <table:table-cell table:style-name="ce289"/>
          <table:table-cell table:style-name="ce290"/>
          <table:table-cell table:style-name="ce291"/>
          <table:table-cell table:style-name="ce292"/>
          <table:table-cell table:style-name="ce293"/>
          <table:table-cell table:style-name="ce294"/>
          <table:table-cell table:style-name="ce295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style-name="ce302"/>
          <table:table-cell table:style-name="ce303"/>
          <table:table-cell table:style-name="ce304"/>
          <table:table-cell table:style-name="ce305"/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21"/>
          <table:table-cell table:style-name="ce322"/>
          <table:table-cell table:style-name="ce323"/>
          <table:table-cell table:style-name="ce324"/>
          <table:table-cell table:style-name="ce325"/>
          <table:table-cell table:style-name="ce326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334"/>
          <table:table-cell table:style-name="ce335"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375"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81"/>
          <table:table-cell table:style-name="ce382"/>
          <table:table-cell table:style-name="ce383"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2"/>
          <table:table-cell table:style-name="ce393"/>
          <table:table-cell table:style-name="ce394"/>
          <table:table-cell table:style-name="ce395"/>
          <table:table-cell table:style-name="ce396"/>
          <table:table-cell table:style-name="ce397"/>
          <table:table-cell table:style-name="ce398"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4"/>
          <table:table-cell table:style-name="ce405"/>
          <table:table-cell table:style-name="ce406"/>
          <table:table-cell table:style-name="ce407"/>
          <table:table-cell table:style-name="ce408"/>
          <table:table-cell table:style-name="ce409"/>
          <table:table-cell table:style-name="ce410"/>
          <table:table-cell table:style-name="ce411"/>
          <table:table-cell table:style-name="ce412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  <table:table-cell table:style-name="ce422"/>
          <table:table-cell table:style-name="ce423"/>
          <table:table-cell table:style-name="ce424"/>
          <table:table-cell table:style-name="ce425"/>
          <table:table-cell table:style-name="ce426"/>
          <table:table-cell table:style-name="ce427"/>
          <table:table-cell table:style-name="ce428"/>
          <table:table-cell table:style-name="ce429"/>
          <table:table-cell table:style-name="ce430"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8"/>
          <table:table-cell table:style-name="ce439"/>
          <table:table-cell table:style-name="ce440"/>
          <table:table-cell table:style-name="ce441"/>
          <table:table-cell table:style-name="ce442"/>
          <table:table-cell table:style-name="ce443"/>
          <table:table-cell table:style-name="ce444"/>
          <table:table-cell table:style-name="ce445"/>
          <table:table-cell table:style-name="ce446"/>
          <table:table-cell table:style-name="ce447"/>
          <table:table-cell table:style-name="ce448"/>
          <table:table-cell table:style-name="ce449"/>
          <table:table-cell table:style-name="ce450"/>
          <table:table-cell table:style-name="ce451"/>
          <table:table-cell table:style-name="ce452"/>
          <table:table-cell table:style-name="ce453"/>
          <table:table-cell table:style-name="ce454"/>
          <table:table-cell table:style-name="ce455"/>
          <table:table-cell table:style-name="ce456"/>
          <table:table-cell table:style-name="ce457"/>
          <table:table-cell table:style-name="ce458"/>
          <table:table-cell table:style-name="ce459"/>
          <table:table-cell table:style-name="ce460"/>
          <table:table-cell table:style-name="ce461"/>
          <table:table-cell table:style-name="ce462"/>
          <table:table-cell table:style-name="ce463"/>
          <table:table-cell table:style-name="ce464"/>
          <table:table-cell table:style-name="ce465"/>
          <table:table-cell table:style-name="ce466"/>
          <table:table-cell table:style-name="ce467"/>
          <table:table-cell table:style-name="ce468"/>
          <table:table-cell table:style-name="ce469"/>
          <table:table-cell table:style-name="ce470"/>
          <table:table-cell table:style-name="ce471"/>
          <table:table-cell table:style-name="ce472"/>
          <table:table-cell table:style-name="ce473"/>
          <table:table-cell table:style-name="ce474"/>
          <table:table-cell table:style-name="ce475"/>
          <table:table-cell table:style-name="ce476"/>
          <table:table-cell table:style-name="ce477"/>
          <table:table-cell table:style-name="ce478"/>
          <table:table-cell table:style-name="ce479"/>
          <table:table-cell table:style-name="ce480"/>
          <table:table-cell table:style-name="ce481"/>
          <table:table-cell table:style-name="ce482"/>
          <table:table-cell table:style-name="ce483"/>
          <table:table-cell table:style-name="ce484"/>
          <table:table-cell table:style-name="ce485"/>
          <table:table-cell table:style-name="ce486"/>
          <table:table-cell table:style-name="ce487"/>
          <table:table-cell table:style-name="ce488"/>
          <table:table-cell table:style-name="ce489"/>
          <table:table-cell table:style-name="ce490"/>
          <table:table-cell table:style-name="ce491"/>
          <table:table-cell table:style-name="ce492"/>
          <table:table-cell table:style-name="ce493"/>
          <table:table-cell table:style-name="ce494"/>
          <table:table-cell table:style-name="ce495"/>
          <table:table-cell table:style-name="ce496"/>
          <table:table-cell table:style-name="ce497"/>
          <table:table-cell table:style-name="ce498"/>
          <table:table-cell table:style-name="ce499"/>
          <table:table-cell table:style-name="ce500"/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3"/>
          <table:table-cell table:style-name="ce524"/>
          <table:table-cell table:style-name="ce525"/>
          <table:table-cell table:style-name="ce526"/>
          <table:table-cell table:style-name="ce527"/>
          <table:table-cell table:style-name="ce528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538"/>
          <table:table-cell table:style-name="ce539"/>
          <table:table-cell table:style-name="ce540"/>
          <table:table-cell table:style-name="ce541"/>
          <table:table-cell table:style-name="ce542"/>
          <table:table-cell table:style-name="ce543"/>
          <table:table-cell table:style-name="ce544"/>
          <table:table-cell table:style-name="ce545"/>
          <table:table-cell table:style-name="ce546"/>
          <table:table-cell table:style-name="ce547"/>
          <table:table-cell table:style-name="ce548"/>
          <table:table-cell table:style-name="ce549"/>
          <table:table-cell table:style-name="ce550"/>
          <table:table-cell table:style-name="ce551"/>
          <table:table-cell table:style-name="ce552"/>
          <table:table-cell table:style-name="ce553"/>
          <table:table-cell table:style-name="ce554"/>
          <table:table-cell table:style-name="ce555"/>
          <table:table-cell table:style-name="ce556"/>
          <table:table-cell table:style-name="ce557"/>
          <table:table-cell table:style-name="ce558"/>
          <table:table-cell table:style-name="ce559"/>
          <table:table-cell table:style-name="ce560"/>
          <table:table-cell table:style-name="ce561"/>
          <table:table-cell table:style-name="ce562"/>
          <table:table-cell table:style-name="ce563"/>
          <table:table-cell table:style-name="ce564"/>
          <table:table-cell table:style-name="ce565"/>
          <table:table-cell table:style-name="ce566"/>
          <table:table-cell table:style-name="ce567"/>
          <table:table-cell table:style-name="ce568"/>
          <table:table-cell table:style-name="ce569"/>
          <table:table-cell table:style-name="ce570"/>
          <table:table-cell table:style-name="ce571"/>
          <table:table-cell table:style-name="ce572"/>
          <table:table-cell table:style-name="ce573"/>
          <table:table-cell table:style-name="ce574"/>
          <table:table-cell table:style-name="ce575"/>
          <table:table-cell table:style-name="ce576"/>
          <table:table-cell table:style-name="ce577"/>
          <table:table-cell table:style-name="ce578"/>
          <table:table-cell table:style-name="ce579"/>
          <table:table-cell table:style-name="ce580"/>
          <table:table-cell table:style-name="ce581"/>
          <table:table-cell table:style-name="ce582"/>
          <table:table-cell table:style-name="ce583"/>
          <table:table-cell table:style-name="ce584"/>
          <table:table-cell table:style-name="ce585"/>
          <table:table-cell table:style-name="ce586"/>
          <table:table-cell table:style-name="ce587"/>
          <table:table-cell table:style-name="ce588"/>
          <table:table-cell table:style-name="ce589"/>
          <table:table-cell table:style-name="ce590"/>
          <table:table-cell table:style-name="ce591"/>
          <table:table-cell table:style-name="ce592"/>
          <table:table-cell table:style-name="ce593"/>
          <table:table-cell table:style-name="ce594"/>
          <table:table-cell table:style-name="ce595"/>
          <table:table-cell table:style-name="ce596"/>
          <table:table-cell table:style-name="ce597"/>
          <table:table-cell table:style-name="ce598"/>
          <table:table-cell table:style-name="ce599"/>
          <table:table-cell table:style-name="ce600"/>
          <table:table-cell table:style-name="ce601"/>
          <table:table-cell table:style-name="ce602"/>
          <table:table-cell table:style-name="ce603"/>
          <table:table-cell table:style-name="ce604"/>
          <table:table-cell table:style-name="ce605"/>
          <table:table-cell table:style-name="ce606"/>
          <table:table-cell table:style-name="ce607"/>
          <table:table-cell table:style-name="ce608"/>
          <table:table-cell table:style-name="ce609"/>
          <table:table-cell table:style-name="ce610"/>
          <table:table-cell table:style-name="ce611"/>
          <table:table-cell table:style-name="ce612"/>
          <table:table-cell table:style-name="ce613"/>
          <table:table-cell table:style-name="ce614"/>
          <table:table-cell table:style-name="ce615"/>
          <table:table-cell table:style-name="ce616"/>
          <table:table-cell table:style-name="ce617"/>
          <table:table-cell table:style-name="ce618"/>
          <table:table-cell table:style-name="ce619"/>
          <table:table-cell table:style-name="ce620"/>
          <table:table-cell table:style-name="ce621"/>
          <table:table-cell table:style-name="ce622"/>
          <table:table-cell table:style-name="ce623"/>
          <table:table-cell table:style-name="ce624"/>
          <table:table-cell table:style-name="ce625"/>
          <table:table-cell table:style-name="ce626"/>
          <table:table-cell table:style-name="ce627"/>
          <table:table-cell table:style-name="ce628"/>
          <table:table-cell table:style-name="ce629"/>
          <table:table-cell table:style-name="ce630"/>
          <table:table-cell table:style-name="ce631"/>
          <table:table-cell table:style-name="ce632"/>
          <table:table-cell table:style-name="ce633"/>
          <table:table-cell table:style-name="ce634"/>
          <table:table-cell table:style-name="ce635"/>
          <table:table-cell table:style-name="ce636"/>
          <table:table-cell table:style-name="ce637"/>
          <table:table-cell table:style-name="ce638"/>
          <table:table-cell table:style-name="ce639"/>
          <table:table-cell table:style-name="ce640"/>
          <table:table-cell table:style-name="ce641"/>
          <table:table-cell table:style-name="ce642"/>
          <table:table-cell table:style-name="ce643"/>
          <table:table-cell table:style-name="ce644"/>
          <table:table-cell table:style-name="ce645"/>
          <table:table-cell table:style-name="ce646"/>
          <table:table-cell table:style-name="ce647"/>
          <table:table-cell table:style-name="ce648"/>
          <table:table-cell table:style-name="ce649"/>
          <table:table-cell table:style-name="ce650"/>
          <table:table-cell table:style-name="ce651"/>
          <table:table-cell table:style-name="ce652"/>
          <table:table-cell table:style-name="ce653"/>
          <table:table-cell table:style-name="ce654"/>
          <table:table-cell table:style-name="ce655"/>
          <table:table-cell table:style-name="ce656"/>
          <table:table-cell table:style-name="ce657"/>
          <table:table-cell table:style-name="ce658"/>
          <table:table-cell table:style-name="ce659"/>
          <table:table-cell table:style-name="ce660"/>
          <table:table-cell table:style-name="ce661"/>
          <table:table-cell table:style-name="ce662"/>
          <table:table-cell table:style-name="ce663"/>
          <table:table-cell table:style-name="ce664"/>
          <table:table-cell table:style-name="ce665"/>
          <table:table-cell table:style-name="ce666"/>
          <table:table-cell table:style-name="ce667"/>
          <table:table-cell table:style-name="ce668"/>
          <table:table-cell table:style-name="ce669"/>
          <table:table-cell table:style-name="ce670"/>
          <table:table-cell table:style-name="ce671"/>
          <table:table-cell table:style-name="ce672"/>
          <table:table-cell table:style-name="ce673"/>
          <table:table-cell table:style-name="ce674"/>
          <table:table-cell table:style-name="ce675"/>
          <table:table-cell table:style-name="ce676"/>
          <table:table-cell table:style-name="ce677"/>
          <table:table-cell table:style-name="ce678"/>
          <table:table-cell table:style-name="ce679"/>
          <table:table-cell table:style-name="ce680"/>
          <table:table-cell table:style-name="ce681"/>
          <table:table-cell table:style-name="ce682"/>
          <table:table-cell table:style-name="ce683"/>
          <table:table-cell table:style-name="ce684"/>
          <table:table-cell table:style-name="ce685"/>
          <table:table-cell table:style-name="ce686"/>
          <table:table-cell table:style-name="ce687"/>
          <table:table-cell table:style-name="ce688"/>
          <table:table-cell table:style-name="ce689"/>
          <table:table-cell table:style-name="ce690"/>
          <table:table-cell table:style-name="ce691"/>
          <table:table-cell table:style-name="ce692"/>
          <table:table-cell table:style-name="ce693"/>
          <table:table-cell table:style-name="ce694"/>
          <table:table-cell table:style-name="ce695"/>
          <table:table-cell table:style-name="ce696"/>
          <table:table-cell table:style-name="ce697"/>
          <table:table-cell table:style-name="ce698"/>
          <table:table-cell table:style-name="ce699"/>
          <table:table-cell table:style-name="ce700"/>
          <table:table-cell table:style-name="ce701"/>
          <table:table-cell table:style-name="ce702"/>
          <table:table-cell table:style-name="ce703"/>
          <table:table-cell table:style-name="ce704"/>
          <table:table-cell table:style-name="ce705"/>
          <table:table-cell table:style-name="ce706"/>
          <table:table-cell table:style-name="ce707"/>
          <table:table-cell table:style-name="ce708"/>
          <table:table-cell table:style-name="ce709"/>
          <table:table-cell table:style-name="ce710"/>
          <table:table-cell table:style-name="ce711"/>
          <table:table-cell table:style-name="ce712"/>
          <table:table-cell table:style-name="ce713"/>
          <table:table-cell table:style-name="ce714"/>
          <table:table-cell table:style-name="ce715"/>
          <table:table-cell table:style-name="ce716"/>
          <table:table-cell table:style-name="ce717"/>
          <table:table-cell table:style-name="ce718"/>
          <table:table-cell table:style-name="ce719"/>
          <table:table-cell table:style-name="ce720"/>
          <table:table-cell table:style-name="ce721"/>
          <table:table-cell table:style-name="ce722"/>
          <table:table-cell table:style-name="ce723"/>
          <table:table-cell table:style-name="ce724"/>
          <table:table-cell table:style-name="ce725"/>
          <table:table-cell table:style-name="ce726"/>
          <table:table-cell table:style-name="ce727"/>
          <table:table-cell table:style-name="ce728"/>
          <table:table-cell table:style-name="ce729"/>
          <table:table-cell table:style-name="ce730"/>
          <table:table-cell table:style-name="ce731"/>
          <table:table-cell table:style-name="ce732"/>
          <table:table-cell table:style-name="ce733"/>
          <table:table-cell table:style-name="ce734"/>
          <table:table-cell table:style-name="ce735"/>
          <table:table-cell table:style-name="ce736"/>
          <table:table-cell table:style-name="ce737"/>
          <table:table-cell table:style-name="ce738"/>
          <table:table-cell table:style-name="ce739"/>
          <table:table-cell table:style-name="ce740"/>
          <table:table-cell table:style-name="ce741"/>
          <table:table-cell table:style-name="ce742"/>
          <table:table-cell table:style-name="ce743"/>
          <table:table-cell table:style-name="ce744"/>
          <table:table-cell table:style-name="ce745"/>
          <table:table-cell table:style-name="ce746"/>
          <table:table-cell table:style-name="ce747"/>
          <table:table-cell table:style-name="ce748"/>
          <table:table-cell table:style-name="ce749"/>
          <table:table-cell table:style-name="ce750"/>
          <table:table-cell table:style-name="ce751"/>
          <table:table-cell table:style-name="ce752"/>
          <table:table-cell table:style-name="ce753"/>
          <table:table-cell table:style-name="ce754"/>
          <table:table-cell table:style-name="ce755"/>
          <table:table-cell table:style-name="ce756"/>
          <table:table-cell table:style-name="ce757"/>
          <table:table-cell table:style-name="ce758"/>
          <table:table-cell table:style-name="ce759"/>
          <table:table-cell table:style-name="ce760"/>
          <table:table-cell table:style-name="ce761"/>
          <table:table-cell table:style-name="ce762"/>
          <table:table-cell table:style-name="ce763"/>
          <table:table-cell table:style-name="ce764"/>
          <table:table-cell table:style-name="ce765"/>
          <table:table-cell table:style-name="ce766"/>
          <table:table-cell table:style-name="ce767"/>
          <table:table-cell table:style-name="ce768"/>
          <table:table-cell table:style-name="ce769"/>
          <table:table-cell table:style-name="ce770"/>
          <table:table-cell table:style-name="ce771"/>
          <table:table-cell table:style-name="ce772"/>
          <table:table-cell table:style-name="ce773"/>
          <table:table-cell table:style-name="ce774"/>
          <table:table-cell table:style-name="ce775"/>
          <table:table-cell table:style-name="ce776"/>
          <table:table-cell table:style-name="ce777"/>
          <table:table-cell table:style-name="ce778"/>
          <table:table-cell table:style-name="ce779"/>
          <table:table-cell table:style-name="ce780"/>
          <table:table-cell table:style-name="ce781"/>
          <table:table-cell table:style-name="ce782"/>
          <table:table-cell table:style-name="ce783"/>
          <table:table-cell table:style-name="ce784"/>
          <table:table-cell table:style-name="ce785"/>
          <table:table-cell table:style-name="ce786"/>
          <table:table-cell table:style-name="ce787"/>
          <table:table-cell table:style-name="ce788"/>
          <table:table-cell table:style-name="ce789"/>
          <table:table-cell table:style-name="ce790"/>
          <table:table-cell table:style-name="ce791"/>
          <table:table-cell table:style-name="ce792"/>
          <table:table-cell table:style-name="ce793"/>
          <table:table-cell table:style-name="ce794"/>
          <table:table-cell table:style-name="ce795"/>
          <table:table-cell table:style-name="ce796"/>
          <table:table-cell table:style-name="ce797"/>
          <table:table-cell table:style-name="ce798"/>
          <table:table-cell table:style-name="ce799"/>
          <table:table-cell table:style-name="ce800"/>
          <table:table-cell table:style-name="ce801"/>
          <table:table-cell table:style-name="ce802"/>
          <table:table-cell table:style-name="ce803"/>
          <table:table-cell table:style-name="ce804"/>
          <table:table-cell table:style-name="ce805"/>
          <table:table-cell table:style-name="ce806"/>
          <table:table-cell table:style-name="ce807"/>
          <table:table-cell table:style-name="ce808"/>
          <table:table-cell table:style-name="ce809"/>
          <table:table-cell table:style-name="ce810"/>
          <table:table-cell table:style-name="ce811"/>
          <table:table-cell table:style-name="ce812"/>
          <table:table-cell table:style-name="ce813"/>
          <table:table-cell table:style-name="ce814"/>
          <table:table-cell table:style-name="ce815"/>
          <table:table-cell table:style-name="ce816"/>
          <table:table-cell table:style-name="ce817"/>
          <table:table-cell table:style-name="ce818"/>
          <table:table-cell table:style-name="ce819"/>
          <table:table-cell table:style-name="ce820"/>
          <table:table-cell table:style-name="ce821"/>
          <table:table-cell table:style-name="ce822"/>
          <table:table-cell table:style-name="ce823"/>
          <table:table-cell table:style-name="ce824"/>
          <table:table-cell table:style-name="ce825"/>
          <table:table-cell table:style-name="ce826"/>
          <table:table-cell table:style-name="ce827"/>
          <table:table-cell table:style-name="ce828"/>
          <table:table-cell table:style-name="ce829"/>
          <table:table-cell table:style-name="ce830"/>
          <table:table-cell table:style-name="ce831"/>
          <table:table-cell table:style-name="ce832"/>
          <table:table-cell table:style-name="ce833"/>
          <table:table-cell table:style-name="ce834"/>
          <table:table-cell table:style-name="ce835"/>
          <table:table-cell table:style-name="ce836"/>
          <table:table-cell table:style-name="ce837"/>
          <table:table-cell table:style-name="ce838"/>
          <table:table-cell table:style-name="ce839"/>
          <table:table-cell table:style-name="ce840"/>
          <table:table-cell table:style-name="ce841"/>
          <table:table-cell table:style-name="ce842"/>
          <table:table-cell table:style-name="ce843"/>
          <table:table-cell table:style-name="ce844"/>
          <table:table-cell table:style-name="ce845"/>
          <table:table-cell table:style-name="ce846"/>
          <table:table-cell table:style-name="ce847"/>
          <table:table-cell table:style-name="ce848"/>
          <table:table-cell table:style-name="ce849"/>
          <table:table-cell table:style-name="ce850"/>
          <table:table-cell table:style-name="ce851"/>
          <table:table-cell table:style-name="ce852"/>
          <table:table-cell table:style-name="ce853"/>
          <table:table-cell table:style-name="ce854"/>
          <table:table-cell table:style-name="ce855"/>
          <table:table-cell table:style-name="ce856"/>
          <table:table-cell table:style-name="ce857"/>
          <table:table-cell table:style-name="ce858"/>
          <table:table-cell table:style-name="ce859"/>
          <table:table-cell table:style-name="ce860"/>
          <table:table-cell table:style-name="ce861"/>
          <table:table-cell table:style-name="ce862"/>
          <table:table-cell table:style-name="ce863"/>
          <table:table-cell table:style-name="ce864"/>
          <table:table-cell table:style-name="ce865"/>
          <table:table-cell table:style-name="ce866"/>
          <table:table-cell table:style-name="ce867"/>
          <table:table-cell table:style-name="ce868"/>
          <table:table-cell table:style-name="ce869"/>
          <table:table-cell table:style-name="ce870"/>
          <table:table-cell table:style-name="ce871"/>
          <table:table-cell table:style-name="ce872"/>
          <table:table-cell table:style-name="ce873"/>
          <table:table-cell table:style-name="ce874"/>
          <table:table-cell table:style-name="ce875"/>
          <table:table-cell table:style-name="ce876"/>
          <table:table-cell table:style-name="ce877"/>
          <table:table-cell table:style-name="ce878"/>
          <table:table-cell table:style-name="ce879"/>
          <table:table-cell table:style-name="ce880"/>
          <table:table-cell table:style-name="ce881"/>
          <table:table-cell table:style-name="ce882"/>
          <table:table-cell table:style-name="ce883"/>
          <table:table-cell table:style-name="ce884"/>
          <table:table-cell table:style-name="ce885"/>
          <table:table-cell table:style-name="ce886"/>
          <table:table-cell table:style-name="ce887"/>
          <table:table-cell table:style-name="ce888"/>
          <table:table-cell table:style-name="ce889"/>
          <table:table-cell table:style-name="ce890"/>
          <table:table-cell table:style-name="ce891"/>
          <table:table-cell table:style-name="ce892"/>
          <table:table-cell table:style-name="ce893"/>
          <table:table-cell table:style-name="ce894"/>
          <table:table-cell table:style-name="ce895"/>
          <table:table-cell table:style-name="ce896"/>
          <table:table-cell table:style-name="ce897"/>
          <table:table-cell table:style-name="ce898"/>
          <table:table-cell table:style-name="ce899"/>
          <table:table-cell table:style-name="ce900"/>
          <table:table-cell table:style-name="ce901"/>
          <table:table-cell table:style-name="ce902"/>
          <table:table-cell table:style-name="ce903"/>
          <table:table-cell table:style-name="ce904"/>
          <table:table-cell table:style-name="ce905"/>
          <table:table-cell table:style-name="ce906"/>
          <table:table-cell table:style-name="ce907"/>
          <table:table-cell table:style-name="ce908"/>
          <table:table-cell table:style-name="ce909"/>
          <table:table-cell table:style-name="ce910"/>
          <table:table-cell table:style-name="ce911"/>
          <table:table-cell table:style-name="ce912"/>
          <table:table-cell table:style-name="ce913"/>
          <table:table-cell table:style-name="ce914"/>
          <table:table-cell table:style-name="ce915"/>
          <table:table-cell table:style-name="ce916"/>
          <table:table-cell table:style-name="ce917"/>
          <table:table-cell table:style-name="ce918"/>
          <table:table-cell table:style-name="ce919"/>
          <table:table-cell table:style-name="ce920"/>
          <table:table-cell table:style-name="ce921"/>
          <table:table-cell table:style-name="ce922"/>
          <table:table-cell table:style-name="ce923"/>
          <table:table-cell table:style-name="ce924"/>
          <table:table-cell table:style-name="ce925"/>
          <table:table-cell table:style-name="ce926"/>
          <table:table-cell table:style-name="ce927"/>
          <table:table-cell table:style-name="ce928"/>
          <table:table-cell table:style-name="ce929"/>
          <table:table-cell table:style-name="ce930"/>
          <table:table-cell table:style-name="ce931"/>
          <table:table-cell table:style-name="ce932"/>
          <table:table-cell table:style-name="ce933"/>
          <table:table-cell table:style-name="ce934"/>
          <table:table-cell table:style-name="ce935"/>
          <table:table-cell table:style-name="ce936"/>
          <table:table-cell table:style-name="ce937"/>
          <table:table-cell table:style-name="ce938"/>
          <table:table-cell table:style-name="ce939"/>
          <table:table-cell table:style-name="ce940"/>
          <table:table-cell table:style-name="ce941"/>
          <table:table-cell table:style-name="ce942"/>
          <table:table-cell table:style-name="ce943"/>
          <table:table-cell table:style-name="ce944"/>
          <table:table-cell table:style-name="ce945"/>
          <table:table-cell table:style-name="ce946"/>
          <table:table-cell table:style-name="ce947"/>
          <table:table-cell table:style-name="ce948"/>
          <table:table-cell table:style-name="ce949"/>
          <table:table-cell table:style-name="ce950"/>
          <table:table-cell table:style-name="ce951"/>
          <table:table-cell table:style-name="ce952"/>
          <table:table-cell table:style-name="ce953"/>
          <table:table-cell table:style-name="ce954"/>
          <table:table-cell table:style-name="ce955"/>
          <table:table-cell table:style-name="ce956"/>
          <table:table-cell table:style-name="ce957"/>
          <table:table-cell table:style-name="ce958"/>
          <table:table-cell table:style-name="ce959"/>
          <table:table-cell table:style-name="ce960"/>
          <table:table-cell table:style-name="ce961"/>
          <table:table-cell table:style-name="ce962"/>
          <table:table-cell table:style-name="ce963"/>
          <table:table-cell table:style-name="ce964"/>
          <table:table-cell table:style-name="ce965"/>
          <table:table-cell table:style-name="ce966"/>
          <table:table-cell table:style-name="ce967"/>
          <table:table-cell table:style-name="ce968"/>
          <table:table-cell table:style-name="ce969"/>
          <table:table-cell table:style-name="ce970"/>
          <table:table-cell table:style-name="ce971"/>
          <table:table-cell table:style-name="ce972"/>
          <table:table-cell table:style-name="ce973"/>
          <table:table-cell table:style-name="ce974"/>
          <table:table-cell table:style-name="ce975"/>
          <table:table-cell table:style-name="ce976"/>
          <table:table-cell table:style-name="ce977"/>
          <table:table-cell table:style-name="ce978"/>
          <table:table-cell table:style-name="ce979"/>
          <table:table-cell table:style-name="ce980"/>
          <table:table-cell table:style-name="ce981"/>
          <table:table-cell table:style-name="ce982"/>
          <table:table-cell table:style-name="ce983"/>
          <table:table-cell table:style-name="ce984"/>
          <table:table-cell table:style-name="ce985"/>
          <table:table-cell table:style-name="ce986"/>
          <table:table-cell table:style-name="ce987"/>
          <table:table-cell table:style-name="ce988"/>
          <table:table-cell table:style-name="ce989"/>
          <table:table-cell table:style-name="ce990"/>
          <table:table-cell table:style-name="ce991"/>
          <table:table-cell table:style-name="ce992"/>
          <table:table-cell table:style-name="ce993"/>
          <table:table-cell table:style-name="ce994"/>
          <table:table-cell table:style-name="ce995"/>
          <table:table-cell table:style-name="ce996"/>
          <table:table-cell table:style-name="ce997"/>
          <table:table-cell table:style-name="ce998"/>
          <table:table-cell table:style-name="ce999"/>
          <table:table-cell table:style-name="ce1000"/>
          <table:table-cell table:style-name="ce1001"/>
          <table:table-cell table:style-name="ce1002"/>
          <table:table-cell table:style-name="ce1003"/>
          <table:table-cell table:style-name="ce1004"/>
          <table:table-cell table:style-name="ce1005"/>
          <table:table-cell table:style-name="ce1006"/>
          <table:table-cell table:style-name="ce1007"/>
          <table:table-cell table:style-name="ce1008"/>
          <table:table-cell table:style-name="ce1009"/>
          <table:table-cell table:style-name="ce1010"/>
          <table:table-cell table:style-name="ce1011"/>
          <table:table-cell table:style-name="ce1012"/>
          <table:table-cell table:style-name="ce1013"/>
          <table:table-cell table:style-name="ce1014"/>
          <table:table-cell table:style-name="ce1015"/>
          <table:table-cell table:style-name="ce1016"/>
          <table:table-cell table:style-name="ce1017"/>
          <table:table-cell table:style-name="ce1018"/>
          <table:table-cell table:style-name="ce1019"/>
          <table:table-cell table:style-name="ce1020"/>
          <table:table-cell table:style-name="ce1021"/>
          <table:table-cell table:style-name="ce1022"/>
          <table:table-cell table:style-name="ce1023"/>
          <table:table-cell table:style-name="ce1024"/>
          <table:table-cell table:style-name="ce1025"/>
          <table:table-cell table:style-name="ce1026"/>
          <table:table-cell table:style-name="ce1027"/>
        </table:table-row>
        <table:table-row table:style-name="ro1">
          <table:table-cell office:value-type="string" calcext:value-type="string">
            <text:p>Provision and use of raw machine translation.</text:p>
          </table:table-cell>
          <table:table-cell office:value-type="string" calcext:value-type="string">
            <text:p>F.W.A.Habermann</text:p>
          </table:table-cell>
          <table:table-cell office:value-type="string" calcext:value-type="string">
            <text:p>http://www.mt-archive.info/70/T&amp;T-1986-Habermann.pdf</text:p>
          </table:table-cell>
          <table:table-cell table:number-columns-repeated="2"/>
          <table:table-cell office:value-type="string" calcext:value-type="string">
            <text:p>29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on of Systran mainframe production service.</text:p>
          </table:table-cell>
          <table:table-cell office:value-type="string" calcext:value-type="string">
            <text:p>James Houston</text:p>
          </table:table-cell>
          <table:table-cell office:value-type="string" calcext:value-type="string">
            <text:p>http://www.mt-archive.info/70/T&amp;T-1986-Houston.pdf</text:p>
          </table:table-cell>
          <table:table-cell table:number-columns-repeated="2"/>
          <table:table-cell office:value-type="string" calcext:value-type="string">
            <text:p>43-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in bureau service.</text:p>
          </table:table-cell>
          <table:table-cell office:value-type="string" calcext:value-type="string">
            <text:p>José Mendez</text:p>
          </table:table-cell>
          <table:table-cell office:value-type="string" calcext:value-type="string">
            <text:p>http://www.mt-archive.info/70/T&amp;T-1986-Mendez.pdf</text:p>
          </table:table-cell>
          <table:table-cell table:number-columns-repeated="2"/>
          <table:table-cell office:value-type="string" calcext:value-type="string">
            <text:p>48-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for ESPRIT and ECAT bureau service.</text:p>
          </table:table-cell>
          <table:table-cell office:value-type="string" calcext:value-type="string">
            <text:p>Leonard Siebenaler</text:p>
          </table:table-cell>
          <table:table-cell office:value-type="string" calcext:value-type="string">
            <text:p>http://www.mt-archive.info/70/T&amp;T-1986-Siebenaler.pdf</text:p>
          </table:table-cell>
          <table:table-cell table:number-columns-repeated="2"/>
          <table:table-cell office:value-type="string" calcext:value-type="string">
            <text:p>54-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Maschinenübersetzung bei Dornier.</text:p>
          </table:table-cell>
          <table:table-cell office:value-type="string" calcext:value-type="string">
            <text:p>Leonard Rudorfer</text:p>
          </table:table-cell>
          <table:table-cell table:number-columns-repeated="3"/>
          <table:table-cell office:value-type="string" calcext:value-type="string">
            <text:p>61-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panel discussion on sessions 1 and 2. <text:s/></text:p>
          </table:table-cell>
          <table:table-cell office:value-type="string" calcext:value-type="string">
            <text:p>Loll Rolling</text:p>
          </table:table-cell>
          <table:table-cell office:value-type="string" calcext:value-type="string">
            <text:p>http://www.mt-archive.info/70/T&amp;T-1986-Rolling.pdf</text:p>
          </table:table-cell>
          <table:table-cell table:number-columns-repeated="2"/>
          <table:table-cell office:value-type="string" calcext:value-type="string">
            <text:p>63-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ing attitudes in the translation market.</text:p>
          </table:table-cell>
          <table:table-cell office:value-type="string" calcext:value-type="string">
            <text:p>Veronica Lawson</text:p>
          </table:table-cell>
          <table:table-cell office:value-type="string" calcext:value-type="string">
            <text:p>http://www.mt-archive.info/70/T&amp;T-1986-Lawson.pdf</text:p>
          </table:table-cell>
          <table:table-cell table:number-columns-repeated="2"/>
          <table:table-cell office:value-type="string" calcext:value-type="string">
            <text:p>65-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in the USAF</text:p>
          </table:table-cell>
          <table:table-cell office:value-type="string" calcext:value-type="string">
            <text:p>Dale Bostad</text:p>
          </table:table-cell>
          <table:table-cell office:value-type="string" calcext:value-type="string">
            <text:p>http://www.mt-archive.info/70/T&amp;T-1986-Bostad.pdf</text:p>
          </table:table-cell>
          <table:table-cell table:number-columns-repeated="2"/>
          <table:table-cell office:value-type="string" calcext:value-type="string">
            <text:p>68-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act of controlled English on machine translation</text:p>
          </table:table-cell>
          <table:table-cell office:value-type="string" calcext:value-type="string">
            <text:p>J.Richard Ruffino and Peter F.Demauro</text:p>
          </table:table-cell>
          <table:table-cell office:value-type="string" calcext:value-type="string">
            <text:p>http://www.mt-archive.info/70/T&amp;T-1986-Ruffino.pdf</text:p>
          </table:table-cell>
          <table:table-cell table:number-columns-repeated="2"/>
          <table:table-cell office:value-type="string" calcext:value-type="string">
            <text:p>73-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ran Japanese systems</text:p>
          </table:table-cell>
          <table:table-cell office:value-type="string" calcext:value-type="string">
            <text:p>Eriko Akazawa</text:p>
          </table:table-cell>
          <table:table-cell office:value-type="string" calcext:value-type="string">
            <text:p>http://www.mt-archive.info/70/T&amp;T-1986-Akazawa.pdf</text:p>
          </table:table-cell>
          <table:table-cell table:number-columns-repeated="2"/>
          <table:table-cell office:value-type="string" calcext:value-type="string">
            <text:p>78-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ficultés de la traduction en langue arabe</text:p>
          </table:table-cell>
          <table:table-cell office:value-type="string" calcext:value-type="string">
            <text:p>S.Trabulsi</text:p>
          </table:table-cell>
          <table:table-cell table:number-columns-repeated="3"/>
          <table:table-cell office:value-type="string" calcext:value-type="string">
            <text:p>90-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ons that communicate</text:p>
          </table:table-cell>
          <table:table-cell office:value-type="string" calcext:value-type="string">
            <text:p>Stanley P.Sereda</text:p>
          </table:table-cell>
          <table:table-cell office:value-type="string" calcext:value-type="string">
            <text:p>http://www.mt-archive.info/70/T&amp;T-1986-Sereda.pdf</text:p>
          </table:table-cell>
          <table:table-cell table:number-columns-repeated="2"/>
          <table:table-cell office:value-type="string" calcext:value-type="string">
            <text:p>96-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ortance of word processing in the user environment</text:p>
          </table:table-cell>
          <table:table-cell office:value-type="string" calcext:value-type="string">
            <text:p>Peter A.Walker</text:p>
          </table:table-cell>
          <table:table-cell office:value-type="string" calcext:value-type="string">
            <text:p>http://www.mt-archive.info/70/T&amp;T-1986-Walker.pdf</text:p>
          </table:table-cell>
          <table:table-cell table:number-columns-repeated="2"/>
          <table:table-cell office:value-type="string" calcext:value-type="string">
            <text:p>102-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uring compatability in the Systran environment</text:p>
          </table:table-cell>
          <table:table-cell office:value-type="string" calcext:value-type="string">
            <text:p>Thomas Pahl</text:p>
          </table:table-cell>
          <table:table-cell office:value-type="string" calcext:value-type="string">
            <text:p>http://www.mt-archive.info/70/T&amp;T-1986-Pahl.pdf</text:p>
          </table:table-cell>
          <table:table-cell table:number-columns-repeated="2"/>
          <table:table-cell office:value-type="string" calcext:value-type="string">
            <text:p>112-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machine translation quality or eliminating the “invisible idiot”</text:p>
          </table:table-cell>
          <table:table-cell office:value-type="string" calcext:value-type="string">
            <text:p>Jeanne Homer</text:p>
          </table:table-cell>
          <table:table-cell office:value-type="string" calcext:value-type="string">
            <text:p>http://www.mt-archive.info/70/T&amp;T-1986-Homer.pdf</text:p>
          </table:table-cell>
          <table:table-cell table:number-columns-repeated="2"/>
          <table:table-cell office:value-type="string" calcext:value-type="string">
            <text:p>118-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developpement de nouveaux couples de langues</text:p>
          </table:table-cell>
          <table:table-cell office:value-type="string" calcext:value-type="string">
            <text:p>Juan Paez</text:p>
          </table:table-cell>
          <table:table-cell table:number-columns-repeated="3"/>
          <table:table-cell office:value-type="string" calcext:value-type="string">
            <text:p>146-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ctionary coordination</text:p>
          </table:table-cell>
          <table:table-cell office:value-type="string" calcext:value-type="string">
            <text:p>Jacqueline Guazzo-Jansen</text:p>
          </table:table-cell>
          <table:table-cell office:value-type="string" calcext:value-type="string">
            <text:p>http://www.mt-archive.info/70/T&amp;T-1986-Guazzo.pdf</text:p>
          </table:table-cell>
          <table:table-cell table:number-columns-repeated="2"/>
          <table:table-cell office:value-type="string" calcext:value-type="string">
            <text:p>152-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the open discussion on sessions 3, 4 and 5</text:p>
          </table:table-cell>
          <table:table-cell office:value-type="string" calcext:value-type="string">
            <text:p>Juan Sager</text:p>
          </table:table-cell>
          <table:table-cell office:value-type="string" calcext:value-type="string">
            <text:p>http://www.mt-archive.info/70/T&amp;T-1986-Sager-1.pdf</text:p>
          </table:table-cell>
          <table:table-cell table:number-columns-repeated="2"/>
          <table:table-cell table:style-name="ce9" office:value-type="string" calcext:value-type="string">
            <text:p>173-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Juan C.Sager</text:p>
          </table:table-cell>
          <table:table-cell office:value-type="string" calcext:value-type="string">
            <text:p>http://www.mt-archive.info/70/T&amp;T-1986-Sager-2.pdf</text:p>
          </table:table-cell>
          <table:table-cell table:number-columns-repeated="2"/>
          <table:table-cell office:value-type="string" calcext:value-type="string">
            <text:p>175-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record of the workshop on post-editing</text:p>
          </table:table-cell>
          <table:table-cell/>
          <table:table-cell office:value-type="string" calcext:value-type="string">
            <text:p>http://www.mt-archive.info/70/T&amp;T-1986-WS-PE.pdf</text:p>
          </table:table-cell>
          <table:table-cell table:number-columns-repeated="2"/>
          <table:table-cell office:value-type="string" calcext:value-type="string">
            <text:p>181-1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record of the workshop on word processing</text:p>
          </table:table-cell>
          <table:table-cell/>
          <table:table-cell office:value-type="string" calcext:value-type="string">
            <text:p>http://www.mt-archive.info/70/T&amp;T-1986-WS-WP.pdf</text:p>
          </table:table-cell>
          <table:table-cell table:number-columns-repeated="2"/>
          <table:table-cell office:value-type="string" calcext:value-type="string">
            <text:p>183-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record of the workshop on user requirements</text:p>
          </table:table-cell>
          <table:table-cell/>
          <table:table-cell office:value-type="string" calcext:value-type="string">
            <text:p>http://www.mt-archive.info/70/T&amp;T-1986-WS-Users.pdf</text:p>
          </table:table-cell>
          <table:table-cell table:number-columns-repeated="2"/>
          <table:table-cell office:value-type="string" calcext:value-type="string">
            <text:p>186-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record of the workshop on cooperation in new developments</text:p>
          </table:table-cell>
          <table:table-cell/>
          <table:table-cell office:value-type="string" calcext:value-type="string">
            <text:p>http://www.mt-archive.info/70/T&amp;T-1986-WS-Coop.pdf</text:p>
          </table:table-cell>
          <table:table-cell table:number-columns-repeated="2"/>
          <table:table-cell office:value-type="string" calcext:value-type="string">
            <text:p>189-190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86.other'.A8:'1986.other'.AMJ24 '1986.other'.A1:'1986.other'.AMJ6 '1986.other'.A26:'1986.other'.AMJ1048576 '1986.other'.A25:'1986.other'.E25 '1986.other'.G25:'1986.other'.AMJ25">
            <calcext:condition calcext:apply-style-name="Accent" calcext:value="duplicate" calcext:base-cell-address="'1986.other'.A1"/>
          </calcext:conditional-format>
          <calcext:conditional-format calcext:target-range-address="'1986.other'.A7:'1986.other'.A7">
            <calcext:condition calcext:apply-style-name="Accent" calcext:value="duplicate" calcext:base-cell-address="'1986.other'.A7"/>
          </calcext:conditional-format>
          <calcext:conditional-format calcext:target-range-address="'1986.other'.B7:'1986.other'.B7">
            <calcext:condition calcext:apply-style-name="Accent" calcext:value="duplicate" calcext:base-cell-address="'1986.other'.B7"/>
          </calcext:conditional-format>
          <calcext:conditional-format calcext:target-range-address="'1986.other'.C7:'1986.other'.C7">
            <calcext:condition calcext:apply-style-name="Accent" calcext:value="duplicate" calcext:base-cell-address="'1986.other'.C7"/>
          </calcext:conditional-format>
          <calcext:conditional-format calcext:target-range-address="'1986.other'.D7:'1986.other'.D7">
            <calcext:condition calcext:apply-style-name="Accent" calcext:value="duplicate" calcext:base-cell-address="'1986.other'.D7"/>
          </calcext:conditional-format>
          <calcext:conditional-format calcext:target-range-address="'1986.other'.E7:'1986.other'.E7">
            <calcext:condition calcext:apply-style-name="Accent" calcext:value="duplicate" calcext:base-cell-address="'1986.other'.E7"/>
          </calcext:conditional-format>
          <calcext:conditional-format calcext:target-range-address="'1986.other'.F7:'1986.other'.F7">
            <calcext:condition calcext:apply-style-name="Accent" calcext:value="duplicate" calcext:base-cell-address="'1986.other'.F7"/>
          </calcext:conditional-format>
          <calcext:conditional-format calcext:target-range-address="'1986.other'.G7:'1986.other'.G7">
            <calcext:condition calcext:apply-style-name="Accent" calcext:value="duplicate" calcext:base-cell-address="'1986.other'.G7"/>
          </calcext:conditional-format>
          <calcext:conditional-format calcext:target-range-address="'1986.other'.H7:'1986.other'.H7">
            <calcext:condition calcext:apply-style-name="Accent" calcext:value="duplicate" calcext:base-cell-address="'1986.other'.H7"/>
          </calcext:conditional-format>
          <calcext:conditional-format calcext:target-range-address="'1986.other'.I7:'1986.other'.I7">
            <calcext:condition calcext:apply-style-name="Accent" calcext:value="duplicate" calcext:base-cell-address="'1986.other'.I7"/>
          </calcext:conditional-format>
          <calcext:conditional-format calcext:target-range-address="'1986.other'.J7:'1986.other'.J7">
            <calcext:condition calcext:apply-style-name="Accent" calcext:value="duplicate" calcext:base-cell-address="'1986.other'.J7"/>
          </calcext:conditional-format>
          <calcext:conditional-format calcext:target-range-address="'1986.other'.K7:'1986.other'.K7">
            <calcext:condition calcext:apply-style-name="Accent" calcext:value="duplicate" calcext:base-cell-address="'1986.other'.K7"/>
          </calcext:conditional-format>
          <calcext:conditional-format calcext:target-range-address="'1986.other'.L7:'1986.other'.L7">
            <calcext:condition calcext:apply-style-name="Accent" calcext:value="duplicate" calcext:base-cell-address="'1986.other'.L7"/>
          </calcext:conditional-format>
          <calcext:conditional-format calcext:target-range-address="'1986.other'.M7:'1986.other'.M7">
            <calcext:condition calcext:apply-style-name="Accent" calcext:value="duplicate" calcext:base-cell-address="'1986.other'.M7"/>
          </calcext:conditional-format>
          <calcext:conditional-format calcext:target-range-address="'1986.other'.N7:'1986.other'.N7">
            <calcext:condition calcext:apply-style-name="Accent" calcext:value="duplicate" calcext:base-cell-address="'1986.other'.N7"/>
          </calcext:conditional-format>
          <calcext:conditional-format calcext:target-range-address="'1986.other'.O7:'1986.other'.O7">
            <calcext:condition calcext:apply-style-name="Accent" calcext:value="duplicate" calcext:base-cell-address="'1986.other'.O7"/>
          </calcext:conditional-format>
          <calcext:conditional-format calcext:target-range-address="'1986.other'.P7:'1986.other'.P7">
            <calcext:condition calcext:apply-style-name="Accent" calcext:value="duplicate" calcext:base-cell-address="'1986.other'.P7"/>
          </calcext:conditional-format>
          <calcext:conditional-format calcext:target-range-address="'1986.other'.Q7:'1986.other'.Q7">
            <calcext:condition calcext:apply-style-name="Accent" calcext:value="duplicate" calcext:base-cell-address="'1986.other'.Q7"/>
          </calcext:conditional-format>
          <calcext:conditional-format calcext:target-range-address="'1986.other'.R7:'1986.other'.R7">
            <calcext:condition calcext:apply-style-name="Accent" calcext:value="duplicate" calcext:base-cell-address="'1986.other'.R7"/>
          </calcext:conditional-format>
          <calcext:conditional-format calcext:target-range-address="'1986.other'.S7:'1986.other'.S7">
            <calcext:condition calcext:apply-style-name="Accent" calcext:value="duplicate" calcext:base-cell-address="'1986.other'.S7"/>
          </calcext:conditional-format>
          <calcext:conditional-format calcext:target-range-address="'1986.other'.T7:'1986.other'.T7">
            <calcext:condition calcext:apply-style-name="Accent" calcext:value="duplicate" calcext:base-cell-address="'1986.other'.T7"/>
          </calcext:conditional-format>
          <calcext:conditional-format calcext:target-range-address="'1986.other'.U7:'1986.other'.U7">
            <calcext:condition calcext:apply-style-name="Accent" calcext:value="duplicate" calcext:base-cell-address="'1986.other'.U7"/>
          </calcext:conditional-format>
          <calcext:conditional-format calcext:target-range-address="'1986.other'.V7:'1986.other'.V7">
            <calcext:condition calcext:apply-style-name="Accent" calcext:value="duplicate" calcext:base-cell-address="'1986.other'.V7"/>
          </calcext:conditional-format>
          <calcext:conditional-format calcext:target-range-address="'1986.other'.W7:'1986.other'.W7">
            <calcext:condition calcext:apply-style-name="Accent" calcext:value="duplicate" calcext:base-cell-address="'1986.other'.W7"/>
          </calcext:conditional-format>
          <calcext:conditional-format calcext:target-range-address="'1986.other'.X7:'1986.other'.X7">
            <calcext:condition calcext:apply-style-name="Accent" calcext:value="duplicate" calcext:base-cell-address="'1986.other'.X7"/>
          </calcext:conditional-format>
          <calcext:conditional-format calcext:target-range-address="'1986.other'.Y7:'1986.other'.Y7">
            <calcext:condition calcext:apply-style-name="Accent" calcext:value="duplicate" calcext:base-cell-address="'1986.other'.Y7"/>
          </calcext:conditional-format>
          <calcext:conditional-format calcext:target-range-address="'1986.other'.Z7:'1986.other'.Z7">
            <calcext:condition calcext:apply-style-name="Accent" calcext:value="duplicate" calcext:base-cell-address="'1986.other'.Z7"/>
          </calcext:conditional-format>
          <calcext:conditional-format calcext:target-range-address="'1986.other'.AA7:'1986.other'.AA7">
            <calcext:condition calcext:apply-style-name="Accent" calcext:value="duplicate" calcext:base-cell-address="'1986.other'.AA7"/>
          </calcext:conditional-format>
          <calcext:conditional-format calcext:target-range-address="'1986.other'.AB7:'1986.other'.AB7">
            <calcext:condition calcext:apply-style-name="Accent" calcext:value="duplicate" calcext:base-cell-address="'1986.other'.AB7"/>
          </calcext:conditional-format>
          <calcext:conditional-format calcext:target-range-address="'1986.other'.AC7:'1986.other'.AC7">
            <calcext:condition calcext:apply-style-name="Accent" calcext:value="duplicate" calcext:base-cell-address="'1986.other'.AC7"/>
          </calcext:conditional-format>
          <calcext:conditional-format calcext:target-range-address="'1986.other'.AD7:'1986.other'.AD7">
            <calcext:condition calcext:apply-style-name="Accent" calcext:value="duplicate" calcext:base-cell-address="'1986.other'.AD7"/>
          </calcext:conditional-format>
          <calcext:conditional-format calcext:target-range-address="'1986.other'.AE7:'1986.other'.AE7">
            <calcext:condition calcext:apply-style-name="Accent" calcext:value="duplicate" calcext:base-cell-address="'1986.other'.AE7"/>
          </calcext:conditional-format>
          <calcext:conditional-format calcext:target-range-address="'1986.other'.AF7:'1986.other'.AF7">
            <calcext:condition calcext:apply-style-name="Accent" calcext:value="duplicate" calcext:base-cell-address="'1986.other'.AF7"/>
          </calcext:conditional-format>
          <calcext:conditional-format calcext:target-range-address="'1986.other'.AG7:'1986.other'.AG7">
            <calcext:condition calcext:apply-style-name="Accent" calcext:value="duplicate" calcext:base-cell-address="'1986.other'.AG7"/>
          </calcext:conditional-format>
          <calcext:conditional-format calcext:target-range-address="'1986.other'.AH7:'1986.other'.AH7">
            <calcext:condition calcext:apply-style-name="Accent" calcext:value="duplicate" calcext:base-cell-address="'1986.other'.AH7"/>
          </calcext:conditional-format>
          <calcext:conditional-format calcext:target-range-address="'1986.other'.AI7:'1986.other'.AI7">
            <calcext:condition calcext:apply-style-name="Accent" calcext:value="duplicate" calcext:base-cell-address="'1986.other'.AI7"/>
          </calcext:conditional-format>
          <calcext:conditional-format calcext:target-range-address="'1986.other'.AJ7:'1986.other'.AJ7">
            <calcext:condition calcext:apply-style-name="Accent" calcext:value="duplicate" calcext:base-cell-address="'1986.other'.AJ7"/>
          </calcext:conditional-format>
          <calcext:conditional-format calcext:target-range-address="'1986.other'.AK7:'1986.other'.AK7">
            <calcext:condition calcext:apply-style-name="Accent" calcext:value="duplicate" calcext:base-cell-address="'1986.other'.AK7"/>
          </calcext:conditional-format>
          <calcext:conditional-format calcext:target-range-address="'1986.other'.AL7:'1986.other'.AL7">
            <calcext:condition calcext:apply-style-name="Accent" calcext:value="duplicate" calcext:base-cell-address="'1986.other'.AL7"/>
          </calcext:conditional-format>
          <calcext:conditional-format calcext:target-range-address="'1986.other'.AM7:'1986.other'.AM7">
            <calcext:condition calcext:apply-style-name="Accent" calcext:value="duplicate" calcext:base-cell-address="'1986.other'.AM7"/>
          </calcext:conditional-format>
          <calcext:conditional-format calcext:target-range-address="'1986.other'.AN7:'1986.other'.AN7">
            <calcext:condition calcext:apply-style-name="Accent" calcext:value="duplicate" calcext:base-cell-address="'1986.other'.AN7"/>
          </calcext:conditional-format>
          <calcext:conditional-format calcext:target-range-address="'1986.other'.AO7:'1986.other'.AO7">
            <calcext:condition calcext:apply-style-name="Accent" calcext:value="duplicate" calcext:base-cell-address="'1986.other'.AO7"/>
          </calcext:conditional-format>
          <calcext:conditional-format calcext:target-range-address="'1986.other'.AP7:'1986.other'.AP7">
            <calcext:condition calcext:apply-style-name="Accent" calcext:value="duplicate" calcext:base-cell-address="'1986.other'.AP7"/>
          </calcext:conditional-format>
          <calcext:conditional-format calcext:target-range-address="'1986.other'.AQ7:'1986.other'.AQ7">
            <calcext:condition calcext:apply-style-name="Accent" calcext:value="duplicate" calcext:base-cell-address="'1986.other'.AQ7"/>
          </calcext:conditional-format>
          <calcext:conditional-format calcext:target-range-address="'1986.other'.AR7:'1986.other'.AR7">
            <calcext:condition calcext:apply-style-name="Accent" calcext:value="duplicate" calcext:base-cell-address="'1986.other'.AR7"/>
          </calcext:conditional-format>
          <calcext:conditional-format calcext:target-range-address="'1986.other'.AS7:'1986.other'.AS7">
            <calcext:condition calcext:apply-style-name="Accent" calcext:value="duplicate" calcext:base-cell-address="'1986.other'.AS7"/>
          </calcext:conditional-format>
          <calcext:conditional-format calcext:target-range-address="'1986.other'.AT7:'1986.other'.AT7">
            <calcext:condition calcext:apply-style-name="Accent" calcext:value="duplicate" calcext:base-cell-address="'1986.other'.AT7"/>
          </calcext:conditional-format>
          <calcext:conditional-format calcext:target-range-address="'1986.other'.AU7:'1986.other'.AU7">
            <calcext:condition calcext:apply-style-name="Accent" calcext:value="duplicate" calcext:base-cell-address="'1986.other'.AU7"/>
          </calcext:conditional-format>
          <calcext:conditional-format calcext:target-range-address="'1986.other'.AV7:'1986.other'.AV7">
            <calcext:condition calcext:apply-style-name="Accent" calcext:value="duplicate" calcext:base-cell-address="'1986.other'.AV7"/>
          </calcext:conditional-format>
          <calcext:conditional-format calcext:target-range-address="'1986.other'.AW7:'1986.other'.AW7">
            <calcext:condition calcext:apply-style-name="Accent" calcext:value="duplicate" calcext:base-cell-address="'1986.other'.AW7"/>
          </calcext:conditional-format>
          <calcext:conditional-format calcext:target-range-address="'1986.other'.AX7:'1986.other'.AX7">
            <calcext:condition calcext:apply-style-name="Accent" calcext:value="duplicate" calcext:base-cell-address="'1986.other'.AX7"/>
          </calcext:conditional-format>
          <calcext:conditional-format calcext:target-range-address="'1986.other'.AY7:'1986.other'.AY7">
            <calcext:condition calcext:apply-style-name="Accent" calcext:value="duplicate" calcext:base-cell-address="'1986.other'.AY7"/>
          </calcext:conditional-format>
          <calcext:conditional-format calcext:target-range-address="'1986.other'.AZ7:'1986.other'.AZ7">
            <calcext:condition calcext:apply-style-name="Accent" calcext:value="duplicate" calcext:base-cell-address="'1986.other'.AZ7"/>
          </calcext:conditional-format>
          <calcext:conditional-format calcext:target-range-address="'1986.other'.BA7:'1986.other'.BA7">
            <calcext:condition calcext:apply-style-name="Accent" calcext:value="duplicate" calcext:base-cell-address="'1986.other'.BA7"/>
          </calcext:conditional-format>
          <calcext:conditional-format calcext:target-range-address="'1986.other'.BB7:'1986.other'.BB7">
            <calcext:condition calcext:apply-style-name="Accent" calcext:value="duplicate" calcext:base-cell-address="'1986.other'.BB7"/>
          </calcext:conditional-format>
          <calcext:conditional-format calcext:target-range-address="'1986.other'.BC7:'1986.other'.BC7">
            <calcext:condition calcext:apply-style-name="Accent" calcext:value="duplicate" calcext:base-cell-address="'1986.other'.BC7"/>
          </calcext:conditional-format>
          <calcext:conditional-format calcext:target-range-address="'1986.other'.BD7:'1986.other'.BD7">
            <calcext:condition calcext:apply-style-name="Accent" calcext:value="duplicate" calcext:base-cell-address="'1986.other'.BD7"/>
          </calcext:conditional-format>
          <calcext:conditional-format calcext:target-range-address="'1986.other'.BE7:'1986.other'.BE7">
            <calcext:condition calcext:apply-style-name="Accent" calcext:value="duplicate" calcext:base-cell-address="'1986.other'.BE7"/>
          </calcext:conditional-format>
          <calcext:conditional-format calcext:target-range-address="'1986.other'.BF7:'1986.other'.BF7">
            <calcext:condition calcext:apply-style-name="Accent" calcext:value="duplicate" calcext:base-cell-address="'1986.other'.BF7"/>
          </calcext:conditional-format>
          <calcext:conditional-format calcext:target-range-address="'1986.other'.BG7:'1986.other'.BG7">
            <calcext:condition calcext:apply-style-name="Accent" calcext:value="duplicate" calcext:base-cell-address="'1986.other'.BG7"/>
          </calcext:conditional-format>
          <calcext:conditional-format calcext:target-range-address="'1986.other'.BH7:'1986.other'.BH7">
            <calcext:condition calcext:apply-style-name="Accent" calcext:value="duplicate" calcext:base-cell-address="'1986.other'.BH7"/>
          </calcext:conditional-format>
          <calcext:conditional-format calcext:target-range-address="'1986.other'.BI7:'1986.other'.BI7">
            <calcext:condition calcext:apply-style-name="Accent" calcext:value="duplicate" calcext:base-cell-address="'1986.other'.BI7"/>
          </calcext:conditional-format>
          <calcext:conditional-format calcext:target-range-address="'1986.other'.BJ7:'1986.other'.BJ7">
            <calcext:condition calcext:apply-style-name="Accent" calcext:value="duplicate" calcext:base-cell-address="'1986.other'.BJ7"/>
          </calcext:conditional-format>
          <calcext:conditional-format calcext:target-range-address="'1986.other'.BK7:'1986.other'.BK7">
            <calcext:condition calcext:apply-style-name="Accent" calcext:value="duplicate" calcext:base-cell-address="'1986.other'.BK7"/>
          </calcext:conditional-format>
          <calcext:conditional-format calcext:target-range-address="'1986.other'.BL7:'1986.other'.BL7">
            <calcext:condition calcext:apply-style-name="Accent" calcext:value="duplicate" calcext:base-cell-address="'1986.other'.BL7"/>
          </calcext:conditional-format>
          <calcext:conditional-format calcext:target-range-address="'1986.other'.BM7:'1986.other'.BM7">
            <calcext:condition calcext:apply-style-name="Accent" calcext:value="duplicate" calcext:base-cell-address="'1986.other'.BM7"/>
          </calcext:conditional-format>
          <calcext:conditional-format calcext:target-range-address="'1986.other'.BN7:'1986.other'.BN7">
            <calcext:condition calcext:apply-style-name="Accent" calcext:value="duplicate" calcext:base-cell-address="'1986.other'.BN7"/>
          </calcext:conditional-format>
          <calcext:conditional-format calcext:target-range-address="'1986.other'.BO7:'1986.other'.BO7">
            <calcext:condition calcext:apply-style-name="Accent" calcext:value="duplicate" calcext:base-cell-address="'1986.other'.BO7"/>
          </calcext:conditional-format>
          <calcext:conditional-format calcext:target-range-address="'1986.other'.BP7:'1986.other'.BP7">
            <calcext:condition calcext:apply-style-name="Accent" calcext:value="duplicate" calcext:base-cell-address="'1986.other'.BP7"/>
          </calcext:conditional-format>
          <calcext:conditional-format calcext:target-range-address="'1986.other'.BQ7:'1986.other'.BQ7">
            <calcext:condition calcext:apply-style-name="Accent" calcext:value="duplicate" calcext:base-cell-address="'1986.other'.BQ7"/>
          </calcext:conditional-format>
          <calcext:conditional-format calcext:target-range-address="'1986.other'.BR7:'1986.other'.BR7">
            <calcext:condition calcext:apply-style-name="Accent" calcext:value="duplicate" calcext:base-cell-address="'1986.other'.BR7"/>
          </calcext:conditional-format>
          <calcext:conditional-format calcext:target-range-address="'1986.other'.BS7:'1986.other'.BS7">
            <calcext:condition calcext:apply-style-name="Accent" calcext:value="duplicate" calcext:base-cell-address="'1986.other'.BS7"/>
          </calcext:conditional-format>
          <calcext:conditional-format calcext:target-range-address="'1986.other'.BT7:'1986.other'.BT7">
            <calcext:condition calcext:apply-style-name="Accent" calcext:value="duplicate" calcext:base-cell-address="'1986.other'.BT7"/>
          </calcext:conditional-format>
          <calcext:conditional-format calcext:target-range-address="'1986.other'.BU7:'1986.other'.BU7">
            <calcext:condition calcext:apply-style-name="Accent" calcext:value="duplicate" calcext:base-cell-address="'1986.other'.BU7"/>
          </calcext:conditional-format>
          <calcext:conditional-format calcext:target-range-address="'1986.other'.BV7:'1986.other'.BV7">
            <calcext:condition calcext:apply-style-name="Accent" calcext:value="duplicate" calcext:base-cell-address="'1986.other'.BV7"/>
          </calcext:conditional-format>
          <calcext:conditional-format calcext:target-range-address="'1986.other'.BW7:'1986.other'.BW7">
            <calcext:condition calcext:apply-style-name="Accent" calcext:value="duplicate" calcext:base-cell-address="'1986.other'.BW7"/>
          </calcext:conditional-format>
          <calcext:conditional-format calcext:target-range-address="'1986.other'.BX7:'1986.other'.BX7">
            <calcext:condition calcext:apply-style-name="Accent" calcext:value="duplicate" calcext:base-cell-address="'1986.other'.BX7"/>
          </calcext:conditional-format>
          <calcext:conditional-format calcext:target-range-address="'1986.other'.BY7:'1986.other'.BY7">
            <calcext:condition calcext:apply-style-name="Accent" calcext:value="duplicate" calcext:base-cell-address="'1986.other'.BY7"/>
          </calcext:conditional-format>
          <calcext:conditional-format calcext:target-range-address="'1986.other'.BZ7:'1986.other'.BZ7">
            <calcext:condition calcext:apply-style-name="Accent" calcext:value="duplicate" calcext:base-cell-address="'1986.other'.BZ7"/>
          </calcext:conditional-format>
          <calcext:conditional-format calcext:target-range-address="'1986.other'.CA7:'1986.other'.CA7">
            <calcext:condition calcext:apply-style-name="Accent" calcext:value="duplicate" calcext:base-cell-address="'1986.other'.CA7"/>
          </calcext:conditional-format>
          <calcext:conditional-format calcext:target-range-address="'1986.other'.CB7:'1986.other'.CB7">
            <calcext:condition calcext:apply-style-name="Accent" calcext:value="duplicate" calcext:base-cell-address="'1986.other'.CB7"/>
          </calcext:conditional-format>
          <calcext:conditional-format calcext:target-range-address="'1986.other'.CC7:'1986.other'.CC7">
            <calcext:condition calcext:apply-style-name="Accent" calcext:value="duplicate" calcext:base-cell-address="'1986.other'.CC7"/>
          </calcext:conditional-format>
          <calcext:conditional-format calcext:target-range-address="'1986.other'.CD7:'1986.other'.CD7">
            <calcext:condition calcext:apply-style-name="Accent" calcext:value="duplicate" calcext:base-cell-address="'1986.other'.CD7"/>
          </calcext:conditional-format>
          <calcext:conditional-format calcext:target-range-address="'1986.other'.CE7:'1986.other'.CE7">
            <calcext:condition calcext:apply-style-name="Accent" calcext:value="duplicate" calcext:base-cell-address="'1986.other'.CE7"/>
          </calcext:conditional-format>
          <calcext:conditional-format calcext:target-range-address="'1986.other'.CF7:'1986.other'.CF7">
            <calcext:condition calcext:apply-style-name="Accent" calcext:value="duplicate" calcext:base-cell-address="'1986.other'.CF7"/>
          </calcext:conditional-format>
          <calcext:conditional-format calcext:target-range-address="'1986.other'.CG7:'1986.other'.CG7">
            <calcext:condition calcext:apply-style-name="Accent" calcext:value="duplicate" calcext:base-cell-address="'1986.other'.CG7"/>
          </calcext:conditional-format>
          <calcext:conditional-format calcext:target-range-address="'1986.other'.CH7:'1986.other'.CH7">
            <calcext:condition calcext:apply-style-name="Accent" calcext:value="duplicate" calcext:base-cell-address="'1986.other'.CH7"/>
          </calcext:conditional-format>
          <calcext:conditional-format calcext:target-range-address="'1986.other'.CI7:'1986.other'.CI7">
            <calcext:condition calcext:apply-style-name="Accent" calcext:value="duplicate" calcext:base-cell-address="'1986.other'.CI7"/>
          </calcext:conditional-format>
          <calcext:conditional-format calcext:target-range-address="'1986.other'.CJ7:'1986.other'.CJ7">
            <calcext:condition calcext:apply-style-name="Accent" calcext:value="duplicate" calcext:base-cell-address="'1986.other'.CJ7"/>
          </calcext:conditional-format>
          <calcext:conditional-format calcext:target-range-address="'1986.other'.CK7:'1986.other'.CK7">
            <calcext:condition calcext:apply-style-name="Accent" calcext:value="duplicate" calcext:base-cell-address="'1986.other'.CK7"/>
          </calcext:conditional-format>
          <calcext:conditional-format calcext:target-range-address="'1986.other'.CL7:'1986.other'.CL7">
            <calcext:condition calcext:apply-style-name="Accent" calcext:value="duplicate" calcext:base-cell-address="'1986.other'.CL7"/>
          </calcext:conditional-format>
          <calcext:conditional-format calcext:target-range-address="'1986.other'.CM7:'1986.other'.CM7">
            <calcext:condition calcext:apply-style-name="Accent" calcext:value="duplicate" calcext:base-cell-address="'1986.other'.CM7"/>
          </calcext:conditional-format>
          <calcext:conditional-format calcext:target-range-address="'1986.other'.CN7:'1986.other'.CN7">
            <calcext:condition calcext:apply-style-name="Accent" calcext:value="duplicate" calcext:base-cell-address="'1986.other'.CN7"/>
          </calcext:conditional-format>
          <calcext:conditional-format calcext:target-range-address="'1986.other'.CO7:'1986.other'.CO7">
            <calcext:condition calcext:apply-style-name="Accent" calcext:value="duplicate" calcext:base-cell-address="'1986.other'.CO7"/>
          </calcext:conditional-format>
          <calcext:conditional-format calcext:target-range-address="'1986.other'.CP7:'1986.other'.CP7">
            <calcext:condition calcext:apply-style-name="Accent" calcext:value="duplicate" calcext:base-cell-address="'1986.other'.CP7"/>
          </calcext:conditional-format>
          <calcext:conditional-format calcext:target-range-address="'1986.other'.CQ7:'1986.other'.CQ7">
            <calcext:condition calcext:apply-style-name="Accent" calcext:value="duplicate" calcext:base-cell-address="'1986.other'.CQ7"/>
          </calcext:conditional-format>
          <calcext:conditional-format calcext:target-range-address="'1986.other'.CR7:'1986.other'.CR7">
            <calcext:condition calcext:apply-style-name="Accent" calcext:value="duplicate" calcext:base-cell-address="'1986.other'.CR7"/>
          </calcext:conditional-format>
          <calcext:conditional-format calcext:target-range-address="'1986.other'.CS7:'1986.other'.CS7">
            <calcext:condition calcext:apply-style-name="Accent" calcext:value="duplicate" calcext:base-cell-address="'1986.other'.CS7"/>
          </calcext:conditional-format>
          <calcext:conditional-format calcext:target-range-address="'1986.other'.CT7:'1986.other'.CT7">
            <calcext:condition calcext:apply-style-name="Accent" calcext:value="duplicate" calcext:base-cell-address="'1986.other'.CT7"/>
          </calcext:conditional-format>
          <calcext:conditional-format calcext:target-range-address="'1986.other'.CU7:'1986.other'.CU7">
            <calcext:condition calcext:apply-style-name="Accent" calcext:value="duplicate" calcext:base-cell-address="'1986.other'.CU7"/>
          </calcext:conditional-format>
          <calcext:conditional-format calcext:target-range-address="'1986.other'.CV7:'1986.other'.CV7">
            <calcext:condition calcext:apply-style-name="Accent" calcext:value="duplicate" calcext:base-cell-address="'1986.other'.CV7"/>
          </calcext:conditional-format>
          <calcext:conditional-format calcext:target-range-address="'1986.other'.CW7:'1986.other'.CW7">
            <calcext:condition calcext:apply-style-name="Accent" calcext:value="duplicate" calcext:base-cell-address="'1986.other'.CW7"/>
          </calcext:conditional-format>
          <calcext:conditional-format calcext:target-range-address="'1986.other'.CX7:'1986.other'.CX7">
            <calcext:condition calcext:apply-style-name="Accent" calcext:value="duplicate" calcext:base-cell-address="'1986.other'.CX7"/>
          </calcext:conditional-format>
          <calcext:conditional-format calcext:target-range-address="'1986.other'.CY7:'1986.other'.CY7">
            <calcext:condition calcext:apply-style-name="Accent" calcext:value="duplicate" calcext:base-cell-address="'1986.other'.CY7"/>
          </calcext:conditional-format>
          <calcext:conditional-format calcext:target-range-address="'1986.other'.CZ7:'1986.other'.CZ7">
            <calcext:condition calcext:apply-style-name="Accent" calcext:value="duplicate" calcext:base-cell-address="'1986.other'.CZ7"/>
          </calcext:conditional-format>
          <calcext:conditional-format calcext:target-range-address="'1986.other'.DA7:'1986.other'.DA7">
            <calcext:condition calcext:apply-style-name="Accent" calcext:value="duplicate" calcext:base-cell-address="'1986.other'.DA7"/>
          </calcext:conditional-format>
          <calcext:conditional-format calcext:target-range-address="'1986.other'.DB7:'1986.other'.DB7">
            <calcext:condition calcext:apply-style-name="Accent" calcext:value="duplicate" calcext:base-cell-address="'1986.other'.DB7"/>
          </calcext:conditional-format>
          <calcext:conditional-format calcext:target-range-address="'1986.other'.DC7:'1986.other'.DC7">
            <calcext:condition calcext:apply-style-name="Accent" calcext:value="duplicate" calcext:base-cell-address="'1986.other'.DC7"/>
          </calcext:conditional-format>
          <calcext:conditional-format calcext:target-range-address="'1986.other'.DD7:'1986.other'.DD7">
            <calcext:condition calcext:apply-style-name="Accent" calcext:value="duplicate" calcext:base-cell-address="'1986.other'.DD7"/>
          </calcext:conditional-format>
          <calcext:conditional-format calcext:target-range-address="'1986.other'.DE7:'1986.other'.DE7">
            <calcext:condition calcext:apply-style-name="Accent" calcext:value="duplicate" calcext:base-cell-address="'1986.other'.DE7"/>
          </calcext:conditional-format>
          <calcext:conditional-format calcext:target-range-address="'1986.other'.DF7:'1986.other'.DF7">
            <calcext:condition calcext:apply-style-name="Accent" calcext:value="duplicate" calcext:base-cell-address="'1986.other'.DF7"/>
          </calcext:conditional-format>
          <calcext:conditional-format calcext:target-range-address="'1986.other'.DG7:'1986.other'.DG7">
            <calcext:condition calcext:apply-style-name="Accent" calcext:value="duplicate" calcext:base-cell-address="'1986.other'.DG7"/>
          </calcext:conditional-format>
          <calcext:conditional-format calcext:target-range-address="'1986.other'.DH7:'1986.other'.DH7">
            <calcext:condition calcext:apply-style-name="Accent" calcext:value="duplicate" calcext:base-cell-address="'1986.other'.DH7"/>
          </calcext:conditional-format>
          <calcext:conditional-format calcext:target-range-address="'1986.other'.DI7:'1986.other'.DI7">
            <calcext:condition calcext:apply-style-name="Accent" calcext:value="duplicate" calcext:base-cell-address="'1986.other'.DI7"/>
          </calcext:conditional-format>
          <calcext:conditional-format calcext:target-range-address="'1986.other'.DJ7:'1986.other'.DJ7">
            <calcext:condition calcext:apply-style-name="Accent" calcext:value="duplicate" calcext:base-cell-address="'1986.other'.DJ7"/>
          </calcext:conditional-format>
          <calcext:conditional-format calcext:target-range-address="'1986.other'.DK7:'1986.other'.DK7">
            <calcext:condition calcext:apply-style-name="Accent" calcext:value="duplicate" calcext:base-cell-address="'1986.other'.DK7"/>
          </calcext:conditional-format>
          <calcext:conditional-format calcext:target-range-address="'1986.other'.DL7:'1986.other'.DL7">
            <calcext:condition calcext:apply-style-name="Accent" calcext:value="duplicate" calcext:base-cell-address="'1986.other'.DL7"/>
          </calcext:conditional-format>
          <calcext:conditional-format calcext:target-range-address="'1986.other'.DM7:'1986.other'.DM7">
            <calcext:condition calcext:apply-style-name="Accent" calcext:value="duplicate" calcext:base-cell-address="'1986.other'.DM7"/>
          </calcext:conditional-format>
          <calcext:conditional-format calcext:target-range-address="'1986.other'.DN7:'1986.other'.DN7">
            <calcext:condition calcext:apply-style-name="Accent" calcext:value="duplicate" calcext:base-cell-address="'1986.other'.DN7"/>
          </calcext:conditional-format>
          <calcext:conditional-format calcext:target-range-address="'1986.other'.DO7:'1986.other'.DO7">
            <calcext:condition calcext:apply-style-name="Accent" calcext:value="duplicate" calcext:base-cell-address="'1986.other'.DO7"/>
          </calcext:conditional-format>
          <calcext:conditional-format calcext:target-range-address="'1986.other'.DP7:'1986.other'.DP7">
            <calcext:condition calcext:apply-style-name="Accent" calcext:value="duplicate" calcext:base-cell-address="'1986.other'.DP7"/>
          </calcext:conditional-format>
          <calcext:conditional-format calcext:target-range-address="'1986.other'.DQ7:'1986.other'.DQ7">
            <calcext:condition calcext:apply-style-name="Accent" calcext:value="duplicate" calcext:base-cell-address="'1986.other'.DQ7"/>
          </calcext:conditional-format>
          <calcext:conditional-format calcext:target-range-address="'1986.other'.DR7:'1986.other'.DR7">
            <calcext:condition calcext:apply-style-name="Accent" calcext:value="duplicate" calcext:base-cell-address="'1986.other'.DR7"/>
          </calcext:conditional-format>
          <calcext:conditional-format calcext:target-range-address="'1986.other'.DS7:'1986.other'.DS7">
            <calcext:condition calcext:apply-style-name="Accent" calcext:value="duplicate" calcext:base-cell-address="'1986.other'.DS7"/>
          </calcext:conditional-format>
          <calcext:conditional-format calcext:target-range-address="'1986.other'.DT7:'1986.other'.DT7">
            <calcext:condition calcext:apply-style-name="Accent" calcext:value="duplicate" calcext:base-cell-address="'1986.other'.DT7"/>
          </calcext:conditional-format>
          <calcext:conditional-format calcext:target-range-address="'1986.other'.DU7:'1986.other'.DU7">
            <calcext:condition calcext:apply-style-name="Accent" calcext:value="duplicate" calcext:base-cell-address="'1986.other'.DU7"/>
          </calcext:conditional-format>
          <calcext:conditional-format calcext:target-range-address="'1986.other'.DV7:'1986.other'.DV7">
            <calcext:condition calcext:apply-style-name="Accent" calcext:value="duplicate" calcext:base-cell-address="'1986.other'.DV7"/>
          </calcext:conditional-format>
          <calcext:conditional-format calcext:target-range-address="'1986.other'.DW7:'1986.other'.DW7">
            <calcext:condition calcext:apply-style-name="Accent" calcext:value="duplicate" calcext:base-cell-address="'1986.other'.DW7"/>
          </calcext:conditional-format>
          <calcext:conditional-format calcext:target-range-address="'1986.other'.DX7:'1986.other'.DX7">
            <calcext:condition calcext:apply-style-name="Accent" calcext:value="duplicate" calcext:base-cell-address="'1986.other'.DX7"/>
          </calcext:conditional-format>
          <calcext:conditional-format calcext:target-range-address="'1986.other'.DY7:'1986.other'.DY7">
            <calcext:condition calcext:apply-style-name="Accent" calcext:value="duplicate" calcext:base-cell-address="'1986.other'.DY7"/>
          </calcext:conditional-format>
          <calcext:conditional-format calcext:target-range-address="'1986.other'.DZ7:'1986.other'.DZ7">
            <calcext:condition calcext:apply-style-name="Accent" calcext:value="duplicate" calcext:base-cell-address="'1986.other'.DZ7"/>
          </calcext:conditional-format>
          <calcext:conditional-format calcext:target-range-address="'1986.other'.EA7:'1986.other'.EA7">
            <calcext:condition calcext:apply-style-name="Accent" calcext:value="duplicate" calcext:base-cell-address="'1986.other'.EA7"/>
          </calcext:conditional-format>
          <calcext:conditional-format calcext:target-range-address="'1986.other'.EB7:'1986.other'.EB7">
            <calcext:condition calcext:apply-style-name="Accent" calcext:value="duplicate" calcext:base-cell-address="'1986.other'.EB7"/>
          </calcext:conditional-format>
          <calcext:conditional-format calcext:target-range-address="'1986.other'.EC7:'1986.other'.EC7">
            <calcext:condition calcext:apply-style-name="Accent" calcext:value="duplicate" calcext:base-cell-address="'1986.other'.EC7"/>
          </calcext:conditional-format>
          <calcext:conditional-format calcext:target-range-address="'1986.other'.ED7:'1986.other'.ED7">
            <calcext:condition calcext:apply-style-name="Accent" calcext:value="duplicate" calcext:base-cell-address="'1986.other'.ED7"/>
          </calcext:conditional-format>
          <calcext:conditional-format calcext:target-range-address="'1986.other'.EE7:'1986.other'.EE7">
            <calcext:condition calcext:apply-style-name="Accent" calcext:value="duplicate" calcext:base-cell-address="'1986.other'.EE7"/>
          </calcext:conditional-format>
          <calcext:conditional-format calcext:target-range-address="'1986.other'.EF7:'1986.other'.EF7">
            <calcext:condition calcext:apply-style-name="Accent" calcext:value="duplicate" calcext:base-cell-address="'1986.other'.EF7"/>
          </calcext:conditional-format>
          <calcext:conditional-format calcext:target-range-address="'1986.other'.EG7:'1986.other'.EG7">
            <calcext:condition calcext:apply-style-name="Accent" calcext:value="duplicate" calcext:base-cell-address="'1986.other'.EG7"/>
          </calcext:conditional-format>
          <calcext:conditional-format calcext:target-range-address="'1986.other'.EH7:'1986.other'.EH7">
            <calcext:condition calcext:apply-style-name="Accent" calcext:value="duplicate" calcext:base-cell-address="'1986.other'.EH7"/>
          </calcext:conditional-format>
          <calcext:conditional-format calcext:target-range-address="'1986.other'.EI7:'1986.other'.EI7">
            <calcext:condition calcext:apply-style-name="Accent" calcext:value="duplicate" calcext:base-cell-address="'1986.other'.EI7"/>
          </calcext:conditional-format>
          <calcext:conditional-format calcext:target-range-address="'1986.other'.EJ7:'1986.other'.EJ7">
            <calcext:condition calcext:apply-style-name="Accent" calcext:value="duplicate" calcext:base-cell-address="'1986.other'.EJ7"/>
          </calcext:conditional-format>
          <calcext:conditional-format calcext:target-range-address="'1986.other'.EK7:'1986.other'.EK7">
            <calcext:condition calcext:apply-style-name="Accent" calcext:value="duplicate" calcext:base-cell-address="'1986.other'.EK7"/>
          </calcext:conditional-format>
          <calcext:conditional-format calcext:target-range-address="'1986.other'.EL7:'1986.other'.EL7">
            <calcext:condition calcext:apply-style-name="Accent" calcext:value="duplicate" calcext:base-cell-address="'1986.other'.EL7"/>
          </calcext:conditional-format>
          <calcext:conditional-format calcext:target-range-address="'1986.other'.EM7:'1986.other'.EM7">
            <calcext:condition calcext:apply-style-name="Accent" calcext:value="duplicate" calcext:base-cell-address="'1986.other'.EM7"/>
          </calcext:conditional-format>
          <calcext:conditional-format calcext:target-range-address="'1986.other'.EN7:'1986.other'.EN7">
            <calcext:condition calcext:apply-style-name="Accent" calcext:value="duplicate" calcext:base-cell-address="'1986.other'.EN7"/>
          </calcext:conditional-format>
          <calcext:conditional-format calcext:target-range-address="'1986.other'.EO7:'1986.other'.EO7">
            <calcext:condition calcext:apply-style-name="Accent" calcext:value="duplicate" calcext:base-cell-address="'1986.other'.EO7"/>
          </calcext:conditional-format>
          <calcext:conditional-format calcext:target-range-address="'1986.other'.EP7:'1986.other'.EP7">
            <calcext:condition calcext:apply-style-name="Accent" calcext:value="duplicate" calcext:base-cell-address="'1986.other'.EP7"/>
          </calcext:conditional-format>
          <calcext:conditional-format calcext:target-range-address="'1986.other'.EQ7:'1986.other'.EQ7">
            <calcext:condition calcext:apply-style-name="Accent" calcext:value="duplicate" calcext:base-cell-address="'1986.other'.EQ7"/>
          </calcext:conditional-format>
          <calcext:conditional-format calcext:target-range-address="'1986.other'.ER7:'1986.other'.ER7">
            <calcext:condition calcext:apply-style-name="Accent" calcext:value="duplicate" calcext:base-cell-address="'1986.other'.ER7"/>
          </calcext:conditional-format>
          <calcext:conditional-format calcext:target-range-address="'1986.other'.ES7:'1986.other'.ES7">
            <calcext:condition calcext:apply-style-name="Accent" calcext:value="duplicate" calcext:base-cell-address="'1986.other'.ES7"/>
          </calcext:conditional-format>
          <calcext:conditional-format calcext:target-range-address="'1986.other'.ET7:'1986.other'.ET7">
            <calcext:condition calcext:apply-style-name="Accent" calcext:value="duplicate" calcext:base-cell-address="'1986.other'.ET7"/>
          </calcext:conditional-format>
          <calcext:conditional-format calcext:target-range-address="'1986.other'.EU7:'1986.other'.EU7">
            <calcext:condition calcext:apply-style-name="Accent" calcext:value="duplicate" calcext:base-cell-address="'1986.other'.EU7"/>
          </calcext:conditional-format>
          <calcext:conditional-format calcext:target-range-address="'1986.other'.EV7:'1986.other'.EV7">
            <calcext:condition calcext:apply-style-name="Accent" calcext:value="duplicate" calcext:base-cell-address="'1986.other'.EV7"/>
          </calcext:conditional-format>
          <calcext:conditional-format calcext:target-range-address="'1986.other'.EW7:'1986.other'.EW7">
            <calcext:condition calcext:apply-style-name="Accent" calcext:value="duplicate" calcext:base-cell-address="'1986.other'.EW7"/>
          </calcext:conditional-format>
          <calcext:conditional-format calcext:target-range-address="'1986.other'.EX7:'1986.other'.EX7">
            <calcext:condition calcext:apply-style-name="Accent" calcext:value="duplicate" calcext:base-cell-address="'1986.other'.EX7"/>
          </calcext:conditional-format>
          <calcext:conditional-format calcext:target-range-address="'1986.other'.EY7:'1986.other'.EY7">
            <calcext:condition calcext:apply-style-name="Accent" calcext:value="duplicate" calcext:base-cell-address="'1986.other'.EY7"/>
          </calcext:conditional-format>
          <calcext:conditional-format calcext:target-range-address="'1986.other'.EZ7:'1986.other'.EZ7">
            <calcext:condition calcext:apply-style-name="Accent" calcext:value="duplicate" calcext:base-cell-address="'1986.other'.EZ7"/>
          </calcext:conditional-format>
          <calcext:conditional-format calcext:target-range-address="'1986.other'.FA7:'1986.other'.FA7">
            <calcext:condition calcext:apply-style-name="Accent" calcext:value="duplicate" calcext:base-cell-address="'1986.other'.FA7"/>
          </calcext:conditional-format>
          <calcext:conditional-format calcext:target-range-address="'1986.other'.FB7:'1986.other'.FB7">
            <calcext:condition calcext:apply-style-name="Accent" calcext:value="duplicate" calcext:base-cell-address="'1986.other'.FB7"/>
          </calcext:conditional-format>
          <calcext:conditional-format calcext:target-range-address="'1986.other'.FC7:'1986.other'.FC7">
            <calcext:condition calcext:apply-style-name="Accent" calcext:value="duplicate" calcext:base-cell-address="'1986.other'.FC7"/>
          </calcext:conditional-format>
          <calcext:conditional-format calcext:target-range-address="'1986.other'.FD7:'1986.other'.FD7">
            <calcext:condition calcext:apply-style-name="Accent" calcext:value="duplicate" calcext:base-cell-address="'1986.other'.FD7"/>
          </calcext:conditional-format>
          <calcext:conditional-format calcext:target-range-address="'1986.other'.FE7:'1986.other'.FE7">
            <calcext:condition calcext:apply-style-name="Accent" calcext:value="duplicate" calcext:base-cell-address="'1986.other'.FE7"/>
          </calcext:conditional-format>
          <calcext:conditional-format calcext:target-range-address="'1986.other'.FF7:'1986.other'.FF7">
            <calcext:condition calcext:apply-style-name="Accent" calcext:value="duplicate" calcext:base-cell-address="'1986.other'.FF7"/>
          </calcext:conditional-format>
          <calcext:conditional-format calcext:target-range-address="'1986.other'.FG7:'1986.other'.FG7">
            <calcext:condition calcext:apply-style-name="Accent" calcext:value="duplicate" calcext:base-cell-address="'1986.other'.FG7"/>
          </calcext:conditional-format>
          <calcext:conditional-format calcext:target-range-address="'1986.other'.FH7:'1986.other'.FH7">
            <calcext:condition calcext:apply-style-name="Accent" calcext:value="duplicate" calcext:base-cell-address="'1986.other'.FH7"/>
          </calcext:conditional-format>
          <calcext:conditional-format calcext:target-range-address="'1986.other'.FI7:'1986.other'.FI7">
            <calcext:condition calcext:apply-style-name="Accent" calcext:value="duplicate" calcext:base-cell-address="'1986.other'.FI7"/>
          </calcext:conditional-format>
          <calcext:conditional-format calcext:target-range-address="'1986.other'.FJ7:'1986.other'.FJ7">
            <calcext:condition calcext:apply-style-name="Accent" calcext:value="duplicate" calcext:base-cell-address="'1986.other'.FJ7"/>
          </calcext:conditional-format>
          <calcext:conditional-format calcext:target-range-address="'1986.other'.FK7:'1986.other'.FK7">
            <calcext:condition calcext:apply-style-name="Accent" calcext:value="duplicate" calcext:base-cell-address="'1986.other'.FK7"/>
          </calcext:conditional-format>
          <calcext:conditional-format calcext:target-range-address="'1986.other'.FL7:'1986.other'.FL7">
            <calcext:condition calcext:apply-style-name="Accent" calcext:value="duplicate" calcext:base-cell-address="'1986.other'.FL7"/>
          </calcext:conditional-format>
          <calcext:conditional-format calcext:target-range-address="'1986.other'.FM7:'1986.other'.FM7">
            <calcext:condition calcext:apply-style-name="Accent" calcext:value="duplicate" calcext:base-cell-address="'1986.other'.FM7"/>
          </calcext:conditional-format>
          <calcext:conditional-format calcext:target-range-address="'1986.other'.FN7:'1986.other'.FN7">
            <calcext:condition calcext:apply-style-name="Accent" calcext:value="duplicate" calcext:base-cell-address="'1986.other'.FN7"/>
          </calcext:conditional-format>
          <calcext:conditional-format calcext:target-range-address="'1986.other'.FO7:'1986.other'.FO7">
            <calcext:condition calcext:apply-style-name="Accent" calcext:value="duplicate" calcext:base-cell-address="'1986.other'.FO7"/>
          </calcext:conditional-format>
          <calcext:conditional-format calcext:target-range-address="'1986.other'.FP7:'1986.other'.FP7">
            <calcext:condition calcext:apply-style-name="Accent" calcext:value="duplicate" calcext:base-cell-address="'1986.other'.FP7"/>
          </calcext:conditional-format>
          <calcext:conditional-format calcext:target-range-address="'1986.other'.FQ7:'1986.other'.FQ7">
            <calcext:condition calcext:apply-style-name="Accent" calcext:value="duplicate" calcext:base-cell-address="'1986.other'.FQ7"/>
          </calcext:conditional-format>
          <calcext:conditional-format calcext:target-range-address="'1986.other'.FR7:'1986.other'.FR7">
            <calcext:condition calcext:apply-style-name="Accent" calcext:value="duplicate" calcext:base-cell-address="'1986.other'.FR7"/>
          </calcext:conditional-format>
          <calcext:conditional-format calcext:target-range-address="'1986.other'.FS7:'1986.other'.FS7">
            <calcext:condition calcext:apply-style-name="Accent" calcext:value="duplicate" calcext:base-cell-address="'1986.other'.FS7"/>
          </calcext:conditional-format>
          <calcext:conditional-format calcext:target-range-address="'1986.other'.FT7:'1986.other'.FT7">
            <calcext:condition calcext:apply-style-name="Accent" calcext:value="duplicate" calcext:base-cell-address="'1986.other'.FT7"/>
          </calcext:conditional-format>
          <calcext:conditional-format calcext:target-range-address="'1986.other'.FU7:'1986.other'.FU7">
            <calcext:condition calcext:apply-style-name="Accent" calcext:value="duplicate" calcext:base-cell-address="'1986.other'.FU7"/>
          </calcext:conditional-format>
          <calcext:conditional-format calcext:target-range-address="'1986.other'.FV7:'1986.other'.FV7">
            <calcext:condition calcext:apply-style-name="Accent" calcext:value="duplicate" calcext:base-cell-address="'1986.other'.FV7"/>
          </calcext:conditional-format>
          <calcext:conditional-format calcext:target-range-address="'1986.other'.FW7:'1986.other'.FW7">
            <calcext:condition calcext:apply-style-name="Accent" calcext:value="duplicate" calcext:base-cell-address="'1986.other'.FW7"/>
          </calcext:conditional-format>
          <calcext:conditional-format calcext:target-range-address="'1986.other'.FX7:'1986.other'.FX7">
            <calcext:condition calcext:apply-style-name="Accent" calcext:value="duplicate" calcext:base-cell-address="'1986.other'.FX7"/>
          </calcext:conditional-format>
          <calcext:conditional-format calcext:target-range-address="'1986.other'.FY7:'1986.other'.FY7">
            <calcext:condition calcext:apply-style-name="Accent" calcext:value="duplicate" calcext:base-cell-address="'1986.other'.FY7"/>
          </calcext:conditional-format>
          <calcext:conditional-format calcext:target-range-address="'1986.other'.FZ7:'1986.other'.FZ7">
            <calcext:condition calcext:apply-style-name="Accent" calcext:value="duplicate" calcext:base-cell-address="'1986.other'.FZ7"/>
          </calcext:conditional-format>
          <calcext:conditional-format calcext:target-range-address="'1986.other'.GA7:'1986.other'.GA7">
            <calcext:condition calcext:apply-style-name="Accent" calcext:value="duplicate" calcext:base-cell-address="'1986.other'.GA7"/>
          </calcext:conditional-format>
          <calcext:conditional-format calcext:target-range-address="'1986.other'.GB7:'1986.other'.GB7">
            <calcext:condition calcext:apply-style-name="Accent" calcext:value="duplicate" calcext:base-cell-address="'1986.other'.GB7"/>
          </calcext:conditional-format>
          <calcext:conditional-format calcext:target-range-address="'1986.other'.GC7:'1986.other'.GC7">
            <calcext:condition calcext:apply-style-name="Accent" calcext:value="duplicate" calcext:base-cell-address="'1986.other'.GC7"/>
          </calcext:conditional-format>
          <calcext:conditional-format calcext:target-range-address="'1986.other'.GD7:'1986.other'.GD7">
            <calcext:condition calcext:apply-style-name="Accent" calcext:value="duplicate" calcext:base-cell-address="'1986.other'.GD7"/>
          </calcext:conditional-format>
          <calcext:conditional-format calcext:target-range-address="'1986.other'.GE7:'1986.other'.GE7">
            <calcext:condition calcext:apply-style-name="Accent" calcext:value="duplicate" calcext:base-cell-address="'1986.other'.GE7"/>
          </calcext:conditional-format>
          <calcext:conditional-format calcext:target-range-address="'1986.other'.GF7:'1986.other'.GF7">
            <calcext:condition calcext:apply-style-name="Accent" calcext:value="duplicate" calcext:base-cell-address="'1986.other'.GF7"/>
          </calcext:conditional-format>
          <calcext:conditional-format calcext:target-range-address="'1986.other'.GG7:'1986.other'.GG7">
            <calcext:condition calcext:apply-style-name="Accent" calcext:value="duplicate" calcext:base-cell-address="'1986.other'.GG7"/>
          </calcext:conditional-format>
          <calcext:conditional-format calcext:target-range-address="'1986.other'.GH7:'1986.other'.GH7">
            <calcext:condition calcext:apply-style-name="Accent" calcext:value="duplicate" calcext:base-cell-address="'1986.other'.GH7"/>
          </calcext:conditional-format>
          <calcext:conditional-format calcext:target-range-address="'1986.other'.GI7:'1986.other'.GI7">
            <calcext:condition calcext:apply-style-name="Accent" calcext:value="duplicate" calcext:base-cell-address="'1986.other'.GI7"/>
          </calcext:conditional-format>
          <calcext:conditional-format calcext:target-range-address="'1986.other'.GJ7:'1986.other'.GJ7">
            <calcext:condition calcext:apply-style-name="Accent" calcext:value="duplicate" calcext:base-cell-address="'1986.other'.GJ7"/>
          </calcext:conditional-format>
          <calcext:conditional-format calcext:target-range-address="'1986.other'.GK7:'1986.other'.GK7">
            <calcext:condition calcext:apply-style-name="Accent" calcext:value="duplicate" calcext:base-cell-address="'1986.other'.GK7"/>
          </calcext:conditional-format>
          <calcext:conditional-format calcext:target-range-address="'1986.other'.GL7:'1986.other'.GL7">
            <calcext:condition calcext:apply-style-name="Accent" calcext:value="duplicate" calcext:base-cell-address="'1986.other'.GL7"/>
          </calcext:conditional-format>
          <calcext:conditional-format calcext:target-range-address="'1986.other'.GM7:'1986.other'.GM7">
            <calcext:condition calcext:apply-style-name="Accent" calcext:value="duplicate" calcext:base-cell-address="'1986.other'.GM7"/>
          </calcext:conditional-format>
          <calcext:conditional-format calcext:target-range-address="'1986.other'.GN7:'1986.other'.GN7">
            <calcext:condition calcext:apply-style-name="Accent" calcext:value="duplicate" calcext:base-cell-address="'1986.other'.GN7"/>
          </calcext:conditional-format>
          <calcext:conditional-format calcext:target-range-address="'1986.other'.GO7:'1986.other'.GO7">
            <calcext:condition calcext:apply-style-name="Accent" calcext:value="duplicate" calcext:base-cell-address="'1986.other'.GO7"/>
          </calcext:conditional-format>
          <calcext:conditional-format calcext:target-range-address="'1986.other'.GP7:'1986.other'.GP7">
            <calcext:condition calcext:apply-style-name="Accent" calcext:value="duplicate" calcext:base-cell-address="'1986.other'.GP7"/>
          </calcext:conditional-format>
          <calcext:conditional-format calcext:target-range-address="'1986.other'.GQ7:'1986.other'.GQ7">
            <calcext:condition calcext:apply-style-name="Accent" calcext:value="duplicate" calcext:base-cell-address="'1986.other'.GQ7"/>
          </calcext:conditional-format>
          <calcext:conditional-format calcext:target-range-address="'1986.other'.GR7:'1986.other'.GR7">
            <calcext:condition calcext:apply-style-name="Accent" calcext:value="duplicate" calcext:base-cell-address="'1986.other'.GR7"/>
          </calcext:conditional-format>
          <calcext:conditional-format calcext:target-range-address="'1986.other'.GS7:'1986.other'.GS7">
            <calcext:condition calcext:apply-style-name="Accent" calcext:value="duplicate" calcext:base-cell-address="'1986.other'.GS7"/>
          </calcext:conditional-format>
          <calcext:conditional-format calcext:target-range-address="'1986.other'.GT7:'1986.other'.GT7">
            <calcext:condition calcext:apply-style-name="Accent" calcext:value="duplicate" calcext:base-cell-address="'1986.other'.GT7"/>
          </calcext:conditional-format>
          <calcext:conditional-format calcext:target-range-address="'1986.other'.GU7:'1986.other'.GU7">
            <calcext:condition calcext:apply-style-name="Accent" calcext:value="duplicate" calcext:base-cell-address="'1986.other'.GU7"/>
          </calcext:conditional-format>
          <calcext:conditional-format calcext:target-range-address="'1986.other'.GV7:'1986.other'.GV7">
            <calcext:condition calcext:apply-style-name="Accent" calcext:value="duplicate" calcext:base-cell-address="'1986.other'.GV7"/>
          </calcext:conditional-format>
          <calcext:conditional-format calcext:target-range-address="'1986.other'.GW7:'1986.other'.GW7">
            <calcext:condition calcext:apply-style-name="Accent" calcext:value="duplicate" calcext:base-cell-address="'1986.other'.GW7"/>
          </calcext:conditional-format>
          <calcext:conditional-format calcext:target-range-address="'1986.other'.GX7:'1986.other'.GX7">
            <calcext:condition calcext:apply-style-name="Accent" calcext:value="duplicate" calcext:base-cell-address="'1986.other'.GX7"/>
          </calcext:conditional-format>
          <calcext:conditional-format calcext:target-range-address="'1986.other'.GY7:'1986.other'.GY7">
            <calcext:condition calcext:apply-style-name="Accent" calcext:value="duplicate" calcext:base-cell-address="'1986.other'.GY7"/>
          </calcext:conditional-format>
          <calcext:conditional-format calcext:target-range-address="'1986.other'.GZ7:'1986.other'.GZ7">
            <calcext:condition calcext:apply-style-name="Accent" calcext:value="duplicate" calcext:base-cell-address="'1986.other'.GZ7"/>
          </calcext:conditional-format>
          <calcext:conditional-format calcext:target-range-address="'1986.other'.HA7:'1986.other'.HA7">
            <calcext:condition calcext:apply-style-name="Accent" calcext:value="duplicate" calcext:base-cell-address="'1986.other'.HA7"/>
          </calcext:conditional-format>
          <calcext:conditional-format calcext:target-range-address="'1986.other'.HB7:'1986.other'.HB7">
            <calcext:condition calcext:apply-style-name="Accent" calcext:value="duplicate" calcext:base-cell-address="'1986.other'.HB7"/>
          </calcext:conditional-format>
          <calcext:conditional-format calcext:target-range-address="'1986.other'.HC7:'1986.other'.HC7">
            <calcext:condition calcext:apply-style-name="Accent" calcext:value="duplicate" calcext:base-cell-address="'1986.other'.HC7"/>
          </calcext:conditional-format>
          <calcext:conditional-format calcext:target-range-address="'1986.other'.HD7:'1986.other'.HD7">
            <calcext:condition calcext:apply-style-name="Accent" calcext:value="duplicate" calcext:base-cell-address="'1986.other'.HD7"/>
          </calcext:conditional-format>
          <calcext:conditional-format calcext:target-range-address="'1986.other'.HE7:'1986.other'.HE7">
            <calcext:condition calcext:apply-style-name="Accent" calcext:value="duplicate" calcext:base-cell-address="'1986.other'.HE7"/>
          </calcext:conditional-format>
          <calcext:conditional-format calcext:target-range-address="'1986.other'.HF7:'1986.other'.HF7">
            <calcext:condition calcext:apply-style-name="Accent" calcext:value="duplicate" calcext:base-cell-address="'1986.other'.HF7"/>
          </calcext:conditional-format>
          <calcext:conditional-format calcext:target-range-address="'1986.other'.HG7:'1986.other'.HG7">
            <calcext:condition calcext:apply-style-name="Accent" calcext:value="duplicate" calcext:base-cell-address="'1986.other'.HG7"/>
          </calcext:conditional-format>
          <calcext:conditional-format calcext:target-range-address="'1986.other'.HH7:'1986.other'.HH7">
            <calcext:condition calcext:apply-style-name="Accent" calcext:value="duplicate" calcext:base-cell-address="'1986.other'.HH7"/>
          </calcext:conditional-format>
          <calcext:conditional-format calcext:target-range-address="'1986.other'.HI7:'1986.other'.HI7">
            <calcext:condition calcext:apply-style-name="Accent" calcext:value="duplicate" calcext:base-cell-address="'1986.other'.HI7"/>
          </calcext:conditional-format>
          <calcext:conditional-format calcext:target-range-address="'1986.other'.HJ7:'1986.other'.HJ7">
            <calcext:condition calcext:apply-style-name="Accent" calcext:value="duplicate" calcext:base-cell-address="'1986.other'.HJ7"/>
          </calcext:conditional-format>
          <calcext:conditional-format calcext:target-range-address="'1986.other'.HK7:'1986.other'.HK7">
            <calcext:condition calcext:apply-style-name="Accent" calcext:value="duplicate" calcext:base-cell-address="'1986.other'.HK7"/>
          </calcext:conditional-format>
          <calcext:conditional-format calcext:target-range-address="'1986.other'.HL7:'1986.other'.HL7">
            <calcext:condition calcext:apply-style-name="Accent" calcext:value="duplicate" calcext:base-cell-address="'1986.other'.HL7"/>
          </calcext:conditional-format>
          <calcext:conditional-format calcext:target-range-address="'1986.other'.HM7:'1986.other'.HM7">
            <calcext:condition calcext:apply-style-name="Accent" calcext:value="duplicate" calcext:base-cell-address="'1986.other'.HM7"/>
          </calcext:conditional-format>
          <calcext:conditional-format calcext:target-range-address="'1986.other'.HN7:'1986.other'.HN7">
            <calcext:condition calcext:apply-style-name="Accent" calcext:value="duplicate" calcext:base-cell-address="'1986.other'.HN7"/>
          </calcext:conditional-format>
          <calcext:conditional-format calcext:target-range-address="'1986.other'.HO7:'1986.other'.HO7">
            <calcext:condition calcext:apply-style-name="Accent" calcext:value="duplicate" calcext:base-cell-address="'1986.other'.HO7"/>
          </calcext:conditional-format>
          <calcext:conditional-format calcext:target-range-address="'1986.other'.HP7:'1986.other'.HP7">
            <calcext:condition calcext:apply-style-name="Accent" calcext:value="duplicate" calcext:base-cell-address="'1986.other'.HP7"/>
          </calcext:conditional-format>
          <calcext:conditional-format calcext:target-range-address="'1986.other'.HQ7:'1986.other'.HQ7">
            <calcext:condition calcext:apply-style-name="Accent" calcext:value="duplicate" calcext:base-cell-address="'1986.other'.HQ7"/>
          </calcext:conditional-format>
          <calcext:conditional-format calcext:target-range-address="'1986.other'.HR7:'1986.other'.HR7">
            <calcext:condition calcext:apply-style-name="Accent" calcext:value="duplicate" calcext:base-cell-address="'1986.other'.HR7"/>
          </calcext:conditional-format>
          <calcext:conditional-format calcext:target-range-address="'1986.other'.HS7:'1986.other'.HS7">
            <calcext:condition calcext:apply-style-name="Accent" calcext:value="duplicate" calcext:base-cell-address="'1986.other'.HS7"/>
          </calcext:conditional-format>
          <calcext:conditional-format calcext:target-range-address="'1986.other'.HT7:'1986.other'.HT7">
            <calcext:condition calcext:apply-style-name="Accent" calcext:value="duplicate" calcext:base-cell-address="'1986.other'.HT7"/>
          </calcext:conditional-format>
          <calcext:conditional-format calcext:target-range-address="'1986.other'.HU7:'1986.other'.HU7">
            <calcext:condition calcext:apply-style-name="Accent" calcext:value="duplicate" calcext:base-cell-address="'1986.other'.HU7"/>
          </calcext:conditional-format>
          <calcext:conditional-format calcext:target-range-address="'1986.other'.HV7:'1986.other'.HV7">
            <calcext:condition calcext:apply-style-name="Accent" calcext:value="duplicate" calcext:base-cell-address="'1986.other'.HV7"/>
          </calcext:conditional-format>
          <calcext:conditional-format calcext:target-range-address="'1986.other'.HW7:'1986.other'.HW7">
            <calcext:condition calcext:apply-style-name="Accent" calcext:value="duplicate" calcext:base-cell-address="'1986.other'.HW7"/>
          </calcext:conditional-format>
          <calcext:conditional-format calcext:target-range-address="'1986.other'.HX7:'1986.other'.HX7">
            <calcext:condition calcext:apply-style-name="Accent" calcext:value="duplicate" calcext:base-cell-address="'1986.other'.HX7"/>
          </calcext:conditional-format>
          <calcext:conditional-format calcext:target-range-address="'1986.other'.HY7:'1986.other'.HY7">
            <calcext:condition calcext:apply-style-name="Accent" calcext:value="duplicate" calcext:base-cell-address="'1986.other'.HY7"/>
          </calcext:conditional-format>
          <calcext:conditional-format calcext:target-range-address="'1986.other'.HZ7:'1986.other'.HZ7">
            <calcext:condition calcext:apply-style-name="Accent" calcext:value="duplicate" calcext:base-cell-address="'1986.other'.HZ7"/>
          </calcext:conditional-format>
          <calcext:conditional-format calcext:target-range-address="'1986.other'.IA7:'1986.other'.IA7">
            <calcext:condition calcext:apply-style-name="Accent" calcext:value="duplicate" calcext:base-cell-address="'1986.other'.IA7"/>
          </calcext:conditional-format>
          <calcext:conditional-format calcext:target-range-address="'1986.other'.IB7:'1986.other'.IB7">
            <calcext:condition calcext:apply-style-name="Accent" calcext:value="duplicate" calcext:base-cell-address="'1986.other'.IB7"/>
          </calcext:conditional-format>
          <calcext:conditional-format calcext:target-range-address="'1986.other'.IC7:'1986.other'.IC7">
            <calcext:condition calcext:apply-style-name="Accent" calcext:value="duplicate" calcext:base-cell-address="'1986.other'.IC7"/>
          </calcext:conditional-format>
          <calcext:conditional-format calcext:target-range-address="'1986.other'.ID7:'1986.other'.ID7">
            <calcext:condition calcext:apply-style-name="Accent" calcext:value="duplicate" calcext:base-cell-address="'1986.other'.ID7"/>
          </calcext:conditional-format>
          <calcext:conditional-format calcext:target-range-address="'1986.other'.IE7:'1986.other'.IE7">
            <calcext:condition calcext:apply-style-name="Accent" calcext:value="duplicate" calcext:base-cell-address="'1986.other'.IE7"/>
          </calcext:conditional-format>
          <calcext:conditional-format calcext:target-range-address="'1986.other'.IF7:'1986.other'.IF7">
            <calcext:condition calcext:apply-style-name="Accent" calcext:value="duplicate" calcext:base-cell-address="'1986.other'.IF7"/>
          </calcext:conditional-format>
          <calcext:conditional-format calcext:target-range-address="'1986.other'.IG7:'1986.other'.IG7">
            <calcext:condition calcext:apply-style-name="Accent" calcext:value="duplicate" calcext:base-cell-address="'1986.other'.IG7"/>
          </calcext:conditional-format>
          <calcext:conditional-format calcext:target-range-address="'1986.other'.IH7:'1986.other'.IH7">
            <calcext:condition calcext:apply-style-name="Accent" calcext:value="duplicate" calcext:base-cell-address="'1986.other'.IH7"/>
          </calcext:conditional-format>
          <calcext:conditional-format calcext:target-range-address="'1986.other'.II7:'1986.other'.II7">
            <calcext:condition calcext:apply-style-name="Accent" calcext:value="duplicate" calcext:base-cell-address="'1986.other'.II7"/>
          </calcext:conditional-format>
          <calcext:conditional-format calcext:target-range-address="'1986.other'.IJ7:'1986.other'.IJ7">
            <calcext:condition calcext:apply-style-name="Accent" calcext:value="duplicate" calcext:base-cell-address="'1986.other'.IJ7"/>
          </calcext:conditional-format>
          <calcext:conditional-format calcext:target-range-address="'1986.other'.IK7:'1986.other'.IK7">
            <calcext:condition calcext:apply-style-name="Accent" calcext:value="duplicate" calcext:base-cell-address="'1986.other'.IK7"/>
          </calcext:conditional-format>
          <calcext:conditional-format calcext:target-range-address="'1986.other'.IL7:'1986.other'.IL7">
            <calcext:condition calcext:apply-style-name="Accent" calcext:value="duplicate" calcext:base-cell-address="'1986.other'.IL7"/>
          </calcext:conditional-format>
          <calcext:conditional-format calcext:target-range-address="'1986.other'.IM7:'1986.other'.IM7">
            <calcext:condition calcext:apply-style-name="Accent" calcext:value="duplicate" calcext:base-cell-address="'1986.other'.IM7"/>
          </calcext:conditional-format>
          <calcext:conditional-format calcext:target-range-address="'1986.other'.IN7:'1986.other'.IN7">
            <calcext:condition calcext:apply-style-name="Accent" calcext:value="duplicate" calcext:base-cell-address="'1986.other'.IN7"/>
          </calcext:conditional-format>
          <calcext:conditional-format calcext:target-range-address="'1986.other'.IO7:'1986.other'.IO7">
            <calcext:condition calcext:apply-style-name="Accent" calcext:value="duplicate" calcext:base-cell-address="'1986.other'.IO7"/>
          </calcext:conditional-format>
          <calcext:conditional-format calcext:target-range-address="'1986.other'.IP7:'1986.other'.IP7">
            <calcext:condition calcext:apply-style-name="Accent" calcext:value="duplicate" calcext:base-cell-address="'1986.other'.IP7"/>
          </calcext:conditional-format>
          <calcext:conditional-format calcext:target-range-address="'1986.other'.IQ7:'1986.other'.IQ7">
            <calcext:condition calcext:apply-style-name="Accent" calcext:value="duplicate" calcext:base-cell-address="'1986.other'.IQ7"/>
          </calcext:conditional-format>
          <calcext:conditional-format calcext:target-range-address="'1986.other'.IR7:'1986.other'.IR7">
            <calcext:condition calcext:apply-style-name="Accent" calcext:value="duplicate" calcext:base-cell-address="'1986.other'.IR7"/>
          </calcext:conditional-format>
          <calcext:conditional-format calcext:target-range-address="'1986.other'.IS7:'1986.other'.IS7">
            <calcext:condition calcext:apply-style-name="Accent" calcext:value="duplicate" calcext:base-cell-address="'1986.other'.IS7"/>
          </calcext:conditional-format>
          <calcext:conditional-format calcext:target-range-address="'1986.other'.IT7:'1986.other'.IT7">
            <calcext:condition calcext:apply-style-name="Accent" calcext:value="duplicate" calcext:base-cell-address="'1986.other'.IT7"/>
          </calcext:conditional-format>
          <calcext:conditional-format calcext:target-range-address="'1986.other'.IU7:'1986.other'.IU7">
            <calcext:condition calcext:apply-style-name="Accent" calcext:value="duplicate" calcext:base-cell-address="'1986.other'.IU7"/>
          </calcext:conditional-format>
          <calcext:conditional-format calcext:target-range-address="'1986.other'.IV7:'1986.other'.IV7">
            <calcext:condition calcext:apply-style-name="Accent" calcext:value="duplicate" calcext:base-cell-address="'1986.other'.IV7"/>
          </calcext:conditional-format>
          <calcext:conditional-format calcext:target-range-address="'1986.other'.IW7:'1986.other'.IW7">
            <calcext:condition calcext:apply-style-name="Accent" calcext:value="duplicate" calcext:base-cell-address="'1986.other'.IW7"/>
          </calcext:conditional-format>
          <calcext:conditional-format calcext:target-range-address="'1986.other'.IX7:'1986.other'.IX7">
            <calcext:condition calcext:apply-style-name="Accent" calcext:value="duplicate" calcext:base-cell-address="'1986.other'.IX7"/>
          </calcext:conditional-format>
          <calcext:conditional-format calcext:target-range-address="'1986.other'.IY7:'1986.other'.IY7">
            <calcext:condition calcext:apply-style-name="Accent" calcext:value="duplicate" calcext:base-cell-address="'1986.other'.IY7"/>
          </calcext:conditional-format>
          <calcext:conditional-format calcext:target-range-address="'1986.other'.IZ7:'1986.other'.IZ7">
            <calcext:condition calcext:apply-style-name="Accent" calcext:value="duplicate" calcext:base-cell-address="'1986.other'.IZ7"/>
          </calcext:conditional-format>
          <calcext:conditional-format calcext:target-range-address="'1986.other'.JA7:'1986.other'.JA7">
            <calcext:condition calcext:apply-style-name="Accent" calcext:value="duplicate" calcext:base-cell-address="'1986.other'.JA7"/>
          </calcext:conditional-format>
          <calcext:conditional-format calcext:target-range-address="'1986.other'.JB7:'1986.other'.JB7">
            <calcext:condition calcext:apply-style-name="Accent" calcext:value="duplicate" calcext:base-cell-address="'1986.other'.JB7"/>
          </calcext:conditional-format>
          <calcext:conditional-format calcext:target-range-address="'1986.other'.JC7:'1986.other'.JC7">
            <calcext:condition calcext:apply-style-name="Accent" calcext:value="duplicate" calcext:base-cell-address="'1986.other'.JC7"/>
          </calcext:conditional-format>
          <calcext:conditional-format calcext:target-range-address="'1986.other'.JD7:'1986.other'.JD7">
            <calcext:condition calcext:apply-style-name="Accent" calcext:value="duplicate" calcext:base-cell-address="'1986.other'.JD7"/>
          </calcext:conditional-format>
          <calcext:conditional-format calcext:target-range-address="'1986.other'.JE7:'1986.other'.JE7">
            <calcext:condition calcext:apply-style-name="Accent" calcext:value="duplicate" calcext:base-cell-address="'1986.other'.JE7"/>
          </calcext:conditional-format>
          <calcext:conditional-format calcext:target-range-address="'1986.other'.JF7:'1986.other'.JF7">
            <calcext:condition calcext:apply-style-name="Accent" calcext:value="duplicate" calcext:base-cell-address="'1986.other'.JF7"/>
          </calcext:conditional-format>
          <calcext:conditional-format calcext:target-range-address="'1986.other'.JG7:'1986.other'.JG7">
            <calcext:condition calcext:apply-style-name="Accent" calcext:value="duplicate" calcext:base-cell-address="'1986.other'.JG7"/>
          </calcext:conditional-format>
          <calcext:conditional-format calcext:target-range-address="'1986.other'.JH7:'1986.other'.JH7">
            <calcext:condition calcext:apply-style-name="Accent" calcext:value="duplicate" calcext:base-cell-address="'1986.other'.JH7"/>
          </calcext:conditional-format>
          <calcext:conditional-format calcext:target-range-address="'1986.other'.JI7:'1986.other'.JI7">
            <calcext:condition calcext:apply-style-name="Accent" calcext:value="duplicate" calcext:base-cell-address="'1986.other'.JI7"/>
          </calcext:conditional-format>
          <calcext:conditional-format calcext:target-range-address="'1986.other'.JJ7:'1986.other'.JJ7">
            <calcext:condition calcext:apply-style-name="Accent" calcext:value="duplicate" calcext:base-cell-address="'1986.other'.JJ7"/>
          </calcext:conditional-format>
          <calcext:conditional-format calcext:target-range-address="'1986.other'.JK7:'1986.other'.JK7">
            <calcext:condition calcext:apply-style-name="Accent" calcext:value="duplicate" calcext:base-cell-address="'1986.other'.JK7"/>
          </calcext:conditional-format>
          <calcext:conditional-format calcext:target-range-address="'1986.other'.JL7:'1986.other'.JL7">
            <calcext:condition calcext:apply-style-name="Accent" calcext:value="duplicate" calcext:base-cell-address="'1986.other'.JL7"/>
          </calcext:conditional-format>
          <calcext:conditional-format calcext:target-range-address="'1986.other'.JM7:'1986.other'.JM7">
            <calcext:condition calcext:apply-style-name="Accent" calcext:value="duplicate" calcext:base-cell-address="'1986.other'.JM7"/>
          </calcext:conditional-format>
          <calcext:conditional-format calcext:target-range-address="'1986.other'.JN7:'1986.other'.JN7">
            <calcext:condition calcext:apply-style-name="Accent" calcext:value="duplicate" calcext:base-cell-address="'1986.other'.JN7"/>
          </calcext:conditional-format>
          <calcext:conditional-format calcext:target-range-address="'1986.other'.JO7:'1986.other'.JO7">
            <calcext:condition calcext:apply-style-name="Accent" calcext:value="duplicate" calcext:base-cell-address="'1986.other'.JO7"/>
          </calcext:conditional-format>
          <calcext:conditional-format calcext:target-range-address="'1986.other'.JP7:'1986.other'.JP7">
            <calcext:condition calcext:apply-style-name="Accent" calcext:value="duplicate" calcext:base-cell-address="'1986.other'.JP7"/>
          </calcext:conditional-format>
          <calcext:conditional-format calcext:target-range-address="'1986.other'.JQ7:'1986.other'.JQ7">
            <calcext:condition calcext:apply-style-name="Accent" calcext:value="duplicate" calcext:base-cell-address="'1986.other'.JQ7"/>
          </calcext:conditional-format>
          <calcext:conditional-format calcext:target-range-address="'1986.other'.JR7:'1986.other'.JR7">
            <calcext:condition calcext:apply-style-name="Accent" calcext:value="duplicate" calcext:base-cell-address="'1986.other'.JR7"/>
          </calcext:conditional-format>
          <calcext:conditional-format calcext:target-range-address="'1986.other'.JS7:'1986.other'.JS7">
            <calcext:condition calcext:apply-style-name="Accent" calcext:value="duplicate" calcext:base-cell-address="'1986.other'.JS7"/>
          </calcext:conditional-format>
          <calcext:conditional-format calcext:target-range-address="'1986.other'.JT7:'1986.other'.JT7">
            <calcext:condition calcext:apply-style-name="Accent" calcext:value="duplicate" calcext:base-cell-address="'1986.other'.JT7"/>
          </calcext:conditional-format>
          <calcext:conditional-format calcext:target-range-address="'1986.other'.JU7:'1986.other'.JU7">
            <calcext:condition calcext:apply-style-name="Accent" calcext:value="duplicate" calcext:base-cell-address="'1986.other'.JU7"/>
          </calcext:conditional-format>
          <calcext:conditional-format calcext:target-range-address="'1986.other'.JV7:'1986.other'.JV7">
            <calcext:condition calcext:apply-style-name="Accent" calcext:value="duplicate" calcext:base-cell-address="'1986.other'.JV7"/>
          </calcext:conditional-format>
          <calcext:conditional-format calcext:target-range-address="'1986.other'.JW7:'1986.other'.JW7">
            <calcext:condition calcext:apply-style-name="Accent" calcext:value="duplicate" calcext:base-cell-address="'1986.other'.JW7"/>
          </calcext:conditional-format>
          <calcext:conditional-format calcext:target-range-address="'1986.other'.JX7:'1986.other'.JX7">
            <calcext:condition calcext:apply-style-name="Accent" calcext:value="duplicate" calcext:base-cell-address="'1986.other'.JX7"/>
          </calcext:conditional-format>
          <calcext:conditional-format calcext:target-range-address="'1986.other'.JY7:'1986.other'.JY7">
            <calcext:condition calcext:apply-style-name="Accent" calcext:value="duplicate" calcext:base-cell-address="'1986.other'.JY7"/>
          </calcext:conditional-format>
          <calcext:conditional-format calcext:target-range-address="'1986.other'.JZ7:'1986.other'.JZ7">
            <calcext:condition calcext:apply-style-name="Accent" calcext:value="duplicate" calcext:base-cell-address="'1986.other'.JZ7"/>
          </calcext:conditional-format>
          <calcext:conditional-format calcext:target-range-address="'1986.other'.KA7:'1986.other'.KA7">
            <calcext:condition calcext:apply-style-name="Accent" calcext:value="duplicate" calcext:base-cell-address="'1986.other'.KA7"/>
          </calcext:conditional-format>
          <calcext:conditional-format calcext:target-range-address="'1986.other'.KB7:'1986.other'.KB7">
            <calcext:condition calcext:apply-style-name="Accent" calcext:value="duplicate" calcext:base-cell-address="'1986.other'.KB7"/>
          </calcext:conditional-format>
          <calcext:conditional-format calcext:target-range-address="'1986.other'.KC7:'1986.other'.KC7">
            <calcext:condition calcext:apply-style-name="Accent" calcext:value="duplicate" calcext:base-cell-address="'1986.other'.KC7"/>
          </calcext:conditional-format>
          <calcext:conditional-format calcext:target-range-address="'1986.other'.KD7:'1986.other'.KD7">
            <calcext:condition calcext:apply-style-name="Accent" calcext:value="duplicate" calcext:base-cell-address="'1986.other'.KD7"/>
          </calcext:conditional-format>
          <calcext:conditional-format calcext:target-range-address="'1986.other'.KE7:'1986.other'.KE7">
            <calcext:condition calcext:apply-style-name="Accent" calcext:value="duplicate" calcext:base-cell-address="'1986.other'.KE7"/>
          </calcext:conditional-format>
          <calcext:conditional-format calcext:target-range-address="'1986.other'.KF7:'1986.other'.KF7">
            <calcext:condition calcext:apply-style-name="Accent" calcext:value="duplicate" calcext:base-cell-address="'1986.other'.KF7"/>
          </calcext:conditional-format>
          <calcext:conditional-format calcext:target-range-address="'1986.other'.KG7:'1986.other'.KG7">
            <calcext:condition calcext:apply-style-name="Accent" calcext:value="duplicate" calcext:base-cell-address="'1986.other'.KG7"/>
          </calcext:conditional-format>
          <calcext:conditional-format calcext:target-range-address="'1986.other'.KH7:'1986.other'.KH7">
            <calcext:condition calcext:apply-style-name="Accent" calcext:value="duplicate" calcext:base-cell-address="'1986.other'.KH7"/>
          </calcext:conditional-format>
          <calcext:conditional-format calcext:target-range-address="'1986.other'.KI7:'1986.other'.KI7">
            <calcext:condition calcext:apply-style-name="Accent" calcext:value="duplicate" calcext:base-cell-address="'1986.other'.KI7"/>
          </calcext:conditional-format>
          <calcext:conditional-format calcext:target-range-address="'1986.other'.KJ7:'1986.other'.KJ7">
            <calcext:condition calcext:apply-style-name="Accent" calcext:value="duplicate" calcext:base-cell-address="'1986.other'.KJ7"/>
          </calcext:conditional-format>
          <calcext:conditional-format calcext:target-range-address="'1986.other'.KK7:'1986.other'.KK7">
            <calcext:condition calcext:apply-style-name="Accent" calcext:value="duplicate" calcext:base-cell-address="'1986.other'.KK7"/>
          </calcext:conditional-format>
          <calcext:conditional-format calcext:target-range-address="'1986.other'.KL7:'1986.other'.KL7">
            <calcext:condition calcext:apply-style-name="Accent" calcext:value="duplicate" calcext:base-cell-address="'1986.other'.KL7"/>
          </calcext:conditional-format>
          <calcext:conditional-format calcext:target-range-address="'1986.other'.KM7:'1986.other'.KM7">
            <calcext:condition calcext:apply-style-name="Accent" calcext:value="duplicate" calcext:base-cell-address="'1986.other'.KM7"/>
          </calcext:conditional-format>
          <calcext:conditional-format calcext:target-range-address="'1986.other'.KN7:'1986.other'.KN7">
            <calcext:condition calcext:apply-style-name="Accent" calcext:value="duplicate" calcext:base-cell-address="'1986.other'.KN7"/>
          </calcext:conditional-format>
          <calcext:conditional-format calcext:target-range-address="'1986.other'.KO7:'1986.other'.KO7">
            <calcext:condition calcext:apply-style-name="Accent" calcext:value="duplicate" calcext:base-cell-address="'1986.other'.KO7"/>
          </calcext:conditional-format>
          <calcext:conditional-format calcext:target-range-address="'1986.other'.KP7:'1986.other'.KP7">
            <calcext:condition calcext:apply-style-name="Accent" calcext:value="duplicate" calcext:base-cell-address="'1986.other'.KP7"/>
          </calcext:conditional-format>
          <calcext:conditional-format calcext:target-range-address="'1986.other'.KQ7:'1986.other'.KQ7">
            <calcext:condition calcext:apply-style-name="Accent" calcext:value="duplicate" calcext:base-cell-address="'1986.other'.KQ7"/>
          </calcext:conditional-format>
          <calcext:conditional-format calcext:target-range-address="'1986.other'.KR7:'1986.other'.KR7">
            <calcext:condition calcext:apply-style-name="Accent" calcext:value="duplicate" calcext:base-cell-address="'1986.other'.KR7"/>
          </calcext:conditional-format>
          <calcext:conditional-format calcext:target-range-address="'1986.other'.KS7:'1986.other'.KS7">
            <calcext:condition calcext:apply-style-name="Accent" calcext:value="duplicate" calcext:base-cell-address="'1986.other'.KS7"/>
          </calcext:conditional-format>
          <calcext:conditional-format calcext:target-range-address="'1986.other'.KT7:'1986.other'.KT7">
            <calcext:condition calcext:apply-style-name="Accent" calcext:value="duplicate" calcext:base-cell-address="'1986.other'.KT7"/>
          </calcext:conditional-format>
          <calcext:conditional-format calcext:target-range-address="'1986.other'.KU7:'1986.other'.KU7">
            <calcext:condition calcext:apply-style-name="Accent" calcext:value="duplicate" calcext:base-cell-address="'1986.other'.KU7"/>
          </calcext:conditional-format>
          <calcext:conditional-format calcext:target-range-address="'1986.other'.KV7:'1986.other'.KV7">
            <calcext:condition calcext:apply-style-name="Accent" calcext:value="duplicate" calcext:base-cell-address="'1986.other'.KV7"/>
          </calcext:conditional-format>
          <calcext:conditional-format calcext:target-range-address="'1986.other'.KW7:'1986.other'.KW7">
            <calcext:condition calcext:apply-style-name="Accent" calcext:value="duplicate" calcext:base-cell-address="'1986.other'.KW7"/>
          </calcext:conditional-format>
          <calcext:conditional-format calcext:target-range-address="'1986.other'.KX7:'1986.other'.KX7">
            <calcext:condition calcext:apply-style-name="Accent" calcext:value="duplicate" calcext:base-cell-address="'1986.other'.KX7"/>
          </calcext:conditional-format>
          <calcext:conditional-format calcext:target-range-address="'1986.other'.KY7:'1986.other'.KY7">
            <calcext:condition calcext:apply-style-name="Accent" calcext:value="duplicate" calcext:base-cell-address="'1986.other'.KY7"/>
          </calcext:conditional-format>
          <calcext:conditional-format calcext:target-range-address="'1986.other'.KZ7:'1986.other'.KZ7">
            <calcext:condition calcext:apply-style-name="Accent" calcext:value="duplicate" calcext:base-cell-address="'1986.other'.KZ7"/>
          </calcext:conditional-format>
          <calcext:conditional-format calcext:target-range-address="'1986.other'.LA7:'1986.other'.LA7">
            <calcext:condition calcext:apply-style-name="Accent" calcext:value="duplicate" calcext:base-cell-address="'1986.other'.LA7"/>
          </calcext:conditional-format>
          <calcext:conditional-format calcext:target-range-address="'1986.other'.LB7:'1986.other'.LB7">
            <calcext:condition calcext:apply-style-name="Accent" calcext:value="duplicate" calcext:base-cell-address="'1986.other'.LB7"/>
          </calcext:conditional-format>
          <calcext:conditional-format calcext:target-range-address="'1986.other'.LC7:'1986.other'.LC7">
            <calcext:condition calcext:apply-style-name="Accent" calcext:value="duplicate" calcext:base-cell-address="'1986.other'.LC7"/>
          </calcext:conditional-format>
          <calcext:conditional-format calcext:target-range-address="'1986.other'.LD7:'1986.other'.LD7">
            <calcext:condition calcext:apply-style-name="Accent" calcext:value="duplicate" calcext:base-cell-address="'1986.other'.LD7"/>
          </calcext:conditional-format>
          <calcext:conditional-format calcext:target-range-address="'1986.other'.LE7:'1986.other'.LE7">
            <calcext:condition calcext:apply-style-name="Accent" calcext:value="duplicate" calcext:base-cell-address="'1986.other'.LE7"/>
          </calcext:conditional-format>
          <calcext:conditional-format calcext:target-range-address="'1986.other'.LF7:'1986.other'.LF7">
            <calcext:condition calcext:apply-style-name="Accent" calcext:value="duplicate" calcext:base-cell-address="'1986.other'.LF7"/>
          </calcext:conditional-format>
          <calcext:conditional-format calcext:target-range-address="'1986.other'.LG7:'1986.other'.LG7">
            <calcext:condition calcext:apply-style-name="Accent" calcext:value="duplicate" calcext:base-cell-address="'1986.other'.LG7"/>
          </calcext:conditional-format>
          <calcext:conditional-format calcext:target-range-address="'1986.other'.LH7:'1986.other'.LH7">
            <calcext:condition calcext:apply-style-name="Accent" calcext:value="duplicate" calcext:base-cell-address="'1986.other'.LH7"/>
          </calcext:conditional-format>
          <calcext:conditional-format calcext:target-range-address="'1986.other'.LI7:'1986.other'.LI7">
            <calcext:condition calcext:apply-style-name="Accent" calcext:value="duplicate" calcext:base-cell-address="'1986.other'.LI7"/>
          </calcext:conditional-format>
          <calcext:conditional-format calcext:target-range-address="'1986.other'.LJ7:'1986.other'.LJ7">
            <calcext:condition calcext:apply-style-name="Accent" calcext:value="duplicate" calcext:base-cell-address="'1986.other'.LJ7"/>
          </calcext:conditional-format>
          <calcext:conditional-format calcext:target-range-address="'1986.other'.LK7:'1986.other'.LK7">
            <calcext:condition calcext:apply-style-name="Accent" calcext:value="duplicate" calcext:base-cell-address="'1986.other'.LK7"/>
          </calcext:conditional-format>
          <calcext:conditional-format calcext:target-range-address="'1986.other'.LL7:'1986.other'.LL7">
            <calcext:condition calcext:apply-style-name="Accent" calcext:value="duplicate" calcext:base-cell-address="'1986.other'.LL7"/>
          </calcext:conditional-format>
          <calcext:conditional-format calcext:target-range-address="'1986.other'.LM7:'1986.other'.LM7">
            <calcext:condition calcext:apply-style-name="Accent" calcext:value="duplicate" calcext:base-cell-address="'1986.other'.LM7"/>
          </calcext:conditional-format>
          <calcext:conditional-format calcext:target-range-address="'1986.other'.LN7:'1986.other'.LN7">
            <calcext:condition calcext:apply-style-name="Accent" calcext:value="duplicate" calcext:base-cell-address="'1986.other'.LN7"/>
          </calcext:conditional-format>
          <calcext:conditional-format calcext:target-range-address="'1986.other'.LO7:'1986.other'.LO7">
            <calcext:condition calcext:apply-style-name="Accent" calcext:value="duplicate" calcext:base-cell-address="'1986.other'.LO7"/>
          </calcext:conditional-format>
          <calcext:conditional-format calcext:target-range-address="'1986.other'.LP7:'1986.other'.LP7">
            <calcext:condition calcext:apply-style-name="Accent" calcext:value="duplicate" calcext:base-cell-address="'1986.other'.LP7"/>
          </calcext:conditional-format>
          <calcext:conditional-format calcext:target-range-address="'1986.other'.LQ7:'1986.other'.LQ7">
            <calcext:condition calcext:apply-style-name="Accent" calcext:value="duplicate" calcext:base-cell-address="'1986.other'.LQ7"/>
          </calcext:conditional-format>
          <calcext:conditional-format calcext:target-range-address="'1986.other'.LR7:'1986.other'.LR7">
            <calcext:condition calcext:apply-style-name="Accent" calcext:value="duplicate" calcext:base-cell-address="'1986.other'.LR7"/>
          </calcext:conditional-format>
          <calcext:conditional-format calcext:target-range-address="'1986.other'.LS7:'1986.other'.LS7">
            <calcext:condition calcext:apply-style-name="Accent" calcext:value="duplicate" calcext:base-cell-address="'1986.other'.LS7"/>
          </calcext:conditional-format>
          <calcext:conditional-format calcext:target-range-address="'1986.other'.LT7:'1986.other'.LT7">
            <calcext:condition calcext:apply-style-name="Accent" calcext:value="duplicate" calcext:base-cell-address="'1986.other'.LT7"/>
          </calcext:conditional-format>
          <calcext:conditional-format calcext:target-range-address="'1986.other'.LU7:'1986.other'.LU7">
            <calcext:condition calcext:apply-style-name="Accent" calcext:value="duplicate" calcext:base-cell-address="'1986.other'.LU7"/>
          </calcext:conditional-format>
          <calcext:conditional-format calcext:target-range-address="'1986.other'.LV7:'1986.other'.LV7">
            <calcext:condition calcext:apply-style-name="Accent" calcext:value="duplicate" calcext:base-cell-address="'1986.other'.LV7"/>
          </calcext:conditional-format>
          <calcext:conditional-format calcext:target-range-address="'1986.other'.LW7:'1986.other'.LW7">
            <calcext:condition calcext:apply-style-name="Accent" calcext:value="duplicate" calcext:base-cell-address="'1986.other'.LW7"/>
          </calcext:conditional-format>
          <calcext:conditional-format calcext:target-range-address="'1986.other'.LX7:'1986.other'.LX7">
            <calcext:condition calcext:apply-style-name="Accent" calcext:value="duplicate" calcext:base-cell-address="'1986.other'.LX7"/>
          </calcext:conditional-format>
          <calcext:conditional-format calcext:target-range-address="'1986.other'.LY7:'1986.other'.LY7">
            <calcext:condition calcext:apply-style-name="Accent" calcext:value="duplicate" calcext:base-cell-address="'1986.other'.LY7"/>
          </calcext:conditional-format>
          <calcext:conditional-format calcext:target-range-address="'1986.other'.LZ7:'1986.other'.LZ7">
            <calcext:condition calcext:apply-style-name="Accent" calcext:value="duplicate" calcext:base-cell-address="'1986.other'.LZ7"/>
          </calcext:conditional-format>
          <calcext:conditional-format calcext:target-range-address="'1986.other'.MA7:'1986.other'.MA7">
            <calcext:condition calcext:apply-style-name="Accent" calcext:value="duplicate" calcext:base-cell-address="'1986.other'.MA7"/>
          </calcext:conditional-format>
          <calcext:conditional-format calcext:target-range-address="'1986.other'.MB7:'1986.other'.MB7">
            <calcext:condition calcext:apply-style-name="Accent" calcext:value="duplicate" calcext:base-cell-address="'1986.other'.MB7"/>
          </calcext:conditional-format>
          <calcext:conditional-format calcext:target-range-address="'1986.other'.MC7:'1986.other'.MC7">
            <calcext:condition calcext:apply-style-name="Accent" calcext:value="duplicate" calcext:base-cell-address="'1986.other'.MC7"/>
          </calcext:conditional-format>
          <calcext:conditional-format calcext:target-range-address="'1986.other'.MD7:'1986.other'.MD7">
            <calcext:condition calcext:apply-style-name="Accent" calcext:value="duplicate" calcext:base-cell-address="'1986.other'.MD7"/>
          </calcext:conditional-format>
          <calcext:conditional-format calcext:target-range-address="'1986.other'.ME7:'1986.other'.ME7">
            <calcext:condition calcext:apply-style-name="Accent" calcext:value="duplicate" calcext:base-cell-address="'1986.other'.ME7"/>
          </calcext:conditional-format>
          <calcext:conditional-format calcext:target-range-address="'1986.other'.MF7:'1986.other'.MF7">
            <calcext:condition calcext:apply-style-name="Accent" calcext:value="duplicate" calcext:base-cell-address="'1986.other'.MF7"/>
          </calcext:conditional-format>
          <calcext:conditional-format calcext:target-range-address="'1986.other'.MG7:'1986.other'.MG7">
            <calcext:condition calcext:apply-style-name="Accent" calcext:value="duplicate" calcext:base-cell-address="'1986.other'.MG7"/>
          </calcext:conditional-format>
          <calcext:conditional-format calcext:target-range-address="'1986.other'.MH7:'1986.other'.MH7">
            <calcext:condition calcext:apply-style-name="Accent" calcext:value="duplicate" calcext:base-cell-address="'1986.other'.MH7"/>
          </calcext:conditional-format>
          <calcext:conditional-format calcext:target-range-address="'1986.other'.MI7:'1986.other'.MI7">
            <calcext:condition calcext:apply-style-name="Accent" calcext:value="duplicate" calcext:base-cell-address="'1986.other'.MI7"/>
          </calcext:conditional-format>
          <calcext:conditional-format calcext:target-range-address="'1986.other'.MJ7:'1986.other'.MJ7">
            <calcext:condition calcext:apply-style-name="Accent" calcext:value="duplicate" calcext:base-cell-address="'1986.other'.MJ7"/>
          </calcext:conditional-format>
          <calcext:conditional-format calcext:target-range-address="'1986.other'.MK7:'1986.other'.MK7">
            <calcext:condition calcext:apply-style-name="Accent" calcext:value="duplicate" calcext:base-cell-address="'1986.other'.MK7"/>
          </calcext:conditional-format>
          <calcext:conditional-format calcext:target-range-address="'1986.other'.ML7:'1986.other'.ML7">
            <calcext:condition calcext:apply-style-name="Accent" calcext:value="duplicate" calcext:base-cell-address="'1986.other'.ML7"/>
          </calcext:conditional-format>
          <calcext:conditional-format calcext:target-range-address="'1986.other'.MM7:'1986.other'.MM7">
            <calcext:condition calcext:apply-style-name="Accent" calcext:value="duplicate" calcext:base-cell-address="'1986.other'.MM7"/>
          </calcext:conditional-format>
          <calcext:conditional-format calcext:target-range-address="'1986.other'.MN7:'1986.other'.MN7">
            <calcext:condition calcext:apply-style-name="Accent" calcext:value="duplicate" calcext:base-cell-address="'1986.other'.MN7"/>
          </calcext:conditional-format>
          <calcext:conditional-format calcext:target-range-address="'1986.other'.MO7:'1986.other'.MO7">
            <calcext:condition calcext:apply-style-name="Accent" calcext:value="duplicate" calcext:base-cell-address="'1986.other'.MO7"/>
          </calcext:conditional-format>
          <calcext:conditional-format calcext:target-range-address="'1986.other'.MP7:'1986.other'.MP7">
            <calcext:condition calcext:apply-style-name="Accent" calcext:value="duplicate" calcext:base-cell-address="'1986.other'.MP7"/>
          </calcext:conditional-format>
          <calcext:conditional-format calcext:target-range-address="'1986.other'.MQ7:'1986.other'.MQ7">
            <calcext:condition calcext:apply-style-name="Accent" calcext:value="duplicate" calcext:base-cell-address="'1986.other'.MQ7"/>
          </calcext:conditional-format>
          <calcext:conditional-format calcext:target-range-address="'1986.other'.MR7:'1986.other'.MR7">
            <calcext:condition calcext:apply-style-name="Accent" calcext:value="duplicate" calcext:base-cell-address="'1986.other'.MR7"/>
          </calcext:conditional-format>
          <calcext:conditional-format calcext:target-range-address="'1986.other'.MS7:'1986.other'.MS7">
            <calcext:condition calcext:apply-style-name="Accent" calcext:value="duplicate" calcext:base-cell-address="'1986.other'.MS7"/>
          </calcext:conditional-format>
          <calcext:conditional-format calcext:target-range-address="'1986.other'.MT7:'1986.other'.MT7">
            <calcext:condition calcext:apply-style-name="Accent" calcext:value="duplicate" calcext:base-cell-address="'1986.other'.MT7"/>
          </calcext:conditional-format>
          <calcext:conditional-format calcext:target-range-address="'1986.other'.MU7:'1986.other'.MU7">
            <calcext:condition calcext:apply-style-name="Accent" calcext:value="duplicate" calcext:base-cell-address="'1986.other'.MU7"/>
          </calcext:conditional-format>
          <calcext:conditional-format calcext:target-range-address="'1986.other'.MV7:'1986.other'.MV7">
            <calcext:condition calcext:apply-style-name="Accent" calcext:value="duplicate" calcext:base-cell-address="'1986.other'.MV7"/>
          </calcext:conditional-format>
          <calcext:conditional-format calcext:target-range-address="'1986.other'.MW7:'1986.other'.MW7">
            <calcext:condition calcext:apply-style-name="Accent" calcext:value="duplicate" calcext:base-cell-address="'1986.other'.MW7"/>
          </calcext:conditional-format>
          <calcext:conditional-format calcext:target-range-address="'1986.other'.MX7:'1986.other'.MX7">
            <calcext:condition calcext:apply-style-name="Accent" calcext:value="duplicate" calcext:base-cell-address="'1986.other'.MX7"/>
          </calcext:conditional-format>
          <calcext:conditional-format calcext:target-range-address="'1986.other'.MY7:'1986.other'.MY7">
            <calcext:condition calcext:apply-style-name="Accent" calcext:value="duplicate" calcext:base-cell-address="'1986.other'.MY7"/>
          </calcext:conditional-format>
          <calcext:conditional-format calcext:target-range-address="'1986.other'.MZ7:'1986.other'.MZ7">
            <calcext:condition calcext:apply-style-name="Accent" calcext:value="duplicate" calcext:base-cell-address="'1986.other'.MZ7"/>
          </calcext:conditional-format>
          <calcext:conditional-format calcext:target-range-address="'1986.other'.NA7:'1986.other'.NA7">
            <calcext:condition calcext:apply-style-name="Accent" calcext:value="duplicate" calcext:base-cell-address="'1986.other'.NA7"/>
          </calcext:conditional-format>
          <calcext:conditional-format calcext:target-range-address="'1986.other'.NB7:'1986.other'.NB7">
            <calcext:condition calcext:apply-style-name="Accent" calcext:value="duplicate" calcext:base-cell-address="'1986.other'.NB7"/>
          </calcext:conditional-format>
          <calcext:conditional-format calcext:target-range-address="'1986.other'.NC7:'1986.other'.NC7">
            <calcext:condition calcext:apply-style-name="Accent" calcext:value="duplicate" calcext:base-cell-address="'1986.other'.NC7"/>
          </calcext:conditional-format>
          <calcext:conditional-format calcext:target-range-address="'1986.other'.ND7:'1986.other'.ND7">
            <calcext:condition calcext:apply-style-name="Accent" calcext:value="duplicate" calcext:base-cell-address="'1986.other'.ND7"/>
          </calcext:conditional-format>
          <calcext:conditional-format calcext:target-range-address="'1986.other'.NE7:'1986.other'.NE7">
            <calcext:condition calcext:apply-style-name="Accent" calcext:value="duplicate" calcext:base-cell-address="'1986.other'.NE7"/>
          </calcext:conditional-format>
          <calcext:conditional-format calcext:target-range-address="'1986.other'.NF7:'1986.other'.NF7">
            <calcext:condition calcext:apply-style-name="Accent" calcext:value="duplicate" calcext:base-cell-address="'1986.other'.NF7"/>
          </calcext:conditional-format>
          <calcext:conditional-format calcext:target-range-address="'1986.other'.NG7:'1986.other'.NG7">
            <calcext:condition calcext:apply-style-name="Accent" calcext:value="duplicate" calcext:base-cell-address="'1986.other'.NG7"/>
          </calcext:conditional-format>
          <calcext:conditional-format calcext:target-range-address="'1986.other'.NH7:'1986.other'.NH7">
            <calcext:condition calcext:apply-style-name="Accent" calcext:value="duplicate" calcext:base-cell-address="'1986.other'.NH7"/>
          </calcext:conditional-format>
          <calcext:conditional-format calcext:target-range-address="'1986.other'.NI7:'1986.other'.NI7">
            <calcext:condition calcext:apply-style-name="Accent" calcext:value="duplicate" calcext:base-cell-address="'1986.other'.NI7"/>
          </calcext:conditional-format>
          <calcext:conditional-format calcext:target-range-address="'1986.other'.NJ7:'1986.other'.NJ7">
            <calcext:condition calcext:apply-style-name="Accent" calcext:value="duplicate" calcext:base-cell-address="'1986.other'.NJ7"/>
          </calcext:conditional-format>
          <calcext:conditional-format calcext:target-range-address="'1986.other'.NK7:'1986.other'.NK7">
            <calcext:condition calcext:apply-style-name="Accent" calcext:value="duplicate" calcext:base-cell-address="'1986.other'.NK7"/>
          </calcext:conditional-format>
          <calcext:conditional-format calcext:target-range-address="'1986.other'.NL7:'1986.other'.NL7">
            <calcext:condition calcext:apply-style-name="Accent" calcext:value="duplicate" calcext:base-cell-address="'1986.other'.NL7"/>
          </calcext:conditional-format>
          <calcext:conditional-format calcext:target-range-address="'1986.other'.NM7:'1986.other'.NM7">
            <calcext:condition calcext:apply-style-name="Accent" calcext:value="duplicate" calcext:base-cell-address="'1986.other'.NM7"/>
          </calcext:conditional-format>
          <calcext:conditional-format calcext:target-range-address="'1986.other'.NN7:'1986.other'.NN7">
            <calcext:condition calcext:apply-style-name="Accent" calcext:value="duplicate" calcext:base-cell-address="'1986.other'.NN7"/>
          </calcext:conditional-format>
          <calcext:conditional-format calcext:target-range-address="'1986.other'.NO7:'1986.other'.NO7">
            <calcext:condition calcext:apply-style-name="Accent" calcext:value="duplicate" calcext:base-cell-address="'1986.other'.NO7"/>
          </calcext:conditional-format>
          <calcext:conditional-format calcext:target-range-address="'1986.other'.NP7:'1986.other'.NP7">
            <calcext:condition calcext:apply-style-name="Accent" calcext:value="duplicate" calcext:base-cell-address="'1986.other'.NP7"/>
          </calcext:conditional-format>
          <calcext:conditional-format calcext:target-range-address="'1986.other'.NQ7:'1986.other'.NQ7">
            <calcext:condition calcext:apply-style-name="Accent" calcext:value="duplicate" calcext:base-cell-address="'1986.other'.NQ7"/>
          </calcext:conditional-format>
          <calcext:conditional-format calcext:target-range-address="'1986.other'.NR7:'1986.other'.NR7">
            <calcext:condition calcext:apply-style-name="Accent" calcext:value="duplicate" calcext:base-cell-address="'1986.other'.NR7"/>
          </calcext:conditional-format>
          <calcext:conditional-format calcext:target-range-address="'1986.other'.NS7:'1986.other'.NS7">
            <calcext:condition calcext:apply-style-name="Accent" calcext:value="duplicate" calcext:base-cell-address="'1986.other'.NS7"/>
          </calcext:conditional-format>
          <calcext:conditional-format calcext:target-range-address="'1986.other'.NT7:'1986.other'.NT7">
            <calcext:condition calcext:apply-style-name="Accent" calcext:value="duplicate" calcext:base-cell-address="'1986.other'.NT7"/>
          </calcext:conditional-format>
          <calcext:conditional-format calcext:target-range-address="'1986.other'.NU7:'1986.other'.NU7">
            <calcext:condition calcext:apply-style-name="Accent" calcext:value="duplicate" calcext:base-cell-address="'1986.other'.NU7"/>
          </calcext:conditional-format>
          <calcext:conditional-format calcext:target-range-address="'1986.other'.NV7:'1986.other'.NV7">
            <calcext:condition calcext:apply-style-name="Accent" calcext:value="duplicate" calcext:base-cell-address="'1986.other'.NV7"/>
          </calcext:conditional-format>
          <calcext:conditional-format calcext:target-range-address="'1986.other'.NW7:'1986.other'.NW7">
            <calcext:condition calcext:apply-style-name="Accent" calcext:value="duplicate" calcext:base-cell-address="'1986.other'.NW7"/>
          </calcext:conditional-format>
          <calcext:conditional-format calcext:target-range-address="'1986.other'.NX7:'1986.other'.NX7">
            <calcext:condition calcext:apply-style-name="Accent" calcext:value="duplicate" calcext:base-cell-address="'1986.other'.NX7"/>
          </calcext:conditional-format>
          <calcext:conditional-format calcext:target-range-address="'1986.other'.NY7:'1986.other'.NY7">
            <calcext:condition calcext:apply-style-name="Accent" calcext:value="duplicate" calcext:base-cell-address="'1986.other'.NY7"/>
          </calcext:conditional-format>
          <calcext:conditional-format calcext:target-range-address="'1986.other'.NZ7:'1986.other'.NZ7">
            <calcext:condition calcext:apply-style-name="Accent" calcext:value="duplicate" calcext:base-cell-address="'1986.other'.NZ7"/>
          </calcext:conditional-format>
          <calcext:conditional-format calcext:target-range-address="'1986.other'.OA7:'1986.other'.OA7">
            <calcext:condition calcext:apply-style-name="Accent" calcext:value="duplicate" calcext:base-cell-address="'1986.other'.OA7"/>
          </calcext:conditional-format>
          <calcext:conditional-format calcext:target-range-address="'1986.other'.OB7:'1986.other'.OB7">
            <calcext:condition calcext:apply-style-name="Accent" calcext:value="duplicate" calcext:base-cell-address="'1986.other'.OB7"/>
          </calcext:conditional-format>
          <calcext:conditional-format calcext:target-range-address="'1986.other'.OC7:'1986.other'.OC7">
            <calcext:condition calcext:apply-style-name="Accent" calcext:value="duplicate" calcext:base-cell-address="'1986.other'.OC7"/>
          </calcext:conditional-format>
          <calcext:conditional-format calcext:target-range-address="'1986.other'.OD7:'1986.other'.OD7">
            <calcext:condition calcext:apply-style-name="Accent" calcext:value="duplicate" calcext:base-cell-address="'1986.other'.OD7"/>
          </calcext:conditional-format>
          <calcext:conditional-format calcext:target-range-address="'1986.other'.OE7:'1986.other'.OE7">
            <calcext:condition calcext:apply-style-name="Accent" calcext:value="duplicate" calcext:base-cell-address="'1986.other'.OE7"/>
          </calcext:conditional-format>
          <calcext:conditional-format calcext:target-range-address="'1986.other'.OF7:'1986.other'.OF7">
            <calcext:condition calcext:apply-style-name="Accent" calcext:value="duplicate" calcext:base-cell-address="'1986.other'.OF7"/>
          </calcext:conditional-format>
          <calcext:conditional-format calcext:target-range-address="'1986.other'.OG7:'1986.other'.OG7">
            <calcext:condition calcext:apply-style-name="Accent" calcext:value="duplicate" calcext:base-cell-address="'1986.other'.OG7"/>
          </calcext:conditional-format>
          <calcext:conditional-format calcext:target-range-address="'1986.other'.OH7:'1986.other'.OH7">
            <calcext:condition calcext:apply-style-name="Accent" calcext:value="duplicate" calcext:base-cell-address="'1986.other'.OH7"/>
          </calcext:conditional-format>
          <calcext:conditional-format calcext:target-range-address="'1986.other'.OI7:'1986.other'.OI7">
            <calcext:condition calcext:apply-style-name="Accent" calcext:value="duplicate" calcext:base-cell-address="'1986.other'.OI7"/>
          </calcext:conditional-format>
          <calcext:conditional-format calcext:target-range-address="'1986.other'.OJ7:'1986.other'.OJ7">
            <calcext:condition calcext:apply-style-name="Accent" calcext:value="duplicate" calcext:base-cell-address="'1986.other'.OJ7"/>
          </calcext:conditional-format>
          <calcext:conditional-format calcext:target-range-address="'1986.other'.OK7:'1986.other'.OK7">
            <calcext:condition calcext:apply-style-name="Accent" calcext:value="duplicate" calcext:base-cell-address="'1986.other'.OK7"/>
          </calcext:conditional-format>
          <calcext:conditional-format calcext:target-range-address="'1986.other'.OL7:'1986.other'.OL7">
            <calcext:condition calcext:apply-style-name="Accent" calcext:value="duplicate" calcext:base-cell-address="'1986.other'.OL7"/>
          </calcext:conditional-format>
          <calcext:conditional-format calcext:target-range-address="'1986.other'.OM7:'1986.other'.OM7">
            <calcext:condition calcext:apply-style-name="Accent" calcext:value="duplicate" calcext:base-cell-address="'1986.other'.OM7"/>
          </calcext:conditional-format>
          <calcext:conditional-format calcext:target-range-address="'1986.other'.ON7:'1986.other'.ON7">
            <calcext:condition calcext:apply-style-name="Accent" calcext:value="duplicate" calcext:base-cell-address="'1986.other'.ON7"/>
          </calcext:conditional-format>
          <calcext:conditional-format calcext:target-range-address="'1986.other'.OO7:'1986.other'.OO7">
            <calcext:condition calcext:apply-style-name="Accent" calcext:value="duplicate" calcext:base-cell-address="'1986.other'.OO7"/>
          </calcext:conditional-format>
          <calcext:conditional-format calcext:target-range-address="'1986.other'.OP7:'1986.other'.OP7">
            <calcext:condition calcext:apply-style-name="Accent" calcext:value="duplicate" calcext:base-cell-address="'1986.other'.OP7"/>
          </calcext:conditional-format>
          <calcext:conditional-format calcext:target-range-address="'1986.other'.OQ7:'1986.other'.OQ7">
            <calcext:condition calcext:apply-style-name="Accent" calcext:value="duplicate" calcext:base-cell-address="'1986.other'.OQ7"/>
          </calcext:conditional-format>
          <calcext:conditional-format calcext:target-range-address="'1986.other'.OR7:'1986.other'.OR7">
            <calcext:condition calcext:apply-style-name="Accent" calcext:value="duplicate" calcext:base-cell-address="'1986.other'.OR7"/>
          </calcext:conditional-format>
          <calcext:conditional-format calcext:target-range-address="'1986.other'.OS7:'1986.other'.OS7">
            <calcext:condition calcext:apply-style-name="Accent" calcext:value="duplicate" calcext:base-cell-address="'1986.other'.OS7"/>
          </calcext:conditional-format>
          <calcext:conditional-format calcext:target-range-address="'1986.other'.OT7:'1986.other'.OT7">
            <calcext:condition calcext:apply-style-name="Accent" calcext:value="duplicate" calcext:base-cell-address="'1986.other'.OT7"/>
          </calcext:conditional-format>
          <calcext:conditional-format calcext:target-range-address="'1986.other'.OU7:'1986.other'.OU7">
            <calcext:condition calcext:apply-style-name="Accent" calcext:value="duplicate" calcext:base-cell-address="'1986.other'.OU7"/>
          </calcext:conditional-format>
          <calcext:conditional-format calcext:target-range-address="'1986.other'.OV7:'1986.other'.OV7">
            <calcext:condition calcext:apply-style-name="Accent" calcext:value="duplicate" calcext:base-cell-address="'1986.other'.OV7"/>
          </calcext:conditional-format>
          <calcext:conditional-format calcext:target-range-address="'1986.other'.OW7:'1986.other'.OW7">
            <calcext:condition calcext:apply-style-name="Accent" calcext:value="duplicate" calcext:base-cell-address="'1986.other'.OW7"/>
          </calcext:conditional-format>
          <calcext:conditional-format calcext:target-range-address="'1986.other'.OX7:'1986.other'.OX7">
            <calcext:condition calcext:apply-style-name="Accent" calcext:value="duplicate" calcext:base-cell-address="'1986.other'.OX7"/>
          </calcext:conditional-format>
          <calcext:conditional-format calcext:target-range-address="'1986.other'.OY7:'1986.other'.OY7">
            <calcext:condition calcext:apply-style-name="Accent" calcext:value="duplicate" calcext:base-cell-address="'1986.other'.OY7"/>
          </calcext:conditional-format>
          <calcext:conditional-format calcext:target-range-address="'1986.other'.OZ7:'1986.other'.OZ7">
            <calcext:condition calcext:apply-style-name="Accent" calcext:value="duplicate" calcext:base-cell-address="'1986.other'.OZ7"/>
          </calcext:conditional-format>
          <calcext:conditional-format calcext:target-range-address="'1986.other'.PA7:'1986.other'.PA7">
            <calcext:condition calcext:apply-style-name="Accent" calcext:value="duplicate" calcext:base-cell-address="'1986.other'.PA7"/>
          </calcext:conditional-format>
          <calcext:conditional-format calcext:target-range-address="'1986.other'.PB7:'1986.other'.PB7">
            <calcext:condition calcext:apply-style-name="Accent" calcext:value="duplicate" calcext:base-cell-address="'1986.other'.PB7"/>
          </calcext:conditional-format>
          <calcext:conditional-format calcext:target-range-address="'1986.other'.PC7:'1986.other'.PC7">
            <calcext:condition calcext:apply-style-name="Accent" calcext:value="duplicate" calcext:base-cell-address="'1986.other'.PC7"/>
          </calcext:conditional-format>
          <calcext:conditional-format calcext:target-range-address="'1986.other'.PD7:'1986.other'.PD7">
            <calcext:condition calcext:apply-style-name="Accent" calcext:value="duplicate" calcext:base-cell-address="'1986.other'.PD7"/>
          </calcext:conditional-format>
          <calcext:conditional-format calcext:target-range-address="'1986.other'.PE7:'1986.other'.PE7">
            <calcext:condition calcext:apply-style-name="Accent" calcext:value="duplicate" calcext:base-cell-address="'1986.other'.PE7"/>
          </calcext:conditional-format>
          <calcext:conditional-format calcext:target-range-address="'1986.other'.PF7:'1986.other'.PF7">
            <calcext:condition calcext:apply-style-name="Accent" calcext:value="duplicate" calcext:base-cell-address="'1986.other'.PF7"/>
          </calcext:conditional-format>
          <calcext:conditional-format calcext:target-range-address="'1986.other'.PG7:'1986.other'.PG7">
            <calcext:condition calcext:apply-style-name="Accent" calcext:value="duplicate" calcext:base-cell-address="'1986.other'.PG7"/>
          </calcext:conditional-format>
          <calcext:conditional-format calcext:target-range-address="'1986.other'.PH7:'1986.other'.PH7">
            <calcext:condition calcext:apply-style-name="Accent" calcext:value="duplicate" calcext:base-cell-address="'1986.other'.PH7"/>
          </calcext:conditional-format>
          <calcext:conditional-format calcext:target-range-address="'1986.other'.PI7:'1986.other'.PI7">
            <calcext:condition calcext:apply-style-name="Accent" calcext:value="duplicate" calcext:base-cell-address="'1986.other'.PI7"/>
          </calcext:conditional-format>
          <calcext:conditional-format calcext:target-range-address="'1986.other'.PJ7:'1986.other'.PJ7">
            <calcext:condition calcext:apply-style-name="Accent" calcext:value="duplicate" calcext:base-cell-address="'1986.other'.PJ7"/>
          </calcext:conditional-format>
          <calcext:conditional-format calcext:target-range-address="'1986.other'.PK7:'1986.other'.PK7">
            <calcext:condition calcext:apply-style-name="Accent" calcext:value="duplicate" calcext:base-cell-address="'1986.other'.PK7"/>
          </calcext:conditional-format>
          <calcext:conditional-format calcext:target-range-address="'1986.other'.PL7:'1986.other'.PL7">
            <calcext:condition calcext:apply-style-name="Accent" calcext:value="duplicate" calcext:base-cell-address="'1986.other'.PL7"/>
          </calcext:conditional-format>
          <calcext:conditional-format calcext:target-range-address="'1986.other'.PM7:'1986.other'.PM7">
            <calcext:condition calcext:apply-style-name="Accent" calcext:value="duplicate" calcext:base-cell-address="'1986.other'.PM7"/>
          </calcext:conditional-format>
          <calcext:conditional-format calcext:target-range-address="'1986.other'.PN7:'1986.other'.PN7">
            <calcext:condition calcext:apply-style-name="Accent" calcext:value="duplicate" calcext:base-cell-address="'1986.other'.PN7"/>
          </calcext:conditional-format>
          <calcext:conditional-format calcext:target-range-address="'1986.other'.PO7:'1986.other'.PO7">
            <calcext:condition calcext:apply-style-name="Accent" calcext:value="duplicate" calcext:base-cell-address="'1986.other'.PO7"/>
          </calcext:conditional-format>
          <calcext:conditional-format calcext:target-range-address="'1986.other'.PP7:'1986.other'.PP7">
            <calcext:condition calcext:apply-style-name="Accent" calcext:value="duplicate" calcext:base-cell-address="'1986.other'.PP7"/>
          </calcext:conditional-format>
          <calcext:conditional-format calcext:target-range-address="'1986.other'.PQ7:'1986.other'.PQ7">
            <calcext:condition calcext:apply-style-name="Accent" calcext:value="duplicate" calcext:base-cell-address="'1986.other'.PQ7"/>
          </calcext:conditional-format>
          <calcext:conditional-format calcext:target-range-address="'1986.other'.PR7:'1986.other'.PR7">
            <calcext:condition calcext:apply-style-name="Accent" calcext:value="duplicate" calcext:base-cell-address="'1986.other'.PR7"/>
          </calcext:conditional-format>
          <calcext:conditional-format calcext:target-range-address="'1986.other'.PS7:'1986.other'.PS7">
            <calcext:condition calcext:apply-style-name="Accent" calcext:value="duplicate" calcext:base-cell-address="'1986.other'.PS7"/>
          </calcext:conditional-format>
          <calcext:conditional-format calcext:target-range-address="'1986.other'.PT7:'1986.other'.PT7">
            <calcext:condition calcext:apply-style-name="Accent" calcext:value="duplicate" calcext:base-cell-address="'1986.other'.PT7"/>
          </calcext:conditional-format>
          <calcext:conditional-format calcext:target-range-address="'1986.other'.PU7:'1986.other'.PU7">
            <calcext:condition calcext:apply-style-name="Accent" calcext:value="duplicate" calcext:base-cell-address="'1986.other'.PU7"/>
          </calcext:conditional-format>
          <calcext:conditional-format calcext:target-range-address="'1986.other'.PV7:'1986.other'.PV7">
            <calcext:condition calcext:apply-style-name="Accent" calcext:value="duplicate" calcext:base-cell-address="'1986.other'.PV7"/>
          </calcext:conditional-format>
          <calcext:conditional-format calcext:target-range-address="'1986.other'.PW7:'1986.other'.PW7">
            <calcext:condition calcext:apply-style-name="Accent" calcext:value="duplicate" calcext:base-cell-address="'1986.other'.PW7"/>
          </calcext:conditional-format>
          <calcext:conditional-format calcext:target-range-address="'1986.other'.PX7:'1986.other'.PX7">
            <calcext:condition calcext:apply-style-name="Accent" calcext:value="duplicate" calcext:base-cell-address="'1986.other'.PX7"/>
          </calcext:conditional-format>
          <calcext:conditional-format calcext:target-range-address="'1986.other'.PY7:'1986.other'.PY7">
            <calcext:condition calcext:apply-style-name="Accent" calcext:value="duplicate" calcext:base-cell-address="'1986.other'.PY7"/>
          </calcext:conditional-format>
          <calcext:conditional-format calcext:target-range-address="'1986.other'.PZ7:'1986.other'.PZ7">
            <calcext:condition calcext:apply-style-name="Accent" calcext:value="duplicate" calcext:base-cell-address="'1986.other'.PZ7"/>
          </calcext:conditional-format>
          <calcext:conditional-format calcext:target-range-address="'1986.other'.QA7:'1986.other'.QA7">
            <calcext:condition calcext:apply-style-name="Accent" calcext:value="duplicate" calcext:base-cell-address="'1986.other'.QA7"/>
          </calcext:conditional-format>
          <calcext:conditional-format calcext:target-range-address="'1986.other'.QB7:'1986.other'.QB7">
            <calcext:condition calcext:apply-style-name="Accent" calcext:value="duplicate" calcext:base-cell-address="'1986.other'.QB7"/>
          </calcext:conditional-format>
          <calcext:conditional-format calcext:target-range-address="'1986.other'.QC7:'1986.other'.QC7">
            <calcext:condition calcext:apply-style-name="Accent" calcext:value="duplicate" calcext:base-cell-address="'1986.other'.QC7"/>
          </calcext:conditional-format>
          <calcext:conditional-format calcext:target-range-address="'1986.other'.QD7:'1986.other'.QD7">
            <calcext:condition calcext:apply-style-name="Accent" calcext:value="duplicate" calcext:base-cell-address="'1986.other'.QD7"/>
          </calcext:conditional-format>
          <calcext:conditional-format calcext:target-range-address="'1986.other'.QE7:'1986.other'.QE7">
            <calcext:condition calcext:apply-style-name="Accent" calcext:value="duplicate" calcext:base-cell-address="'1986.other'.QE7"/>
          </calcext:conditional-format>
          <calcext:conditional-format calcext:target-range-address="'1986.other'.QF7:'1986.other'.QF7">
            <calcext:condition calcext:apply-style-name="Accent" calcext:value="duplicate" calcext:base-cell-address="'1986.other'.QF7"/>
          </calcext:conditional-format>
          <calcext:conditional-format calcext:target-range-address="'1986.other'.QG7:'1986.other'.QG7">
            <calcext:condition calcext:apply-style-name="Accent" calcext:value="duplicate" calcext:base-cell-address="'1986.other'.QG7"/>
          </calcext:conditional-format>
          <calcext:conditional-format calcext:target-range-address="'1986.other'.QH7:'1986.other'.QH7">
            <calcext:condition calcext:apply-style-name="Accent" calcext:value="duplicate" calcext:base-cell-address="'1986.other'.QH7"/>
          </calcext:conditional-format>
          <calcext:conditional-format calcext:target-range-address="'1986.other'.QI7:'1986.other'.QI7">
            <calcext:condition calcext:apply-style-name="Accent" calcext:value="duplicate" calcext:base-cell-address="'1986.other'.QI7"/>
          </calcext:conditional-format>
          <calcext:conditional-format calcext:target-range-address="'1986.other'.QJ7:'1986.other'.QJ7">
            <calcext:condition calcext:apply-style-name="Accent" calcext:value="duplicate" calcext:base-cell-address="'1986.other'.QJ7"/>
          </calcext:conditional-format>
          <calcext:conditional-format calcext:target-range-address="'1986.other'.QK7:'1986.other'.QK7">
            <calcext:condition calcext:apply-style-name="Accent" calcext:value="duplicate" calcext:base-cell-address="'1986.other'.QK7"/>
          </calcext:conditional-format>
          <calcext:conditional-format calcext:target-range-address="'1986.other'.QL7:'1986.other'.QL7">
            <calcext:condition calcext:apply-style-name="Accent" calcext:value="duplicate" calcext:base-cell-address="'1986.other'.QL7"/>
          </calcext:conditional-format>
          <calcext:conditional-format calcext:target-range-address="'1986.other'.QM7:'1986.other'.QM7">
            <calcext:condition calcext:apply-style-name="Accent" calcext:value="duplicate" calcext:base-cell-address="'1986.other'.QM7"/>
          </calcext:conditional-format>
          <calcext:conditional-format calcext:target-range-address="'1986.other'.QN7:'1986.other'.QN7">
            <calcext:condition calcext:apply-style-name="Accent" calcext:value="duplicate" calcext:base-cell-address="'1986.other'.QN7"/>
          </calcext:conditional-format>
          <calcext:conditional-format calcext:target-range-address="'1986.other'.QO7:'1986.other'.QO7">
            <calcext:condition calcext:apply-style-name="Accent" calcext:value="duplicate" calcext:base-cell-address="'1986.other'.QO7"/>
          </calcext:conditional-format>
          <calcext:conditional-format calcext:target-range-address="'1986.other'.QP7:'1986.other'.QP7">
            <calcext:condition calcext:apply-style-name="Accent" calcext:value="duplicate" calcext:base-cell-address="'1986.other'.QP7"/>
          </calcext:conditional-format>
          <calcext:conditional-format calcext:target-range-address="'1986.other'.QQ7:'1986.other'.QQ7">
            <calcext:condition calcext:apply-style-name="Accent" calcext:value="duplicate" calcext:base-cell-address="'1986.other'.QQ7"/>
          </calcext:conditional-format>
          <calcext:conditional-format calcext:target-range-address="'1986.other'.QR7:'1986.other'.QR7">
            <calcext:condition calcext:apply-style-name="Accent" calcext:value="duplicate" calcext:base-cell-address="'1986.other'.QR7"/>
          </calcext:conditional-format>
          <calcext:conditional-format calcext:target-range-address="'1986.other'.QS7:'1986.other'.QS7">
            <calcext:condition calcext:apply-style-name="Accent" calcext:value="duplicate" calcext:base-cell-address="'1986.other'.QS7"/>
          </calcext:conditional-format>
          <calcext:conditional-format calcext:target-range-address="'1986.other'.QT7:'1986.other'.QT7">
            <calcext:condition calcext:apply-style-name="Accent" calcext:value="duplicate" calcext:base-cell-address="'1986.other'.QT7"/>
          </calcext:conditional-format>
          <calcext:conditional-format calcext:target-range-address="'1986.other'.QU7:'1986.other'.QU7">
            <calcext:condition calcext:apply-style-name="Accent" calcext:value="duplicate" calcext:base-cell-address="'1986.other'.QU7"/>
          </calcext:conditional-format>
          <calcext:conditional-format calcext:target-range-address="'1986.other'.QV7:'1986.other'.QV7">
            <calcext:condition calcext:apply-style-name="Accent" calcext:value="duplicate" calcext:base-cell-address="'1986.other'.QV7"/>
          </calcext:conditional-format>
          <calcext:conditional-format calcext:target-range-address="'1986.other'.QW7:'1986.other'.QW7">
            <calcext:condition calcext:apply-style-name="Accent" calcext:value="duplicate" calcext:base-cell-address="'1986.other'.QW7"/>
          </calcext:conditional-format>
          <calcext:conditional-format calcext:target-range-address="'1986.other'.QX7:'1986.other'.QX7">
            <calcext:condition calcext:apply-style-name="Accent" calcext:value="duplicate" calcext:base-cell-address="'1986.other'.QX7"/>
          </calcext:conditional-format>
          <calcext:conditional-format calcext:target-range-address="'1986.other'.QY7:'1986.other'.QY7">
            <calcext:condition calcext:apply-style-name="Accent" calcext:value="duplicate" calcext:base-cell-address="'1986.other'.QY7"/>
          </calcext:conditional-format>
          <calcext:conditional-format calcext:target-range-address="'1986.other'.QZ7:'1986.other'.QZ7">
            <calcext:condition calcext:apply-style-name="Accent" calcext:value="duplicate" calcext:base-cell-address="'1986.other'.QZ7"/>
          </calcext:conditional-format>
          <calcext:conditional-format calcext:target-range-address="'1986.other'.RA7:'1986.other'.RA7">
            <calcext:condition calcext:apply-style-name="Accent" calcext:value="duplicate" calcext:base-cell-address="'1986.other'.RA7"/>
          </calcext:conditional-format>
          <calcext:conditional-format calcext:target-range-address="'1986.other'.RB7:'1986.other'.RB7">
            <calcext:condition calcext:apply-style-name="Accent" calcext:value="duplicate" calcext:base-cell-address="'1986.other'.RB7"/>
          </calcext:conditional-format>
          <calcext:conditional-format calcext:target-range-address="'1986.other'.RC7:'1986.other'.RC7">
            <calcext:condition calcext:apply-style-name="Accent" calcext:value="duplicate" calcext:base-cell-address="'1986.other'.RC7"/>
          </calcext:conditional-format>
          <calcext:conditional-format calcext:target-range-address="'1986.other'.RD7:'1986.other'.RD7">
            <calcext:condition calcext:apply-style-name="Accent" calcext:value="duplicate" calcext:base-cell-address="'1986.other'.RD7"/>
          </calcext:conditional-format>
          <calcext:conditional-format calcext:target-range-address="'1986.other'.RE7:'1986.other'.RE7">
            <calcext:condition calcext:apply-style-name="Accent" calcext:value="duplicate" calcext:base-cell-address="'1986.other'.RE7"/>
          </calcext:conditional-format>
          <calcext:conditional-format calcext:target-range-address="'1986.other'.RF7:'1986.other'.RF7">
            <calcext:condition calcext:apply-style-name="Accent" calcext:value="duplicate" calcext:base-cell-address="'1986.other'.RF7"/>
          </calcext:conditional-format>
          <calcext:conditional-format calcext:target-range-address="'1986.other'.RG7:'1986.other'.RG7">
            <calcext:condition calcext:apply-style-name="Accent" calcext:value="duplicate" calcext:base-cell-address="'1986.other'.RG7"/>
          </calcext:conditional-format>
          <calcext:conditional-format calcext:target-range-address="'1986.other'.RH7:'1986.other'.RH7">
            <calcext:condition calcext:apply-style-name="Accent" calcext:value="duplicate" calcext:base-cell-address="'1986.other'.RH7"/>
          </calcext:conditional-format>
          <calcext:conditional-format calcext:target-range-address="'1986.other'.RI7:'1986.other'.RI7">
            <calcext:condition calcext:apply-style-name="Accent" calcext:value="duplicate" calcext:base-cell-address="'1986.other'.RI7"/>
          </calcext:conditional-format>
          <calcext:conditional-format calcext:target-range-address="'1986.other'.RJ7:'1986.other'.RJ7">
            <calcext:condition calcext:apply-style-name="Accent" calcext:value="duplicate" calcext:base-cell-address="'1986.other'.RJ7"/>
          </calcext:conditional-format>
          <calcext:conditional-format calcext:target-range-address="'1986.other'.RK7:'1986.other'.RK7">
            <calcext:condition calcext:apply-style-name="Accent" calcext:value="duplicate" calcext:base-cell-address="'1986.other'.RK7"/>
          </calcext:conditional-format>
          <calcext:conditional-format calcext:target-range-address="'1986.other'.RL7:'1986.other'.RL7">
            <calcext:condition calcext:apply-style-name="Accent" calcext:value="duplicate" calcext:base-cell-address="'1986.other'.RL7"/>
          </calcext:conditional-format>
          <calcext:conditional-format calcext:target-range-address="'1986.other'.RM7:'1986.other'.RM7">
            <calcext:condition calcext:apply-style-name="Accent" calcext:value="duplicate" calcext:base-cell-address="'1986.other'.RM7"/>
          </calcext:conditional-format>
          <calcext:conditional-format calcext:target-range-address="'1986.other'.RN7:'1986.other'.RN7">
            <calcext:condition calcext:apply-style-name="Accent" calcext:value="duplicate" calcext:base-cell-address="'1986.other'.RN7"/>
          </calcext:conditional-format>
          <calcext:conditional-format calcext:target-range-address="'1986.other'.RO7:'1986.other'.RO7">
            <calcext:condition calcext:apply-style-name="Accent" calcext:value="duplicate" calcext:base-cell-address="'1986.other'.RO7"/>
          </calcext:conditional-format>
          <calcext:conditional-format calcext:target-range-address="'1986.other'.RP7:'1986.other'.RP7">
            <calcext:condition calcext:apply-style-name="Accent" calcext:value="duplicate" calcext:base-cell-address="'1986.other'.RP7"/>
          </calcext:conditional-format>
          <calcext:conditional-format calcext:target-range-address="'1986.other'.RQ7:'1986.other'.RQ7">
            <calcext:condition calcext:apply-style-name="Accent" calcext:value="duplicate" calcext:base-cell-address="'1986.other'.RQ7"/>
          </calcext:conditional-format>
          <calcext:conditional-format calcext:target-range-address="'1986.other'.RR7:'1986.other'.RR7">
            <calcext:condition calcext:apply-style-name="Accent" calcext:value="duplicate" calcext:base-cell-address="'1986.other'.RR7"/>
          </calcext:conditional-format>
          <calcext:conditional-format calcext:target-range-address="'1986.other'.RS7:'1986.other'.RS7">
            <calcext:condition calcext:apply-style-name="Accent" calcext:value="duplicate" calcext:base-cell-address="'1986.other'.RS7"/>
          </calcext:conditional-format>
          <calcext:conditional-format calcext:target-range-address="'1986.other'.RT7:'1986.other'.RT7">
            <calcext:condition calcext:apply-style-name="Accent" calcext:value="duplicate" calcext:base-cell-address="'1986.other'.RT7"/>
          </calcext:conditional-format>
          <calcext:conditional-format calcext:target-range-address="'1986.other'.RU7:'1986.other'.RU7">
            <calcext:condition calcext:apply-style-name="Accent" calcext:value="duplicate" calcext:base-cell-address="'1986.other'.RU7"/>
          </calcext:conditional-format>
          <calcext:conditional-format calcext:target-range-address="'1986.other'.RV7:'1986.other'.RV7">
            <calcext:condition calcext:apply-style-name="Accent" calcext:value="duplicate" calcext:base-cell-address="'1986.other'.RV7"/>
          </calcext:conditional-format>
          <calcext:conditional-format calcext:target-range-address="'1986.other'.RW7:'1986.other'.RW7">
            <calcext:condition calcext:apply-style-name="Accent" calcext:value="duplicate" calcext:base-cell-address="'1986.other'.RW7"/>
          </calcext:conditional-format>
          <calcext:conditional-format calcext:target-range-address="'1986.other'.RX7:'1986.other'.RX7">
            <calcext:condition calcext:apply-style-name="Accent" calcext:value="duplicate" calcext:base-cell-address="'1986.other'.RX7"/>
          </calcext:conditional-format>
          <calcext:conditional-format calcext:target-range-address="'1986.other'.RY7:'1986.other'.RY7">
            <calcext:condition calcext:apply-style-name="Accent" calcext:value="duplicate" calcext:base-cell-address="'1986.other'.RY7"/>
          </calcext:conditional-format>
          <calcext:conditional-format calcext:target-range-address="'1986.other'.RZ7:'1986.other'.RZ7">
            <calcext:condition calcext:apply-style-name="Accent" calcext:value="duplicate" calcext:base-cell-address="'1986.other'.RZ7"/>
          </calcext:conditional-format>
          <calcext:conditional-format calcext:target-range-address="'1986.other'.SA7:'1986.other'.SA7">
            <calcext:condition calcext:apply-style-name="Accent" calcext:value="duplicate" calcext:base-cell-address="'1986.other'.SA7"/>
          </calcext:conditional-format>
          <calcext:conditional-format calcext:target-range-address="'1986.other'.SB7:'1986.other'.SB7">
            <calcext:condition calcext:apply-style-name="Accent" calcext:value="duplicate" calcext:base-cell-address="'1986.other'.SB7"/>
          </calcext:conditional-format>
          <calcext:conditional-format calcext:target-range-address="'1986.other'.SC7:'1986.other'.SC7">
            <calcext:condition calcext:apply-style-name="Accent" calcext:value="duplicate" calcext:base-cell-address="'1986.other'.SC7"/>
          </calcext:conditional-format>
          <calcext:conditional-format calcext:target-range-address="'1986.other'.SD7:'1986.other'.SD7">
            <calcext:condition calcext:apply-style-name="Accent" calcext:value="duplicate" calcext:base-cell-address="'1986.other'.SD7"/>
          </calcext:conditional-format>
          <calcext:conditional-format calcext:target-range-address="'1986.other'.SE7:'1986.other'.SE7">
            <calcext:condition calcext:apply-style-name="Accent" calcext:value="duplicate" calcext:base-cell-address="'1986.other'.SE7"/>
          </calcext:conditional-format>
          <calcext:conditional-format calcext:target-range-address="'1986.other'.SF7:'1986.other'.SF7">
            <calcext:condition calcext:apply-style-name="Accent" calcext:value="duplicate" calcext:base-cell-address="'1986.other'.SF7"/>
          </calcext:conditional-format>
          <calcext:conditional-format calcext:target-range-address="'1986.other'.SG7:'1986.other'.SG7">
            <calcext:condition calcext:apply-style-name="Accent" calcext:value="duplicate" calcext:base-cell-address="'1986.other'.SG7"/>
          </calcext:conditional-format>
          <calcext:conditional-format calcext:target-range-address="'1986.other'.SH7:'1986.other'.SH7">
            <calcext:condition calcext:apply-style-name="Accent" calcext:value="duplicate" calcext:base-cell-address="'1986.other'.SH7"/>
          </calcext:conditional-format>
          <calcext:conditional-format calcext:target-range-address="'1986.other'.SI7:'1986.other'.SI7">
            <calcext:condition calcext:apply-style-name="Accent" calcext:value="duplicate" calcext:base-cell-address="'1986.other'.SI7"/>
          </calcext:conditional-format>
          <calcext:conditional-format calcext:target-range-address="'1986.other'.SJ7:'1986.other'.SJ7">
            <calcext:condition calcext:apply-style-name="Accent" calcext:value="duplicate" calcext:base-cell-address="'1986.other'.SJ7"/>
          </calcext:conditional-format>
          <calcext:conditional-format calcext:target-range-address="'1986.other'.SK7:'1986.other'.SK7">
            <calcext:condition calcext:apply-style-name="Accent" calcext:value="duplicate" calcext:base-cell-address="'1986.other'.SK7"/>
          </calcext:conditional-format>
          <calcext:conditional-format calcext:target-range-address="'1986.other'.SL7:'1986.other'.SL7">
            <calcext:condition calcext:apply-style-name="Accent" calcext:value="duplicate" calcext:base-cell-address="'1986.other'.SL7"/>
          </calcext:conditional-format>
          <calcext:conditional-format calcext:target-range-address="'1986.other'.SM7:'1986.other'.SM7">
            <calcext:condition calcext:apply-style-name="Accent" calcext:value="duplicate" calcext:base-cell-address="'1986.other'.SM7"/>
          </calcext:conditional-format>
          <calcext:conditional-format calcext:target-range-address="'1986.other'.SN7:'1986.other'.SN7">
            <calcext:condition calcext:apply-style-name="Accent" calcext:value="duplicate" calcext:base-cell-address="'1986.other'.SN7"/>
          </calcext:conditional-format>
          <calcext:conditional-format calcext:target-range-address="'1986.other'.SO7:'1986.other'.SO7">
            <calcext:condition calcext:apply-style-name="Accent" calcext:value="duplicate" calcext:base-cell-address="'1986.other'.SO7"/>
          </calcext:conditional-format>
          <calcext:conditional-format calcext:target-range-address="'1986.other'.SP7:'1986.other'.SP7">
            <calcext:condition calcext:apply-style-name="Accent" calcext:value="duplicate" calcext:base-cell-address="'1986.other'.SP7"/>
          </calcext:conditional-format>
          <calcext:conditional-format calcext:target-range-address="'1986.other'.SQ7:'1986.other'.SQ7">
            <calcext:condition calcext:apply-style-name="Accent" calcext:value="duplicate" calcext:base-cell-address="'1986.other'.SQ7"/>
          </calcext:conditional-format>
          <calcext:conditional-format calcext:target-range-address="'1986.other'.SR7:'1986.other'.SR7">
            <calcext:condition calcext:apply-style-name="Accent" calcext:value="duplicate" calcext:base-cell-address="'1986.other'.SR7"/>
          </calcext:conditional-format>
          <calcext:conditional-format calcext:target-range-address="'1986.other'.SS7:'1986.other'.SS7">
            <calcext:condition calcext:apply-style-name="Accent" calcext:value="duplicate" calcext:base-cell-address="'1986.other'.SS7"/>
          </calcext:conditional-format>
          <calcext:conditional-format calcext:target-range-address="'1986.other'.ST7:'1986.other'.ST7">
            <calcext:condition calcext:apply-style-name="Accent" calcext:value="duplicate" calcext:base-cell-address="'1986.other'.ST7"/>
          </calcext:conditional-format>
          <calcext:conditional-format calcext:target-range-address="'1986.other'.SU7:'1986.other'.SU7">
            <calcext:condition calcext:apply-style-name="Accent" calcext:value="duplicate" calcext:base-cell-address="'1986.other'.SU7"/>
          </calcext:conditional-format>
          <calcext:conditional-format calcext:target-range-address="'1986.other'.SV7:'1986.other'.SV7">
            <calcext:condition calcext:apply-style-name="Accent" calcext:value="duplicate" calcext:base-cell-address="'1986.other'.SV7"/>
          </calcext:conditional-format>
          <calcext:conditional-format calcext:target-range-address="'1986.other'.SW7:'1986.other'.SW7">
            <calcext:condition calcext:apply-style-name="Accent" calcext:value="duplicate" calcext:base-cell-address="'1986.other'.SW7"/>
          </calcext:conditional-format>
          <calcext:conditional-format calcext:target-range-address="'1986.other'.SX7:'1986.other'.SX7">
            <calcext:condition calcext:apply-style-name="Accent" calcext:value="duplicate" calcext:base-cell-address="'1986.other'.SX7"/>
          </calcext:conditional-format>
          <calcext:conditional-format calcext:target-range-address="'1986.other'.SY7:'1986.other'.SY7">
            <calcext:condition calcext:apply-style-name="Accent" calcext:value="duplicate" calcext:base-cell-address="'1986.other'.SY7"/>
          </calcext:conditional-format>
          <calcext:conditional-format calcext:target-range-address="'1986.other'.SZ7:'1986.other'.SZ7">
            <calcext:condition calcext:apply-style-name="Accent" calcext:value="duplicate" calcext:base-cell-address="'1986.other'.SZ7"/>
          </calcext:conditional-format>
          <calcext:conditional-format calcext:target-range-address="'1986.other'.TA7:'1986.other'.TA7">
            <calcext:condition calcext:apply-style-name="Accent" calcext:value="duplicate" calcext:base-cell-address="'1986.other'.TA7"/>
          </calcext:conditional-format>
          <calcext:conditional-format calcext:target-range-address="'1986.other'.TB7:'1986.other'.TB7">
            <calcext:condition calcext:apply-style-name="Accent" calcext:value="duplicate" calcext:base-cell-address="'1986.other'.TB7"/>
          </calcext:conditional-format>
          <calcext:conditional-format calcext:target-range-address="'1986.other'.TC7:'1986.other'.TC7">
            <calcext:condition calcext:apply-style-name="Accent" calcext:value="duplicate" calcext:base-cell-address="'1986.other'.TC7"/>
          </calcext:conditional-format>
          <calcext:conditional-format calcext:target-range-address="'1986.other'.TD7:'1986.other'.TD7">
            <calcext:condition calcext:apply-style-name="Accent" calcext:value="duplicate" calcext:base-cell-address="'1986.other'.TD7"/>
          </calcext:conditional-format>
          <calcext:conditional-format calcext:target-range-address="'1986.other'.TE7:'1986.other'.TE7">
            <calcext:condition calcext:apply-style-name="Accent" calcext:value="duplicate" calcext:base-cell-address="'1986.other'.TE7"/>
          </calcext:conditional-format>
          <calcext:conditional-format calcext:target-range-address="'1986.other'.TF7:'1986.other'.TF7">
            <calcext:condition calcext:apply-style-name="Accent" calcext:value="duplicate" calcext:base-cell-address="'1986.other'.TF7"/>
          </calcext:conditional-format>
          <calcext:conditional-format calcext:target-range-address="'1986.other'.TG7:'1986.other'.TG7">
            <calcext:condition calcext:apply-style-name="Accent" calcext:value="duplicate" calcext:base-cell-address="'1986.other'.TG7"/>
          </calcext:conditional-format>
          <calcext:conditional-format calcext:target-range-address="'1986.other'.TH7:'1986.other'.TH7">
            <calcext:condition calcext:apply-style-name="Accent" calcext:value="duplicate" calcext:base-cell-address="'1986.other'.TH7"/>
          </calcext:conditional-format>
          <calcext:conditional-format calcext:target-range-address="'1986.other'.TI7:'1986.other'.TI7">
            <calcext:condition calcext:apply-style-name="Accent" calcext:value="duplicate" calcext:base-cell-address="'1986.other'.TI7"/>
          </calcext:conditional-format>
          <calcext:conditional-format calcext:target-range-address="'1986.other'.TJ7:'1986.other'.TJ7">
            <calcext:condition calcext:apply-style-name="Accent" calcext:value="duplicate" calcext:base-cell-address="'1986.other'.TJ7"/>
          </calcext:conditional-format>
          <calcext:conditional-format calcext:target-range-address="'1986.other'.TK7:'1986.other'.TK7">
            <calcext:condition calcext:apply-style-name="Accent" calcext:value="duplicate" calcext:base-cell-address="'1986.other'.TK7"/>
          </calcext:conditional-format>
          <calcext:conditional-format calcext:target-range-address="'1986.other'.TL7:'1986.other'.TL7">
            <calcext:condition calcext:apply-style-name="Accent" calcext:value="duplicate" calcext:base-cell-address="'1986.other'.TL7"/>
          </calcext:conditional-format>
          <calcext:conditional-format calcext:target-range-address="'1986.other'.TM7:'1986.other'.TM7">
            <calcext:condition calcext:apply-style-name="Accent" calcext:value="duplicate" calcext:base-cell-address="'1986.other'.TM7"/>
          </calcext:conditional-format>
          <calcext:conditional-format calcext:target-range-address="'1986.other'.TN7:'1986.other'.TN7">
            <calcext:condition calcext:apply-style-name="Accent" calcext:value="duplicate" calcext:base-cell-address="'1986.other'.TN7"/>
          </calcext:conditional-format>
          <calcext:conditional-format calcext:target-range-address="'1986.other'.TO7:'1986.other'.TO7">
            <calcext:condition calcext:apply-style-name="Accent" calcext:value="duplicate" calcext:base-cell-address="'1986.other'.TO7"/>
          </calcext:conditional-format>
          <calcext:conditional-format calcext:target-range-address="'1986.other'.TP7:'1986.other'.TP7">
            <calcext:condition calcext:apply-style-name="Accent" calcext:value="duplicate" calcext:base-cell-address="'1986.other'.TP7"/>
          </calcext:conditional-format>
          <calcext:conditional-format calcext:target-range-address="'1986.other'.TQ7:'1986.other'.TQ7">
            <calcext:condition calcext:apply-style-name="Accent" calcext:value="duplicate" calcext:base-cell-address="'1986.other'.TQ7"/>
          </calcext:conditional-format>
          <calcext:conditional-format calcext:target-range-address="'1986.other'.TR7:'1986.other'.TR7">
            <calcext:condition calcext:apply-style-name="Accent" calcext:value="duplicate" calcext:base-cell-address="'1986.other'.TR7"/>
          </calcext:conditional-format>
          <calcext:conditional-format calcext:target-range-address="'1986.other'.TS7:'1986.other'.TS7">
            <calcext:condition calcext:apply-style-name="Accent" calcext:value="duplicate" calcext:base-cell-address="'1986.other'.TS7"/>
          </calcext:conditional-format>
          <calcext:conditional-format calcext:target-range-address="'1986.other'.TT7:'1986.other'.TT7">
            <calcext:condition calcext:apply-style-name="Accent" calcext:value="duplicate" calcext:base-cell-address="'1986.other'.TT7"/>
          </calcext:conditional-format>
          <calcext:conditional-format calcext:target-range-address="'1986.other'.TU7:'1986.other'.TU7">
            <calcext:condition calcext:apply-style-name="Accent" calcext:value="duplicate" calcext:base-cell-address="'1986.other'.TU7"/>
          </calcext:conditional-format>
          <calcext:conditional-format calcext:target-range-address="'1986.other'.TV7:'1986.other'.TV7">
            <calcext:condition calcext:apply-style-name="Accent" calcext:value="duplicate" calcext:base-cell-address="'1986.other'.TV7"/>
          </calcext:conditional-format>
          <calcext:conditional-format calcext:target-range-address="'1986.other'.TW7:'1986.other'.TW7">
            <calcext:condition calcext:apply-style-name="Accent" calcext:value="duplicate" calcext:base-cell-address="'1986.other'.TW7"/>
          </calcext:conditional-format>
          <calcext:conditional-format calcext:target-range-address="'1986.other'.TX7:'1986.other'.TX7">
            <calcext:condition calcext:apply-style-name="Accent" calcext:value="duplicate" calcext:base-cell-address="'1986.other'.TX7"/>
          </calcext:conditional-format>
          <calcext:conditional-format calcext:target-range-address="'1986.other'.TY7:'1986.other'.TY7">
            <calcext:condition calcext:apply-style-name="Accent" calcext:value="duplicate" calcext:base-cell-address="'1986.other'.TY7"/>
          </calcext:conditional-format>
          <calcext:conditional-format calcext:target-range-address="'1986.other'.TZ7:'1986.other'.TZ7">
            <calcext:condition calcext:apply-style-name="Accent" calcext:value="duplicate" calcext:base-cell-address="'1986.other'.TZ7"/>
          </calcext:conditional-format>
          <calcext:conditional-format calcext:target-range-address="'1986.other'.UA7:'1986.other'.UA7">
            <calcext:condition calcext:apply-style-name="Accent" calcext:value="duplicate" calcext:base-cell-address="'1986.other'.UA7"/>
          </calcext:conditional-format>
          <calcext:conditional-format calcext:target-range-address="'1986.other'.UB7:'1986.other'.UB7">
            <calcext:condition calcext:apply-style-name="Accent" calcext:value="duplicate" calcext:base-cell-address="'1986.other'.UB7"/>
          </calcext:conditional-format>
          <calcext:conditional-format calcext:target-range-address="'1986.other'.UC7:'1986.other'.UC7">
            <calcext:condition calcext:apply-style-name="Accent" calcext:value="duplicate" calcext:base-cell-address="'1986.other'.UC7"/>
          </calcext:conditional-format>
          <calcext:conditional-format calcext:target-range-address="'1986.other'.UD7:'1986.other'.UD7">
            <calcext:condition calcext:apply-style-name="Accent" calcext:value="duplicate" calcext:base-cell-address="'1986.other'.UD7"/>
          </calcext:conditional-format>
          <calcext:conditional-format calcext:target-range-address="'1986.other'.UE7:'1986.other'.UE7">
            <calcext:condition calcext:apply-style-name="Accent" calcext:value="duplicate" calcext:base-cell-address="'1986.other'.UE7"/>
          </calcext:conditional-format>
          <calcext:conditional-format calcext:target-range-address="'1986.other'.UF7:'1986.other'.UF7">
            <calcext:condition calcext:apply-style-name="Accent" calcext:value="duplicate" calcext:base-cell-address="'1986.other'.UF7"/>
          </calcext:conditional-format>
          <calcext:conditional-format calcext:target-range-address="'1986.other'.UG7:'1986.other'.UG7">
            <calcext:condition calcext:apply-style-name="Accent" calcext:value="duplicate" calcext:base-cell-address="'1986.other'.UG7"/>
          </calcext:conditional-format>
          <calcext:conditional-format calcext:target-range-address="'1986.other'.UH7:'1986.other'.UH7">
            <calcext:condition calcext:apply-style-name="Accent" calcext:value="duplicate" calcext:base-cell-address="'1986.other'.UH7"/>
          </calcext:conditional-format>
          <calcext:conditional-format calcext:target-range-address="'1986.other'.UI7:'1986.other'.UI7">
            <calcext:condition calcext:apply-style-name="Accent" calcext:value="duplicate" calcext:base-cell-address="'1986.other'.UI7"/>
          </calcext:conditional-format>
          <calcext:conditional-format calcext:target-range-address="'1986.other'.UJ7:'1986.other'.UJ7">
            <calcext:condition calcext:apply-style-name="Accent" calcext:value="duplicate" calcext:base-cell-address="'1986.other'.UJ7"/>
          </calcext:conditional-format>
          <calcext:conditional-format calcext:target-range-address="'1986.other'.UK7:'1986.other'.UK7">
            <calcext:condition calcext:apply-style-name="Accent" calcext:value="duplicate" calcext:base-cell-address="'1986.other'.UK7"/>
          </calcext:conditional-format>
          <calcext:conditional-format calcext:target-range-address="'1986.other'.UL7:'1986.other'.UL7">
            <calcext:condition calcext:apply-style-name="Accent" calcext:value="duplicate" calcext:base-cell-address="'1986.other'.UL7"/>
          </calcext:conditional-format>
          <calcext:conditional-format calcext:target-range-address="'1986.other'.UM7:'1986.other'.UM7">
            <calcext:condition calcext:apply-style-name="Accent" calcext:value="duplicate" calcext:base-cell-address="'1986.other'.UM7"/>
          </calcext:conditional-format>
          <calcext:conditional-format calcext:target-range-address="'1986.other'.UN7:'1986.other'.UN7">
            <calcext:condition calcext:apply-style-name="Accent" calcext:value="duplicate" calcext:base-cell-address="'1986.other'.UN7"/>
          </calcext:conditional-format>
          <calcext:conditional-format calcext:target-range-address="'1986.other'.UO7:'1986.other'.UO7">
            <calcext:condition calcext:apply-style-name="Accent" calcext:value="duplicate" calcext:base-cell-address="'1986.other'.UO7"/>
          </calcext:conditional-format>
          <calcext:conditional-format calcext:target-range-address="'1986.other'.UP7:'1986.other'.UP7">
            <calcext:condition calcext:apply-style-name="Accent" calcext:value="duplicate" calcext:base-cell-address="'1986.other'.UP7"/>
          </calcext:conditional-format>
          <calcext:conditional-format calcext:target-range-address="'1986.other'.UQ7:'1986.other'.UQ7">
            <calcext:condition calcext:apply-style-name="Accent" calcext:value="duplicate" calcext:base-cell-address="'1986.other'.UQ7"/>
          </calcext:conditional-format>
          <calcext:conditional-format calcext:target-range-address="'1986.other'.UR7:'1986.other'.UR7">
            <calcext:condition calcext:apply-style-name="Accent" calcext:value="duplicate" calcext:base-cell-address="'1986.other'.UR7"/>
          </calcext:conditional-format>
          <calcext:conditional-format calcext:target-range-address="'1986.other'.US7:'1986.other'.US7">
            <calcext:condition calcext:apply-style-name="Accent" calcext:value="duplicate" calcext:base-cell-address="'1986.other'.US7"/>
          </calcext:conditional-format>
          <calcext:conditional-format calcext:target-range-address="'1986.other'.UT7:'1986.other'.UT7">
            <calcext:condition calcext:apply-style-name="Accent" calcext:value="duplicate" calcext:base-cell-address="'1986.other'.UT7"/>
          </calcext:conditional-format>
          <calcext:conditional-format calcext:target-range-address="'1986.other'.UU7:'1986.other'.UU7">
            <calcext:condition calcext:apply-style-name="Accent" calcext:value="duplicate" calcext:base-cell-address="'1986.other'.UU7"/>
          </calcext:conditional-format>
          <calcext:conditional-format calcext:target-range-address="'1986.other'.UV7:'1986.other'.UV7">
            <calcext:condition calcext:apply-style-name="Accent" calcext:value="duplicate" calcext:base-cell-address="'1986.other'.UV7"/>
          </calcext:conditional-format>
          <calcext:conditional-format calcext:target-range-address="'1986.other'.UW7:'1986.other'.UW7">
            <calcext:condition calcext:apply-style-name="Accent" calcext:value="duplicate" calcext:base-cell-address="'1986.other'.UW7"/>
          </calcext:conditional-format>
          <calcext:conditional-format calcext:target-range-address="'1986.other'.UX7:'1986.other'.UX7">
            <calcext:condition calcext:apply-style-name="Accent" calcext:value="duplicate" calcext:base-cell-address="'1986.other'.UX7"/>
          </calcext:conditional-format>
          <calcext:conditional-format calcext:target-range-address="'1986.other'.UY7:'1986.other'.UY7">
            <calcext:condition calcext:apply-style-name="Accent" calcext:value="duplicate" calcext:base-cell-address="'1986.other'.UY7"/>
          </calcext:conditional-format>
          <calcext:conditional-format calcext:target-range-address="'1986.other'.UZ7:'1986.other'.UZ7">
            <calcext:condition calcext:apply-style-name="Accent" calcext:value="duplicate" calcext:base-cell-address="'1986.other'.UZ7"/>
          </calcext:conditional-format>
          <calcext:conditional-format calcext:target-range-address="'1986.other'.VA7:'1986.other'.VA7">
            <calcext:condition calcext:apply-style-name="Accent" calcext:value="duplicate" calcext:base-cell-address="'1986.other'.VA7"/>
          </calcext:conditional-format>
          <calcext:conditional-format calcext:target-range-address="'1986.other'.VB7:'1986.other'.VB7">
            <calcext:condition calcext:apply-style-name="Accent" calcext:value="duplicate" calcext:base-cell-address="'1986.other'.VB7"/>
          </calcext:conditional-format>
          <calcext:conditional-format calcext:target-range-address="'1986.other'.VC7:'1986.other'.VC7">
            <calcext:condition calcext:apply-style-name="Accent" calcext:value="duplicate" calcext:base-cell-address="'1986.other'.VC7"/>
          </calcext:conditional-format>
          <calcext:conditional-format calcext:target-range-address="'1986.other'.VD7:'1986.other'.VD7">
            <calcext:condition calcext:apply-style-name="Accent" calcext:value="duplicate" calcext:base-cell-address="'1986.other'.VD7"/>
          </calcext:conditional-format>
          <calcext:conditional-format calcext:target-range-address="'1986.other'.VE7:'1986.other'.VE7">
            <calcext:condition calcext:apply-style-name="Accent" calcext:value="duplicate" calcext:base-cell-address="'1986.other'.VE7"/>
          </calcext:conditional-format>
          <calcext:conditional-format calcext:target-range-address="'1986.other'.VF7:'1986.other'.VF7">
            <calcext:condition calcext:apply-style-name="Accent" calcext:value="duplicate" calcext:base-cell-address="'1986.other'.VF7"/>
          </calcext:conditional-format>
          <calcext:conditional-format calcext:target-range-address="'1986.other'.VG7:'1986.other'.VG7">
            <calcext:condition calcext:apply-style-name="Accent" calcext:value="duplicate" calcext:base-cell-address="'1986.other'.VG7"/>
          </calcext:conditional-format>
          <calcext:conditional-format calcext:target-range-address="'1986.other'.VH7:'1986.other'.VH7">
            <calcext:condition calcext:apply-style-name="Accent" calcext:value="duplicate" calcext:base-cell-address="'1986.other'.VH7"/>
          </calcext:conditional-format>
          <calcext:conditional-format calcext:target-range-address="'1986.other'.VI7:'1986.other'.VI7">
            <calcext:condition calcext:apply-style-name="Accent" calcext:value="duplicate" calcext:base-cell-address="'1986.other'.VI7"/>
          </calcext:conditional-format>
          <calcext:conditional-format calcext:target-range-address="'1986.other'.VJ7:'1986.other'.VJ7">
            <calcext:condition calcext:apply-style-name="Accent" calcext:value="duplicate" calcext:base-cell-address="'1986.other'.VJ7"/>
          </calcext:conditional-format>
          <calcext:conditional-format calcext:target-range-address="'1986.other'.VK7:'1986.other'.VK7">
            <calcext:condition calcext:apply-style-name="Accent" calcext:value="duplicate" calcext:base-cell-address="'1986.other'.VK7"/>
          </calcext:conditional-format>
          <calcext:conditional-format calcext:target-range-address="'1986.other'.VL7:'1986.other'.VL7">
            <calcext:condition calcext:apply-style-name="Accent" calcext:value="duplicate" calcext:base-cell-address="'1986.other'.VL7"/>
          </calcext:conditional-format>
          <calcext:conditional-format calcext:target-range-address="'1986.other'.VM7:'1986.other'.VM7">
            <calcext:condition calcext:apply-style-name="Accent" calcext:value="duplicate" calcext:base-cell-address="'1986.other'.VM7"/>
          </calcext:conditional-format>
          <calcext:conditional-format calcext:target-range-address="'1986.other'.VN7:'1986.other'.VN7">
            <calcext:condition calcext:apply-style-name="Accent" calcext:value="duplicate" calcext:base-cell-address="'1986.other'.VN7"/>
          </calcext:conditional-format>
          <calcext:conditional-format calcext:target-range-address="'1986.other'.VO7:'1986.other'.VO7">
            <calcext:condition calcext:apply-style-name="Accent" calcext:value="duplicate" calcext:base-cell-address="'1986.other'.VO7"/>
          </calcext:conditional-format>
          <calcext:conditional-format calcext:target-range-address="'1986.other'.VP7:'1986.other'.VP7">
            <calcext:condition calcext:apply-style-name="Accent" calcext:value="duplicate" calcext:base-cell-address="'1986.other'.VP7"/>
          </calcext:conditional-format>
          <calcext:conditional-format calcext:target-range-address="'1986.other'.VQ7:'1986.other'.VQ7">
            <calcext:condition calcext:apply-style-name="Accent" calcext:value="duplicate" calcext:base-cell-address="'1986.other'.VQ7"/>
          </calcext:conditional-format>
          <calcext:conditional-format calcext:target-range-address="'1986.other'.VR7:'1986.other'.VR7">
            <calcext:condition calcext:apply-style-name="Accent" calcext:value="duplicate" calcext:base-cell-address="'1986.other'.VR7"/>
          </calcext:conditional-format>
          <calcext:conditional-format calcext:target-range-address="'1986.other'.VS7:'1986.other'.VS7">
            <calcext:condition calcext:apply-style-name="Accent" calcext:value="duplicate" calcext:base-cell-address="'1986.other'.VS7"/>
          </calcext:conditional-format>
          <calcext:conditional-format calcext:target-range-address="'1986.other'.VT7:'1986.other'.VT7">
            <calcext:condition calcext:apply-style-name="Accent" calcext:value="duplicate" calcext:base-cell-address="'1986.other'.VT7"/>
          </calcext:conditional-format>
          <calcext:conditional-format calcext:target-range-address="'1986.other'.VU7:'1986.other'.VU7">
            <calcext:condition calcext:apply-style-name="Accent" calcext:value="duplicate" calcext:base-cell-address="'1986.other'.VU7"/>
          </calcext:conditional-format>
          <calcext:conditional-format calcext:target-range-address="'1986.other'.VV7:'1986.other'.VV7">
            <calcext:condition calcext:apply-style-name="Accent" calcext:value="duplicate" calcext:base-cell-address="'1986.other'.VV7"/>
          </calcext:conditional-format>
          <calcext:conditional-format calcext:target-range-address="'1986.other'.VW7:'1986.other'.VW7">
            <calcext:condition calcext:apply-style-name="Accent" calcext:value="duplicate" calcext:base-cell-address="'1986.other'.VW7"/>
          </calcext:conditional-format>
          <calcext:conditional-format calcext:target-range-address="'1986.other'.VX7:'1986.other'.VX7">
            <calcext:condition calcext:apply-style-name="Accent" calcext:value="duplicate" calcext:base-cell-address="'1986.other'.VX7"/>
          </calcext:conditional-format>
          <calcext:conditional-format calcext:target-range-address="'1986.other'.VY7:'1986.other'.VY7">
            <calcext:condition calcext:apply-style-name="Accent" calcext:value="duplicate" calcext:base-cell-address="'1986.other'.VY7"/>
          </calcext:conditional-format>
          <calcext:conditional-format calcext:target-range-address="'1986.other'.VZ7:'1986.other'.VZ7">
            <calcext:condition calcext:apply-style-name="Accent" calcext:value="duplicate" calcext:base-cell-address="'1986.other'.VZ7"/>
          </calcext:conditional-format>
          <calcext:conditional-format calcext:target-range-address="'1986.other'.WA7:'1986.other'.WA7">
            <calcext:condition calcext:apply-style-name="Accent" calcext:value="duplicate" calcext:base-cell-address="'1986.other'.WA7"/>
          </calcext:conditional-format>
          <calcext:conditional-format calcext:target-range-address="'1986.other'.WB7:'1986.other'.WB7">
            <calcext:condition calcext:apply-style-name="Accent" calcext:value="duplicate" calcext:base-cell-address="'1986.other'.WB7"/>
          </calcext:conditional-format>
          <calcext:conditional-format calcext:target-range-address="'1986.other'.WC7:'1986.other'.WC7">
            <calcext:condition calcext:apply-style-name="Accent" calcext:value="duplicate" calcext:base-cell-address="'1986.other'.WC7"/>
          </calcext:conditional-format>
          <calcext:conditional-format calcext:target-range-address="'1986.other'.WD7:'1986.other'.WD7">
            <calcext:condition calcext:apply-style-name="Accent" calcext:value="duplicate" calcext:base-cell-address="'1986.other'.WD7"/>
          </calcext:conditional-format>
          <calcext:conditional-format calcext:target-range-address="'1986.other'.WE7:'1986.other'.WE7">
            <calcext:condition calcext:apply-style-name="Accent" calcext:value="duplicate" calcext:base-cell-address="'1986.other'.WE7"/>
          </calcext:conditional-format>
          <calcext:conditional-format calcext:target-range-address="'1986.other'.WF7:'1986.other'.WF7">
            <calcext:condition calcext:apply-style-name="Accent" calcext:value="duplicate" calcext:base-cell-address="'1986.other'.WF7"/>
          </calcext:conditional-format>
          <calcext:conditional-format calcext:target-range-address="'1986.other'.WG7:'1986.other'.WG7">
            <calcext:condition calcext:apply-style-name="Accent" calcext:value="duplicate" calcext:base-cell-address="'1986.other'.WG7"/>
          </calcext:conditional-format>
          <calcext:conditional-format calcext:target-range-address="'1986.other'.WH7:'1986.other'.WH7">
            <calcext:condition calcext:apply-style-name="Accent" calcext:value="duplicate" calcext:base-cell-address="'1986.other'.WH7"/>
          </calcext:conditional-format>
          <calcext:conditional-format calcext:target-range-address="'1986.other'.WI7:'1986.other'.WI7">
            <calcext:condition calcext:apply-style-name="Accent" calcext:value="duplicate" calcext:base-cell-address="'1986.other'.WI7"/>
          </calcext:conditional-format>
          <calcext:conditional-format calcext:target-range-address="'1986.other'.WJ7:'1986.other'.WJ7">
            <calcext:condition calcext:apply-style-name="Accent" calcext:value="duplicate" calcext:base-cell-address="'1986.other'.WJ7"/>
          </calcext:conditional-format>
          <calcext:conditional-format calcext:target-range-address="'1986.other'.WK7:'1986.other'.WK7">
            <calcext:condition calcext:apply-style-name="Accent" calcext:value="duplicate" calcext:base-cell-address="'1986.other'.WK7"/>
          </calcext:conditional-format>
          <calcext:conditional-format calcext:target-range-address="'1986.other'.WL7:'1986.other'.WL7">
            <calcext:condition calcext:apply-style-name="Accent" calcext:value="duplicate" calcext:base-cell-address="'1986.other'.WL7"/>
          </calcext:conditional-format>
          <calcext:conditional-format calcext:target-range-address="'1986.other'.WM7:'1986.other'.WM7">
            <calcext:condition calcext:apply-style-name="Accent" calcext:value="duplicate" calcext:base-cell-address="'1986.other'.WM7"/>
          </calcext:conditional-format>
          <calcext:conditional-format calcext:target-range-address="'1986.other'.WN7:'1986.other'.WN7">
            <calcext:condition calcext:apply-style-name="Accent" calcext:value="duplicate" calcext:base-cell-address="'1986.other'.WN7"/>
          </calcext:conditional-format>
          <calcext:conditional-format calcext:target-range-address="'1986.other'.WO7:'1986.other'.WO7">
            <calcext:condition calcext:apply-style-name="Accent" calcext:value="duplicate" calcext:base-cell-address="'1986.other'.WO7"/>
          </calcext:conditional-format>
          <calcext:conditional-format calcext:target-range-address="'1986.other'.WP7:'1986.other'.WP7">
            <calcext:condition calcext:apply-style-name="Accent" calcext:value="duplicate" calcext:base-cell-address="'1986.other'.WP7"/>
          </calcext:conditional-format>
          <calcext:conditional-format calcext:target-range-address="'1986.other'.WQ7:'1986.other'.WQ7">
            <calcext:condition calcext:apply-style-name="Accent" calcext:value="duplicate" calcext:base-cell-address="'1986.other'.WQ7"/>
          </calcext:conditional-format>
          <calcext:conditional-format calcext:target-range-address="'1986.other'.WR7:'1986.other'.WR7">
            <calcext:condition calcext:apply-style-name="Accent" calcext:value="duplicate" calcext:base-cell-address="'1986.other'.WR7"/>
          </calcext:conditional-format>
          <calcext:conditional-format calcext:target-range-address="'1986.other'.WS7:'1986.other'.WS7">
            <calcext:condition calcext:apply-style-name="Accent" calcext:value="duplicate" calcext:base-cell-address="'1986.other'.WS7"/>
          </calcext:conditional-format>
          <calcext:conditional-format calcext:target-range-address="'1986.other'.WT7:'1986.other'.WT7">
            <calcext:condition calcext:apply-style-name="Accent" calcext:value="duplicate" calcext:base-cell-address="'1986.other'.WT7"/>
          </calcext:conditional-format>
          <calcext:conditional-format calcext:target-range-address="'1986.other'.WU7:'1986.other'.WU7">
            <calcext:condition calcext:apply-style-name="Accent" calcext:value="duplicate" calcext:base-cell-address="'1986.other'.WU7"/>
          </calcext:conditional-format>
          <calcext:conditional-format calcext:target-range-address="'1986.other'.WV7:'1986.other'.WV7">
            <calcext:condition calcext:apply-style-name="Accent" calcext:value="duplicate" calcext:base-cell-address="'1986.other'.WV7"/>
          </calcext:conditional-format>
          <calcext:conditional-format calcext:target-range-address="'1986.other'.WW7:'1986.other'.WW7">
            <calcext:condition calcext:apply-style-name="Accent" calcext:value="duplicate" calcext:base-cell-address="'1986.other'.WW7"/>
          </calcext:conditional-format>
          <calcext:conditional-format calcext:target-range-address="'1986.other'.WX7:'1986.other'.WX7">
            <calcext:condition calcext:apply-style-name="Accent" calcext:value="duplicate" calcext:base-cell-address="'1986.other'.WX7"/>
          </calcext:conditional-format>
          <calcext:conditional-format calcext:target-range-address="'1986.other'.WY7:'1986.other'.WY7">
            <calcext:condition calcext:apply-style-name="Accent" calcext:value="duplicate" calcext:base-cell-address="'1986.other'.WY7"/>
          </calcext:conditional-format>
          <calcext:conditional-format calcext:target-range-address="'1986.other'.WZ7:'1986.other'.WZ7">
            <calcext:condition calcext:apply-style-name="Accent" calcext:value="duplicate" calcext:base-cell-address="'1986.other'.WZ7"/>
          </calcext:conditional-format>
          <calcext:conditional-format calcext:target-range-address="'1986.other'.XA7:'1986.other'.XA7">
            <calcext:condition calcext:apply-style-name="Accent" calcext:value="duplicate" calcext:base-cell-address="'1986.other'.XA7"/>
          </calcext:conditional-format>
          <calcext:conditional-format calcext:target-range-address="'1986.other'.XB7:'1986.other'.XB7">
            <calcext:condition calcext:apply-style-name="Accent" calcext:value="duplicate" calcext:base-cell-address="'1986.other'.XB7"/>
          </calcext:conditional-format>
          <calcext:conditional-format calcext:target-range-address="'1986.other'.XC7:'1986.other'.XC7">
            <calcext:condition calcext:apply-style-name="Accent" calcext:value="duplicate" calcext:base-cell-address="'1986.other'.XC7"/>
          </calcext:conditional-format>
          <calcext:conditional-format calcext:target-range-address="'1986.other'.XD7:'1986.other'.XD7">
            <calcext:condition calcext:apply-style-name="Accent" calcext:value="duplicate" calcext:base-cell-address="'1986.other'.XD7"/>
          </calcext:conditional-format>
          <calcext:conditional-format calcext:target-range-address="'1986.other'.XE7:'1986.other'.XE7">
            <calcext:condition calcext:apply-style-name="Accent" calcext:value="duplicate" calcext:base-cell-address="'1986.other'.XE7"/>
          </calcext:conditional-format>
          <calcext:conditional-format calcext:target-range-address="'1986.other'.XF7:'1986.other'.XF7">
            <calcext:condition calcext:apply-style-name="Accent" calcext:value="duplicate" calcext:base-cell-address="'1986.other'.XF7"/>
          </calcext:conditional-format>
          <calcext:conditional-format calcext:target-range-address="'1986.other'.XG7:'1986.other'.XG7">
            <calcext:condition calcext:apply-style-name="Accent" calcext:value="duplicate" calcext:base-cell-address="'1986.other'.XG7"/>
          </calcext:conditional-format>
          <calcext:conditional-format calcext:target-range-address="'1986.other'.XH7:'1986.other'.XH7">
            <calcext:condition calcext:apply-style-name="Accent" calcext:value="duplicate" calcext:base-cell-address="'1986.other'.XH7"/>
          </calcext:conditional-format>
          <calcext:conditional-format calcext:target-range-address="'1986.other'.XI7:'1986.other'.XI7">
            <calcext:condition calcext:apply-style-name="Accent" calcext:value="duplicate" calcext:base-cell-address="'1986.other'.XI7"/>
          </calcext:conditional-format>
          <calcext:conditional-format calcext:target-range-address="'1986.other'.XJ7:'1986.other'.XJ7">
            <calcext:condition calcext:apply-style-name="Accent" calcext:value="duplicate" calcext:base-cell-address="'1986.other'.XJ7"/>
          </calcext:conditional-format>
          <calcext:conditional-format calcext:target-range-address="'1986.other'.XK7:'1986.other'.XK7">
            <calcext:condition calcext:apply-style-name="Accent" calcext:value="duplicate" calcext:base-cell-address="'1986.other'.XK7"/>
          </calcext:conditional-format>
          <calcext:conditional-format calcext:target-range-address="'1986.other'.XL7:'1986.other'.XL7">
            <calcext:condition calcext:apply-style-name="Accent" calcext:value="duplicate" calcext:base-cell-address="'1986.other'.XL7"/>
          </calcext:conditional-format>
          <calcext:conditional-format calcext:target-range-address="'1986.other'.XM7:'1986.other'.XM7">
            <calcext:condition calcext:apply-style-name="Accent" calcext:value="duplicate" calcext:base-cell-address="'1986.other'.XM7"/>
          </calcext:conditional-format>
          <calcext:conditional-format calcext:target-range-address="'1986.other'.XN7:'1986.other'.XN7">
            <calcext:condition calcext:apply-style-name="Accent" calcext:value="duplicate" calcext:base-cell-address="'1986.other'.XN7"/>
          </calcext:conditional-format>
          <calcext:conditional-format calcext:target-range-address="'1986.other'.XO7:'1986.other'.XO7">
            <calcext:condition calcext:apply-style-name="Accent" calcext:value="duplicate" calcext:base-cell-address="'1986.other'.XO7"/>
          </calcext:conditional-format>
          <calcext:conditional-format calcext:target-range-address="'1986.other'.XP7:'1986.other'.XP7">
            <calcext:condition calcext:apply-style-name="Accent" calcext:value="duplicate" calcext:base-cell-address="'1986.other'.XP7"/>
          </calcext:conditional-format>
          <calcext:conditional-format calcext:target-range-address="'1986.other'.XQ7:'1986.other'.XQ7">
            <calcext:condition calcext:apply-style-name="Accent" calcext:value="duplicate" calcext:base-cell-address="'1986.other'.XQ7"/>
          </calcext:conditional-format>
          <calcext:conditional-format calcext:target-range-address="'1986.other'.XR7:'1986.other'.XR7">
            <calcext:condition calcext:apply-style-name="Accent" calcext:value="duplicate" calcext:base-cell-address="'1986.other'.XR7"/>
          </calcext:conditional-format>
          <calcext:conditional-format calcext:target-range-address="'1986.other'.XS7:'1986.other'.XS7">
            <calcext:condition calcext:apply-style-name="Accent" calcext:value="duplicate" calcext:base-cell-address="'1986.other'.XS7"/>
          </calcext:conditional-format>
          <calcext:conditional-format calcext:target-range-address="'1986.other'.XT7:'1986.other'.XT7">
            <calcext:condition calcext:apply-style-name="Accent" calcext:value="duplicate" calcext:base-cell-address="'1986.other'.XT7"/>
          </calcext:conditional-format>
          <calcext:conditional-format calcext:target-range-address="'1986.other'.XU7:'1986.other'.XU7">
            <calcext:condition calcext:apply-style-name="Accent" calcext:value="duplicate" calcext:base-cell-address="'1986.other'.XU7"/>
          </calcext:conditional-format>
          <calcext:conditional-format calcext:target-range-address="'1986.other'.XV7:'1986.other'.XV7">
            <calcext:condition calcext:apply-style-name="Accent" calcext:value="duplicate" calcext:base-cell-address="'1986.other'.XV7"/>
          </calcext:conditional-format>
          <calcext:conditional-format calcext:target-range-address="'1986.other'.XW7:'1986.other'.XW7">
            <calcext:condition calcext:apply-style-name="Accent" calcext:value="duplicate" calcext:base-cell-address="'1986.other'.XW7"/>
          </calcext:conditional-format>
          <calcext:conditional-format calcext:target-range-address="'1986.other'.XX7:'1986.other'.XX7">
            <calcext:condition calcext:apply-style-name="Accent" calcext:value="duplicate" calcext:base-cell-address="'1986.other'.XX7"/>
          </calcext:conditional-format>
          <calcext:conditional-format calcext:target-range-address="'1986.other'.XY7:'1986.other'.XY7">
            <calcext:condition calcext:apply-style-name="Accent" calcext:value="duplicate" calcext:base-cell-address="'1986.other'.XY7"/>
          </calcext:conditional-format>
          <calcext:conditional-format calcext:target-range-address="'1986.other'.XZ7:'1986.other'.XZ7">
            <calcext:condition calcext:apply-style-name="Accent" calcext:value="duplicate" calcext:base-cell-address="'1986.other'.XZ7"/>
          </calcext:conditional-format>
          <calcext:conditional-format calcext:target-range-address="'1986.other'.YA7:'1986.other'.YA7">
            <calcext:condition calcext:apply-style-name="Accent" calcext:value="duplicate" calcext:base-cell-address="'1986.other'.YA7"/>
          </calcext:conditional-format>
          <calcext:conditional-format calcext:target-range-address="'1986.other'.YB7:'1986.other'.YB7">
            <calcext:condition calcext:apply-style-name="Accent" calcext:value="duplicate" calcext:base-cell-address="'1986.other'.YB7"/>
          </calcext:conditional-format>
          <calcext:conditional-format calcext:target-range-address="'1986.other'.YC7:'1986.other'.YC7">
            <calcext:condition calcext:apply-style-name="Accent" calcext:value="duplicate" calcext:base-cell-address="'1986.other'.YC7"/>
          </calcext:conditional-format>
          <calcext:conditional-format calcext:target-range-address="'1986.other'.YD7:'1986.other'.YD7">
            <calcext:condition calcext:apply-style-name="Accent" calcext:value="duplicate" calcext:base-cell-address="'1986.other'.YD7"/>
          </calcext:conditional-format>
          <calcext:conditional-format calcext:target-range-address="'1986.other'.YE7:'1986.other'.YE7">
            <calcext:condition calcext:apply-style-name="Accent" calcext:value="duplicate" calcext:base-cell-address="'1986.other'.YE7"/>
          </calcext:conditional-format>
          <calcext:conditional-format calcext:target-range-address="'1986.other'.YF7:'1986.other'.YF7">
            <calcext:condition calcext:apply-style-name="Accent" calcext:value="duplicate" calcext:base-cell-address="'1986.other'.YF7"/>
          </calcext:conditional-format>
          <calcext:conditional-format calcext:target-range-address="'1986.other'.YG7:'1986.other'.YG7">
            <calcext:condition calcext:apply-style-name="Accent" calcext:value="duplicate" calcext:base-cell-address="'1986.other'.YG7"/>
          </calcext:conditional-format>
          <calcext:conditional-format calcext:target-range-address="'1986.other'.YH7:'1986.other'.YH7">
            <calcext:condition calcext:apply-style-name="Accent" calcext:value="duplicate" calcext:base-cell-address="'1986.other'.YH7"/>
          </calcext:conditional-format>
          <calcext:conditional-format calcext:target-range-address="'1986.other'.YI7:'1986.other'.YI7">
            <calcext:condition calcext:apply-style-name="Accent" calcext:value="duplicate" calcext:base-cell-address="'1986.other'.YI7"/>
          </calcext:conditional-format>
          <calcext:conditional-format calcext:target-range-address="'1986.other'.YJ7:'1986.other'.YJ7">
            <calcext:condition calcext:apply-style-name="Accent" calcext:value="duplicate" calcext:base-cell-address="'1986.other'.YJ7"/>
          </calcext:conditional-format>
          <calcext:conditional-format calcext:target-range-address="'1986.other'.YK7:'1986.other'.YK7">
            <calcext:condition calcext:apply-style-name="Accent" calcext:value="duplicate" calcext:base-cell-address="'1986.other'.YK7"/>
          </calcext:conditional-format>
          <calcext:conditional-format calcext:target-range-address="'1986.other'.YL7:'1986.other'.YL7">
            <calcext:condition calcext:apply-style-name="Accent" calcext:value="duplicate" calcext:base-cell-address="'1986.other'.YL7"/>
          </calcext:conditional-format>
          <calcext:conditional-format calcext:target-range-address="'1986.other'.YM7:'1986.other'.YM7">
            <calcext:condition calcext:apply-style-name="Accent" calcext:value="duplicate" calcext:base-cell-address="'1986.other'.YM7"/>
          </calcext:conditional-format>
          <calcext:conditional-format calcext:target-range-address="'1986.other'.YN7:'1986.other'.YN7">
            <calcext:condition calcext:apply-style-name="Accent" calcext:value="duplicate" calcext:base-cell-address="'1986.other'.YN7"/>
          </calcext:conditional-format>
          <calcext:conditional-format calcext:target-range-address="'1986.other'.YO7:'1986.other'.YO7">
            <calcext:condition calcext:apply-style-name="Accent" calcext:value="duplicate" calcext:base-cell-address="'1986.other'.YO7"/>
          </calcext:conditional-format>
          <calcext:conditional-format calcext:target-range-address="'1986.other'.YP7:'1986.other'.YP7">
            <calcext:condition calcext:apply-style-name="Accent" calcext:value="duplicate" calcext:base-cell-address="'1986.other'.YP7"/>
          </calcext:conditional-format>
          <calcext:conditional-format calcext:target-range-address="'1986.other'.YQ7:'1986.other'.YQ7">
            <calcext:condition calcext:apply-style-name="Accent" calcext:value="duplicate" calcext:base-cell-address="'1986.other'.YQ7"/>
          </calcext:conditional-format>
          <calcext:conditional-format calcext:target-range-address="'1986.other'.YR7:'1986.other'.YR7">
            <calcext:condition calcext:apply-style-name="Accent" calcext:value="duplicate" calcext:base-cell-address="'1986.other'.YR7"/>
          </calcext:conditional-format>
          <calcext:conditional-format calcext:target-range-address="'1986.other'.YS7:'1986.other'.YS7">
            <calcext:condition calcext:apply-style-name="Accent" calcext:value="duplicate" calcext:base-cell-address="'1986.other'.YS7"/>
          </calcext:conditional-format>
          <calcext:conditional-format calcext:target-range-address="'1986.other'.YT7:'1986.other'.YT7">
            <calcext:condition calcext:apply-style-name="Accent" calcext:value="duplicate" calcext:base-cell-address="'1986.other'.YT7"/>
          </calcext:conditional-format>
          <calcext:conditional-format calcext:target-range-address="'1986.other'.YU7:'1986.other'.YU7">
            <calcext:condition calcext:apply-style-name="Accent" calcext:value="duplicate" calcext:base-cell-address="'1986.other'.YU7"/>
          </calcext:conditional-format>
          <calcext:conditional-format calcext:target-range-address="'1986.other'.YV7:'1986.other'.YV7">
            <calcext:condition calcext:apply-style-name="Accent" calcext:value="duplicate" calcext:base-cell-address="'1986.other'.YV7"/>
          </calcext:conditional-format>
          <calcext:conditional-format calcext:target-range-address="'1986.other'.YW7:'1986.other'.YW7">
            <calcext:condition calcext:apply-style-name="Accent" calcext:value="duplicate" calcext:base-cell-address="'1986.other'.YW7"/>
          </calcext:conditional-format>
          <calcext:conditional-format calcext:target-range-address="'1986.other'.YX7:'1986.other'.YX7">
            <calcext:condition calcext:apply-style-name="Accent" calcext:value="duplicate" calcext:base-cell-address="'1986.other'.YX7"/>
          </calcext:conditional-format>
          <calcext:conditional-format calcext:target-range-address="'1986.other'.YY7:'1986.other'.YY7">
            <calcext:condition calcext:apply-style-name="Accent" calcext:value="duplicate" calcext:base-cell-address="'1986.other'.YY7"/>
          </calcext:conditional-format>
          <calcext:conditional-format calcext:target-range-address="'1986.other'.YZ7:'1986.other'.YZ7">
            <calcext:condition calcext:apply-style-name="Accent" calcext:value="duplicate" calcext:base-cell-address="'1986.other'.YZ7"/>
          </calcext:conditional-format>
          <calcext:conditional-format calcext:target-range-address="'1986.other'.ZA7:'1986.other'.ZA7">
            <calcext:condition calcext:apply-style-name="Accent" calcext:value="duplicate" calcext:base-cell-address="'1986.other'.ZA7"/>
          </calcext:conditional-format>
          <calcext:conditional-format calcext:target-range-address="'1986.other'.ZB7:'1986.other'.ZB7">
            <calcext:condition calcext:apply-style-name="Accent" calcext:value="duplicate" calcext:base-cell-address="'1986.other'.ZB7"/>
          </calcext:conditional-format>
          <calcext:conditional-format calcext:target-range-address="'1986.other'.ZC7:'1986.other'.ZC7">
            <calcext:condition calcext:apply-style-name="Accent" calcext:value="duplicate" calcext:base-cell-address="'1986.other'.ZC7"/>
          </calcext:conditional-format>
          <calcext:conditional-format calcext:target-range-address="'1986.other'.ZD7:'1986.other'.ZD7">
            <calcext:condition calcext:apply-style-name="Accent" calcext:value="duplicate" calcext:base-cell-address="'1986.other'.ZD7"/>
          </calcext:conditional-format>
          <calcext:conditional-format calcext:target-range-address="'1986.other'.ZE7:'1986.other'.ZE7">
            <calcext:condition calcext:apply-style-name="Accent" calcext:value="duplicate" calcext:base-cell-address="'1986.other'.ZE7"/>
          </calcext:conditional-format>
          <calcext:conditional-format calcext:target-range-address="'1986.other'.ZF7:'1986.other'.ZF7">
            <calcext:condition calcext:apply-style-name="Accent" calcext:value="duplicate" calcext:base-cell-address="'1986.other'.ZF7"/>
          </calcext:conditional-format>
          <calcext:conditional-format calcext:target-range-address="'1986.other'.ZG7:'1986.other'.ZG7">
            <calcext:condition calcext:apply-style-name="Accent" calcext:value="duplicate" calcext:base-cell-address="'1986.other'.ZG7"/>
          </calcext:conditional-format>
          <calcext:conditional-format calcext:target-range-address="'1986.other'.ZH7:'1986.other'.ZH7">
            <calcext:condition calcext:apply-style-name="Accent" calcext:value="duplicate" calcext:base-cell-address="'1986.other'.ZH7"/>
          </calcext:conditional-format>
          <calcext:conditional-format calcext:target-range-address="'1986.other'.ZI7:'1986.other'.ZI7">
            <calcext:condition calcext:apply-style-name="Accent" calcext:value="duplicate" calcext:base-cell-address="'1986.other'.ZI7"/>
          </calcext:conditional-format>
          <calcext:conditional-format calcext:target-range-address="'1986.other'.ZJ7:'1986.other'.ZJ7">
            <calcext:condition calcext:apply-style-name="Accent" calcext:value="duplicate" calcext:base-cell-address="'1986.other'.ZJ7"/>
          </calcext:conditional-format>
          <calcext:conditional-format calcext:target-range-address="'1986.other'.ZK7:'1986.other'.ZK7">
            <calcext:condition calcext:apply-style-name="Accent" calcext:value="duplicate" calcext:base-cell-address="'1986.other'.ZK7"/>
          </calcext:conditional-format>
          <calcext:conditional-format calcext:target-range-address="'1986.other'.ZL7:'1986.other'.ZL7">
            <calcext:condition calcext:apply-style-name="Accent" calcext:value="duplicate" calcext:base-cell-address="'1986.other'.ZL7"/>
          </calcext:conditional-format>
          <calcext:conditional-format calcext:target-range-address="'1986.other'.ZM7:'1986.other'.ZM7">
            <calcext:condition calcext:apply-style-name="Accent" calcext:value="duplicate" calcext:base-cell-address="'1986.other'.ZM7"/>
          </calcext:conditional-format>
          <calcext:conditional-format calcext:target-range-address="'1986.other'.ZN7:'1986.other'.ZN7">
            <calcext:condition calcext:apply-style-name="Accent" calcext:value="duplicate" calcext:base-cell-address="'1986.other'.ZN7"/>
          </calcext:conditional-format>
          <calcext:conditional-format calcext:target-range-address="'1986.other'.ZO7:'1986.other'.ZO7">
            <calcext:condition calcext:apply-style-name="Accent" calcext:value="duplicate" calcext:base-cell-address="'1986.other'.ZO7"/>
          </calcext:conditional-format>
          <calcext:conditional-format calcext:target-range-address="'1986.other'.ZP7:'1986.other'.ZP7">
            <calcext:condition calcext:apply-style-name="Accent" calcext:value="duplicate" calcext:base-cell-address="'1986.other'.ZP7"/>
          </calcext:conditional-format>
          <calcext:conditional-format calcext:target-range-address="'1986.other'.ZQ7:'1986.other'.ZQ7">
            <calcext:condition calcext:apply-style-name="Accent" calcext:value="duplicate" calcext:base-cell-address="'1986.other'.ZQ7"/>
          </calcext:conditional-format>
          <calcext:conditional-format calcext:target-range-address="'1986.other'.ZR7:'1986.other'.ZR7">
            <calcext:condition calcext:apply-style-name="Accent" calcext:value="duplicate" calcext:base-cell-address="'1986.other'.ZR7"/>
          </calcext:conditional-format>
          <calcext:conditional-format calcext:target-range-address="'1986.other'.ZS7:'1986.other'.ZS7">
            <calcext:condition calcext:apply-style-name="Accent" calcext:value="duplicate" calcext:base-cell-address="'1986.other'.ZS7"/>
          </calcext:conditional-format>
          <calcext:conditional-format calcext:target-range-address="'1986.other'.ZT7:'1986.other'.ZT7">
            <calcext:condition calcext:apply-style-name="Accent" calcext:value="duplicate" calcext:base-cell-address="'1986.other'.ZT7"/>
          </calcext:conditional-format>
          <calcext:conditional-format calcext:target-range-address="'1986.other'.ZU7:'1986.other'.ZU7">
            <calcext:condition calcext:apply-style-name="Accent" calcext:value="duplicate" calcext:base-cell-address="'1986.other'.ZU7"/>
          </calcext:conditional-format>
          <calcext:conditional-format calcext:target-range-address="'1986.other'.ZV7:'1986.other'.ZV7">
            <calcext:condition calcext:apply-style-name="Accent" calcext:value="duplicate" calcext:base-cell-address="'1986.other'.ZV7"/>
          </calcext:conditional-format>
          <calcext:conditional-format calcext:target-range-address="'1986.other'.ZW7:'1986.other'.ZW7">
            <calcext:condition calcext:apply-style-name="Accent" calcext:value="duplicate" calcext:base-cell-address="'1986.other'.ZW7"/>
          </calcext:conditional-format>
          <calcext:conditional-format calcext:target-range-address="'1986.other'.ZX7:'1986.other'.ZX7">
            <calcext:condition calcext:apply-style-name="Accent" calcext:value="duplicate" calcext:base-cell-address="'1986.other'.ZX7"/>
          </calcext:conditional-format>
          <calcext:conditional-format calcext:target-range-address="'1986.other'.ZY7:'1986.other'.ZY7">
            <calcext:condition calcext:apply-style-name="Accent" calcext:value="duplicate" calcext:base-cell-address="'1986.other'.ZY7"/>
          </calcext:conditional-format>
          <calcext:conditional-format calcext:target-range-address="'1986.other'.ZZ7:'1986.other'.ZZ7">
            <calcext:condition calcext:apply-style-name="Accent" calcext:value="duplicate" calcext:base-cell-address="'1986.other'.ZZ7"/>
          </calcext:conditional-format>
          <calcext:conditional-format calcext:target-range-address="'1986.other'.AAA7:'1986.other'.AAA7">
            <calcext:condition calcext:apply-style-name="Accent" calcext:value="duplicate" calcext:base-cell-address="'1986.other'.AAA7"/>
          </calcext:conditional-format>
          <calcext:conditional-format calcext:target-range-address="'1986.other'.AAB7:'1986.other'.AAB7">
            <calcext:condition calcext:apply-style-name="Accent" calcext:value="duplicate" calcext:base-cell-address="'1986.other'.AAB7"/>
          </calcext:conditional-format>
          <calcext:conditional-format calcext:target-range-address="'1986.other'.AAC7:'1986.other'.AAC7">
            <calcext:condition calcext:apply-style-name="Accent" calcext:value="duplicate" calcext:base-cell-address="'1986.other'.AAC7"/>
          </calcext:conditional-format>
          <calcext:conditional-format calcext:target-range-address="'1986.other'.AAD7:'1986.other'.AAD7">
            <calcext:condition calcext:apply-style-name="Accent" calcext:value="duplicate" calcext:base-cell-address="'1986.other'.AAD7"/>
          </calcext:conditional-format>
          <calcext:conditional-format calcext:target-range-address="'1986.other'.AAE7:'1986.other'.AAE7">
            <calcext:condition calcext:apply-style-name="Accent" calcext:value="duplicate" calcext:base-cell-address="'1986.other'.AAE7"/>
          </calcext:conditional-format>
          <calcext:conditional-format calcext:target-range-address="'1986.other'.AAF7:'1986.other'.AAF7">
            <calcext:condition calcext:apply-style-name="Accent" calcext:value="duplicate" calcext:base-cell-address="'1986.other'.AAF7"/>
          </calcext:conditional-format>
          <calcext:conditional-format calcext:target-range-address="'1986.other'.AAG7:'1986.other'.AAG7">
            <calcext:condition calcext:apply-style-name="Accent" calcext:value="duplicate" calcext:base-cell-address="'1986.other'.AAG7"/>
          </calcext:conditional-format>
          <calcext:conditional-format calcext:target-range-address="'1986.other'.AAH7:'1986.other'.AAH7">
            <calcext:condition calcext:apply-style-name="Accent" calcext:value="duplicate" calcext:base-cell-address="'1986.other'.AAH7"/>
          </calcext:conditional-format>
          <calcext:conditional-format calcext:target-range-address="'1986.other'.AAI7:'1986.other'.AAI7">
            <calcext:condition calcext:apply-style-name="Accent" calcext:value="duplicate" calcext:base-cell-address="'1986.other'.AAI7"/>
          </calcext:conditional-format>
          <calcext:conditional-format calcext:target-range-address="'1986.other'.AAJ7:'1986.other'.AAJ7">
            <calcext:condition calcext:apply-style-name="Accent" calcext:value="duplicate" calcext:base-cell-address="'1986.other'.AAJ7"/>
          </calcext:conditional-format>
          <calcext:conditional-format calcext:target-range-address="'1986.other'.AAK7:'1986.other'.AAK7">
            <calcext:condition calcext:apply-style-name="Accent" calcext:value="duplicate" calcext:base-cell-address="'1986.other'.AAK7"/>
          </calcext:conditional-format>
          <calcext:conditional-format calcext:target-range-address="'1986.other'.AAL7:'1986.other'.AAL7">
            <calcext:condition calcext:apply-style-name="Accent" calcext:value="duplicate" calcext:base-cell-address="'1986.other'.AAL7"/>
          </calcext:conditional-format>
          <calcext:conditional-format calcext:target-range-address="'1986.other'.AAM7:'1986.other'.AAM7">
            <calcext:condition calcext:apply-style-name="Accent" calcext:value="duplicate" calcext:base-cell-address="'1986.other'.AAM7"/>
          </calcext:conditional-format>
          <calcext:conditional-format calcext:target-range-address="'1986.other'.AAN7:'1986.other'.AAN7">
            <calcext:condition calcext:apply-style-name="Accent" calcext:value="duplicate" calcext:base-cell-address="'1986.other'.AAN7"/>
          </calcext:conditional-format>
          <calcext:conditional-format calcext:target-range-address="'1986.other'.AAO7:'1986.other'.AAO7">
            <calcext:condition calcext:apply-style-name="Accent" calcext:value="duplicate" calcext:base-cell-address="'1986.other'.AAO7"/>
          </calcext:conditional-format>
          <calcext:conditional-format calcext:target-range-address="'1986.other'.AAP7:'1986.other'.AAP7">
            <calcext:condition calcext:apply-style-name="Accent" calcext:value="duplicate" calcext:base-cell-address="'1986.other'.AAP7"/>
          </calcext:conditional-format>
          <calcext:conditional-format calcext:target-range-address="'1986.other'.AAQ7:'1986.other'.AAQ7">
            <calcext:condition calcext:apply-style-name="Accent" calcext:value="duplicate" calcext:base-cell-address="'1986.other'.AAQ7"/>
          </calcext:conditional-format>
          <calcext:conditional-format calcext:target-range-address="'1986.other'.AAR7:'1986.other'.AAR7">
            <calcext:condition calcext:apply-style-name="Accent" calcext:value="duplicate" calcext:base-cell-address="'1986.other'.AAR7"/>
          </calcext:conditional-format>
          <calcext:conditional-format calcext:target-range-address="'1986.other'.AAS7:'1986.other'.AAS7">
            <calcext:condition calcext:apply-style-name="Accent" calcext:value="duplicate" calcext:base-cell-address="'1986.other'.AAS7"/>
          </calcext:conditional-format>
          <calcext:conditional-format calcext:target-range-address="'1986.other'.AAT7:'1986.other'.AAT7">
            <calcext:condition calcext:apply-style-name="Accent" calcext:value="duplicate" calcext:base-cell-address="'1986.other'.AAT7"/>
          </calcext:conditional-format>
          <calcext:conditional-format calcext:target-range-address="'1986.other'.AAU7:'1986.other'.AAU7">
            <calcext:condition calcext:apply-style-name="Accent" calcext:value="duplicate" calcext:base-cell-address="'1986.other'.AAU7"/>
          </calcext:conditional-format>
          <calcext:conditional-format calcext:target-range-address="'1986.other'.AAV7:'1986.other'.AAV7">
            <calcext:condition calcext:apply-style-name="Accent" calcext:value="duplicate" calcext:base-cell-address="'1986.other'.AAV7"/>
          </calcext:conditional-format>
          <calcext:conditional-format calcext:target-range-address="'1986.other'.AAW7:'1986.other'.AAW7">
            <calcext:condition calcext:apply-style-name="Accent" calcext:value="duplicate" calcext:base-cell-address="'1986.other'.AAW7"/>
          </calcext:conditional-format>
          <calcext:conditional-format calcext:target-range-address="'1986.other'.AAX7:'1986.other'.AAX7">
            <calcext:condition calcext:apply-style-name="Accent" calcext:value="duplicate" calcext:base-cell-address="'1986.other'.AAX7"/>
          </calcext:conditional-format>
          <calcext:conditional-format calcext:target-range-address="'1986.other'.AAY7:'1986.other'.AAY7">
            <calcext:condition calcext:apply-style-name="Accent" calcext:value="duplicate" calcext:base-cell-address="'1986.other'.AAY7"/>
          </calcext:conditional-format>
          <calcext:conditional-format calcext:target-range-address="'1986.other'.AAZ7:'1986.other'.AAZ7">
            <calcext:condition calcext:apply-style-name="Accent" calcext:value="duplicate" calcext:base-cell-address="'1986.other'.AAZ7"/>
          </calcext:conditional-format>
          <calcext:conditional-format calcext:target-range-address="'1986.other'.ABA7:'1986.other'.ABA7">
            <calcext:condition calcext:apply-style-name="Accent" calcext:value="duplicate" calcext:base-cell-address="'1986.other'.ABA7"/>
          </calcext:conditional-format>
          <calcext:conditional-format calcext:target-range-address="'1986.other'.ABB7:'1986.other'.ABB7">
            <calcext:condition calcext:apply-style-name="Accent" calcext:value="duplicate" calcext:base-cell-address="'1986.other'.ABB7"/>
          </calcext:conditional-format>
          <calcext:conditional-format calcext:target-range-address="'1986.other'.ABC7:'1986.other'.ABC7">
            <calcext:condition calcext:apply-style-name="Accent" calcext:value="duplicate" calcext:base-cell-address="'1986.other'.ABC7"/>
          </calcext:conditional-format>
          <calcext:conditional-format calcext:target-range-address="'1986.other'.ABD7:'1986.other'.ABD7">
            <calcext:condition calcext:apply-style-name="Accent" calcext:value="duplicate" calcext:base-cell-address="'1986.other'.ABD7"/>
          </calcext:conditional-format>
          <calcext:conditional-format calcext:target-range-address="'1986.other'.ABE7:'1986.other'.ABE7">
            <calcext:condition calcext:apply-style-name="Accent" calcext:value="duplicate" calcext:base-cell-address="'1986.other'.ABE7"/>
          </calcext:conditional-format>
          <calcext:conditional-format calcext:target-range-address="'1986.other'.ABF7:'1986.other'.ABF7">
            <calcext:condition calcext:apply-style-name="Accent" calcext:value="duplicate" calcext:base-cell-address="'1986.other'.ABF7"/>
          </calcext:conditional-format>
          <calcext:conditional-format calcext:target-range-address="'1986.other'.ABG7:'1986.other'.ABG7">
            <calcext:condition calcext:apply-style-name="Accent" calcext:value="duplicate" calcext:base-cell-address="'1986.other'.ABG7"/>
          </calcext:conditional-format>
          <calcext:conditional-format calcext:target-range-address="'1986.other'.ABH7:'1986.other'.ABH7">
            <calcext:condition calcext:apply-style-name="Accent" calcext:value="duplicate" calcext:base-cell-address="'1986.other'.ABH7"/>
          </calcext:conditional-format>
          <calcext:conditional-format calcext:target-range-address="'1986.other'.ABI7:'1986.other'.ABI7">
            <calcext:condition calcext:apply-style-name="Accent" calcext:value="duplicate" calcext:base-cell-address="'1986.other'.ABI7"/>
          </calcext:conditional-format>
          <calcext:conditional-format calcext:target-range-address="'1986.other'.ABJ7:'1986.other'.ABJ7">
            <calcext:condition calcext:apply-style-name="Accent" calcext:value="duplicate" calcext:base-cell-address="'1986.other'.ABJ7"/>
          </calcext:conditional-format>
          <calcext:conditional-format calcext:target-range-address="'1986.other'.ABK7:'1986.other'.ABK7">
            <calcext:condition calcext:apply-style-name="Accent" calcext:value="duplicate" calcext:base-cell-address="'1986.other'.ABK7"/>
          </calcext:conditional-format>
          <calcext:conditional-format calcext:target-range-address="'1986.other'.ABL7:'1986.other'.ABL7">
            <calcext:condition calcext:apply-style-name="Accent" calcext:value="duplicate" calcext:base-cell-address="'1986.other'.ABL7"/>
          </calcext:conditional-format>
          <calcext:conditional-format calcext:target-range-address="'1986.other'.ABM7:'1986.other'.ABM7">
            <calcext:condition calcext:apply-style-name="Accent" calcext:value="duplicate" calcext:base-cell-address="'1986.other'.ABM7"/>
          </calcext:conditional-format>
          <calcext:conditional-format calcext:target-range-address="'1986.other'.ABN7:'1986.other'.ABN7">
            <calcext:condition calcext:apply-style-name="Accent" calcext:value="duplicate" calcext:base-cell-address="'1986.other'.ABN7"/>
          </calcext:conditional-format>
          <calcext:conditional-format calcext:target-range-address="'1986.other'.ABO7:'1986.other'.ABO7">
            <calcext:condition calcext:apply-style-name="Accent" calcext:value="duplicate" calcext:base-cell-address="'1986.other'.ABO7"/>
          </calcext:conditional-format>
          <calcext:conditional-format calcext:target-range-address="'1986.other'.ABP7:'1986.other'.ABP7">
            <calcext:condition calcext:apply-style-name="Accent" calcext:value="duplicate" calcext:base-cell-address="'1986.other'.ABP7"/>
          </calcext:conditional-format>
          <calcext:conditional-format calcext:target-range-address="'1986.other'.ABQ7:'1986.other'.ABQ7">
            <calcext:condition calcext:apply-style-name="Accent" calcext:value="duplicate" calcext:base-cell-address="'1986.other'.ABQ7"/>
          </calcext:conditional-format>
          <calcext:conditional-format calcext:target-range-address="'1986.other'.ABR7:'1986.other'.ABR7">
            <calcext:condition calcext:apply-style-name="Accent" calcext:value="duplicate" calcext:base-cell-address="'1986.other'.ABR7"/>
          </calcext:conditional-format>
          <calcext:conditional-format calcext:target-range-address="'1986.other'.ABS7:'1986.other'.ABS7">
            <calcext:condition calcext:apply-style-name="Accent" calcext:value="duplicate" calcext:base-cell-address="'1986.other'.ABS7"/>
          </calcext:conditional-format>
          <calcext:conditional-format calcext:target-range-address="'1986.other'.ABT7:'1986.other'.ABT7">
            <calcext:condition calcext:apply-style-name="Accent" calcext:value="duplicate" calcext:base-cell-address="'1986.other'.ABT7"/>
          </calcext:conditional-format>
          <calcext:conditional-format calcext:target-range-address="'1986.other'.ABU7:'1986.other'.ABU7">
            <calcext:condition calcext:apply-style-name="Accent" calcext:value="duplicate" calcext:base-cell-address="'1986.other'.ABU7"/>
          </calcext:conditional-format>
          <calcext:conditional-format calcext:target-range-address="'1986.other'.ABV7:'1986.other'.ABV7">
            <calcext:condition calcext:apply-style-name="Accent" calcext:value="duplicate" calcext:base-cell-address="'1986.other'.ABV7"/>
          </calcext:conditional-format>
          <calcext:conditional-format calcext:target-range-address="'1986.other'.ABW7:'1986.other'.ABW7">
            <calcext:condition calcext:apply-style-name="Accent" calcext:value="duplicate" calcext:base-cell-address="'1986.other'.ABW7"/>
          </calcext:conditional-format>
          <calcext:conditional-format calcext:target-range-address="'1986.other'.ABX7:'1986.other'.ABX7">
            <calcext:condition calcext:apply-style-name="Accent" calcext:value="duplicate" calcext:base-cell-address="'1986.other'.ABX7"/>
          </calcext:conditional-format>
          <calcext:conditional-format calcext:target-range-address="'1986.other'.ABY7:'1986.other'.ABY7">
            <calcext:condition calcext:apply-style-name="Accent" calcext:value="duplicate" calcext:base-cell-address="'1986.other'.ABY7"/>
          </calcext:conditional-format>
          <calcext:conditional-format calcext:target-range-address="'1986.other'.ABZ7:'1986.other'.ABZ7">
            <calcext:condition calcext:apply-style-name="Accent" calcext:value="duplicate" calcext:base-cell-address="'1986.other'.ABZ7"/>
          </calcext:conditional-format>
          <calcext:conditional-format calcext:target-range-address="'1986.other'.ACA7:'1986.other'.ACA7">
            <calcext:condition calcext:apply-style-name="Accent" calcext:value="duplicate" calcext:base-cell-address="'1986.other'.ACA7"/>
          </calcext:conditional-format>
          <calcext:conditional-format calcext:target-range-address="'1986.other'.ACB7:'1986.other'.ACB7">
            <calcext:condition calcext:apply-style-name="Accent" calcext:value="duplicate" calcext:base-cell-address="'1986.other'.ACB7"/>
          </calcext:conditional-format>
          <calcext:conditional-format calcext:target-range-address="'1986.other'.ACC7:'1986.other'.ACC7">
            <calcext:condition calcext:apply-style-name="Accent" calcext:value="duplicate" calcext:base-cell-address="'1986.other'.ACC7"/>
          </calcext:conditional-format>
          <calcext:conditional-format calcext:target-range-address="'1986.other'.ACD7:'1986.other'.ACD7">
            <calcext:condition calcext:apply-style-name="Accent" calcext:value="duplicate" calcext:base-cell-address="'1986.other'.ACD7"/>
          </calcext:conditional-format>
          <calcext:conditional-format calcext:target-range-address="'1986.other'.ACE7:'1986.other'.ACE7">
            <calcext:condition calcext:apply-style-name="Accent" calcext:value="duplicate" calcext:base-cell-address="'1986.other'.ACE7"/>
          </calcext:conditional-format>
          <calcext:conditional-format calcext:target-range-address="'1986.other'.ACF7:'1986.other'.ACF7">
            <calcext:condition calcext:apply-style-name="Accent" calcext:value="duplicate" calcext:base-cell-address="'1986.other'.ACF7"/>
          </calcext:conditional-format>
          <calcext:conditional-format calcext:target-range-address="'1986.other'.ACG7:'1986.other'.ACG7">
            <calcext:condition calcext:apply-style-name="Accent" calcext:value="duplicate" calcext:base-cell-address="'1986.other'.ACG7"/>
          </calcext:conditional-format>
          <calcext:conditional-format calcext:target-range-address="'1986.other'.ACH7:'1986.other'.ACH7">
            <calcext:condition calcext:apply-style-name="Accent" calcext:value="duplicate" calcext:base-cell-address="'1986.other'.ACH7"/>
          </calcext:conditional-format>
          <calcext:conditional-format calcext:target-range-address="'1986.other'.ACI7:'1986.other'.ACI7">
            <calcext:condition calcext:apply-style-name="Accent" calcext:value="duplicate" calcext:base-cell-address="'1986.other'.ACI7"/>
          </calcext:conditional-format>
          <calcext:conditional-format calcext:target-range-address="'1986.other'.ACJ7:'1986.other'.ACJ7">
            <calcext:condition calcext:apply-style-name="Accent" calcext:value="duplicate" calcext:base-cell-address="'1986.other'.ACJ7"/>
          </calcext:conditional-format>
          <calcext:conditional-format calcext:target-range-address="'1986.other'.ACK7:'1986.other'.ACK7">
            <calcext:condition calcext:apply-style-name="Accent" calcext:value="duplicate" calcext:base-cell-address="'1986.other'.ACK7"/>
          </calcext:conditional-format>
          <calcext:conditional-format calcext:target-range-address="'1986.other'.ACL7:'1986.other'.ACL7">
            <calcext:condition calcext:apply-style-name="Accent" calcext:value="duplicate" calcext:base-cell-address="'1986.other'.ACL7"/>
          </calcext:conditional-format>
          <calcext:conditional-format calcext:target-range-address="'1986.other'.ACM7:'1986.other'.ACM7">
            <calcext:condition calcext:apply-style-name="Accent" calcext:value="duplicate" calcext:base-cell-address="'1986.other'.ACM7"/>
          </calcext:conditional-format>
          <calcext:conditional-format calcext:target-range-address="'1986.other'.ACN7:'1986.other'.ACN7">
            <calcext:condition calcext:apply-style-name="Accent" calcext:value="duplicate" calcext:base-cell-address="'1986.other'.ACN7"/>
          </calcext:conditional-format>
          <calcext:conditional-format calcext:target-range-address="'1986.other'.ACO7:'1986.other'.ACO7">
            <calcext:condition calcext:apply-style-name="Accent" calcext:value="duplicate" calcext:base-cell-address="'1986.other'.ACO7"/>
          </calcext:conditional-format>
          <calcext:conditional-format calcext:target-range-address="'1986.other'.ACP7:'1986.other'.ACP7">
            <calcext:condition calcext:apply-style-name="Accent" calcext:value="duplicate" calcext:base-cell-address="'1986.other'.ACP7"/>
          </calcext:conditional-format>
          <calcext:conditional-format calcext:target-range-address="'1986.other'.ACQ7:'1986.other'.ACQ7">
            <calcext:condition calcext:apply-style-name="Accent" calcext:value="duplicate" calcext:base-cell-address="'1986.other'.ACQ7"/>
          </calcext:conditional-format>
          <calcext:conditional-format calcext:target-range-address="'1986.other'.ACR7:'1986.other'.ACR7">
            <calcext:condition calcext:apply-style-name="Accent" calcext:value="duplicate" calcext:base-cell-address="'1986.other'.ACR7"/>
          </calcext:conditional-format>
          <calcext:conditional-format calcext:target-range-address="'1986.other'.ACS7:'1986.other'.ACS7">
            <calcext:condition calcext:apply-style-name="Accent" calcext:value="duplicate" calcext:base-cell-address="'1986.other'.ACS7"/>
          </calcext:conditional-format>
          <calcext:conditional-format calcext:target-range-address="'1986.other'.ACT7:'1986.other'.ACT7">
            <calcext:condition calcext:apply-style-name="Accent" calcext:value="duplicate" calcext:base-cell-address="'1986.other'.ACT7"/>
          </calcext:conditional-format>
          <calcext:conditional-format calcext:target-range-address="'1986.other'.ACU7:'1986.other'.ACU7">
            <calcext:condition calcext:apply-style-name="Accent" calcext:value="duplicate" calcext:base-cell-address="'1986.other'.ACU7"/>
          </calcext:conditional-format>
          <calcext:conditional-format calcext:target-range-address="'1986.other'.ACV7:'1986.other'.ACV7">
            <calcext:condition calcext:apply-style-name="Accent" calcext:value="duplicate" calcext:base-cell-address="'1986.other'.ACV7"/>
          </calcext:conditional-format>
          <calcext:conditional-format calcext:target-range-address="'1986.other'.ACW7:'1986.other'.ACW7">
            <calcext:condition calcext:apply-style-name="Accent" calcext:value="duplicate" calcext:base-cell-address="'1986.other'.ACW7"/>
          </calcext:conditional-format>
          <calcext:conditional-format calcext:target-range-address="'1986.other'.ACX7:'1986.other'.ACX7">
            <calcext:condition calcext:apply-style-name="Accent" calcext:value="duplicate" calcext:base-cell-address="'1986.other'.ACX7"/>
          </calcext:conditional-format>
          <calcext:conditional-format calcext:target-range-address="'1986.other'.ACY7:'1986.other'.ACY7">
            <calcext:condition calcext:apply-style-name="Accent" calcext:value="duplicate" calcext:base-cell-address="'1986.other'.ACY7"/>
          </calcext:conditional-format>
          <calcext:conditional-format calcext:target-range-address="'1986.other'.ACZ7:'1986.other'.ACZ7">
            <calcext:condition calcext:apply-style-name="Accent" calcext:value="duplicate" calcext:base-cell-address="'1986.other'.ACZ7"/>
          </calcext:conditional-format>
          <calcext:conditional-format calcext:target-range-address="'1986.other'.ADA7:'1986.other'.ADA7">
            <calcext:condition calcext:apply-style-name="Accent" calcext:value="duplicate" calcext:base-cell-address="'1986.other'.ADA7"/>
          </calcext:conditional-format>
          <calcext:conditional-format calcext:target-range-address="'1986.other'.ADB7:'1986.other'.ADB7">
            <calcext:condition calcext:apply-style-name="Accent" calcext:value="duplicate" calcext:base-cell-address="'1986.other'.ADB7"/>
          </calcext:conditional-format>
          <calcext:conditional-format calcext:target-range-address="'1986.other'.ADC7:'1986.other'.ADC7">
            <calcext:condition calcext:apply-style-name="Accent" calcext:value="duplicate" calcext:base-cell-address="'1986.other'.ADC7"/>
          </calcext:conditional-format>
          <calcext:conditional-format calcext:target-range-address="'1986.other'.ADD7:'1986.other'.ADD7">
            <calcext:condition calcext:apply-style-name="Accent" calcext:value="duplicate" calcext:base-cell-address="'1986.other'.ADD7"/>
          </calcext:conditional-format>
          <calcext:conditional-format calcext:target-range-address="'1986.other'.ADE7:'1986.other'.ADE7">
            <calcext:condition calcext:apply-style-name="Accent" calcext:value="duplicate" calcext:base-cell-address="'1986.other'.ADE7"/>
          </calcext:conditional-format>
          <calcext:conditional-format calcext:target-range-address="'1986.other'.ADF7:'1986.other'.ADF7">
            <calcext:condition calcext:apply-style-name="Accent" calcext:value="duplicate" calcext:base-cell-address="'1986.other'.ADF7"/>
          </calcext:conditional-format>
          <calcext:conditional-format calcext:target-range-address="'1986.other'.ADG7:'1986.other'.ADG7">
            <calcext:condition calcext:apply-style-name="Accent" calcext:value="duplicate" calcext:base-cell-address="'1986.other'.ADG7"/>
          </calcext:conditional-format>
          <calcext:conditional-format calcext:target-range-address="'1986.other'.ADH7:'1986.other'.ADH7">
            <calcext:condition calcext:apply-style-name="Accent" calcext:value="duplicate" calcext:base-cell-address="'1986.other'.ADH7"/>
          </calcext:conditional-format>
          <calcext:conditional-format calcext:target-range-address="'1986.other'.ADI7:'1986.other'.ADI7">
            <calcext:condition calcext:apply-style-name="Accent" calcext:value="duplicate" calcext:base-cell-address="'1986.other'.ADI7"/>
          </calcext:conditional-format>
          <calcext:conditional-format calcext:target-range-address="'1986.other'.ADJ7:'1986.other'.ADJ7">
            <calcext:condition calcext:apply-style-name="Accent" calcext:value="duplicate" calcext:base-cell-address="'1986.other'.ADJ7"/>
          </calcext:conditional-format>
          <calcext:conditional-format calcext:target-range-address="'1986.other'.ADK7:'1986.other'.ADK7">
            <calcext:condition calcext:apply-style-name="Accent" calcext:value="duplicate" calcext:base-cell-address="'1986.other'.ADK7"/>
          </calcext:conditional-format>
          <calcext:conditional-format calcext:target-range-address="'1986.other'.ADL7:'1986.other'.ADL7">
            <calcext:condition calcext:apply-style-name="Accent" calcext:value="duplicate" calcext:base-cell-address="'1986.other'.ADL7"/>
          </calcext:conditional-format>
          <calcext:conditional-format calcext:target-range-address="'1986.other'.ADM7:'1986.other'.ADM7">
            <calcext:condition calcext:apply-style-name="Accent" calcext:value="duplicate" calcext:base-cell-address="'1986.other'.ADM7"/>
          </calcext:conditional-format>
          <calcext:conditional-format calcext:target-range-address="'1986.other'.ADN7:'1986.other'.ADN7">
            <calcext:condition calcext:apply-style-name="Accent" calcext:value="duplicate" calcext:base-cell-address="'1986.other'.ADN7"/>
          </calcext:conditional-format>
          <calcext:conditional-format calcext:target-range-address="'1986.other'.ADO7:'1986.other'.ADO7">
            <calcext:condition calcext:apply-style-name="Accent" calcext:value="duplicate" calcext:base-cell-address="'1986.other'.ADO7"/>
          </calcext:conditional-format>
          <calcext:conditional-format calcext:target-range-address="'1986.other'.ADP7:'1986.other'.ADP7">
            <calcext:condition calcext:apply-style-name="Accent" calcext:value="duplicate" calcext:base-cell-address="'1986.other'.ADP7"/>
          </calcext:conditional-format>
          <calcext:conditional-format calcext:target-range-address="'1986.other'.ADQ7:'1986.other'.ADQ7">
            <calcext:condition calcext:apply-style-name="Accent" calcext:value="duplicate" calcext:base-cell-address="'1986.other'.ADQ7"/>
          </calcext:conditional-format>
          <calcext:conditional-format calcext:target-range-address="'1986.other'.ADR7:'1986.other'.ADR7">
            <calcext:condition calcext:apply-style-name="Accent" calcext:value="duplicate" calcext:base-cell-address="'1986.other'.ADR7"/>
          </calcext:conditional-format>
          <calcext:conditional-format calcext:target-range-address="'1986.other'.ADS7:'1986.other'.ADS7">
            <calcext:condition calcext:apply-style-name="Accent" calcext:value="duplicate" calcext:base-cell-address="'1986.other'.ADS7"/>
          </calcext:conditional-format>
          <calcext:conditional-format calcext:target-range-address="'1986.other'.ADT7:'1986.other'.ADT7">
            <calcext:condition calcext:apply-style-name="Accent" calcext:value="duplicate" calcext:base-cell-address="'1986.other'.ADT7"/>
          </calcext:conditional-format>
          <calcext:conditional-format calcext:target-range-address="'1986.other'.ADU7:'1986.other'.ADU7">
            <calcext:condition calcext:apply-style-name="Accent" calcext:value="duplicate" calcext:base-cell-address="'1986.other'.ADU7"/>
          </calcext:conditional-format>
          <calcext:conditional-format calcext:target-range-address="'1986.other'.ADV7:'1986.other'.ADV7">
            <calcext:condition calcext:apply-style-name="Accent" calcext:value="duplicate" calcext:base-cell-address="'1986.other'.ADV7"/>
          </calcext:conditional-format>
          <calcext:conditional-format calcext:target-range-address="'1986.other'.ADW7:'1986.other'.ADW7">
            <calcext:condition calcext:apply-style-name="Accent" calcext:value="duplicate" calcext:base-cell-address="'1986.other'.ADW7"/>
          </calcext:conditional-format>
          <calcext:conditional-format calcext:target-range-address="'1986.other'.ADX7:'1986.other'.ADX7">
            <calcext:condition calcext:apply-style-name="Accent" calcext:value="duplicate" calcext:base-cell-address="'1986.other'.ADX7"/>
          </calcext:conditional-format>
          <calcext:conditional-format calcext:target-range-address="'1986.other'.ADY7:'1986.other'.ADY7">
            <calcext:condition calcext:apply-style-name="Accent" calcext:value="duplicate" calcext:base-cell-address="'1986.other'.ADY7"/>
          </calcext:conditional-format>
          <calcext:conditional-format calcext:target-range-address="'1986.other'.ADZ7:'1986.other'.ADZ7">
            <calcext:condition calcext:apply-style-name="Accent" calcext:value="duplicate" calcext:base-cell-address="'1986.other'.ADZ7"/>
          </calcext:conditional-format>
          <calcext:conditional-format calcext:target-range-address="'1986.other'.AEA7:'1986.other'.AEA7">
            <calcext:condition calcext:apply-style-name="Accent" calcext:value="duplicate" calcext:base-cell-address="'1986.other'.AEA7"/>
          </calcext:conditional-format>
          <calcext:conditional-format calcext:target-range-address="'1986.other'.AEB7:'1986.other'.AEB7">
            <calcext:condition calcext:apply-style-name="Accent" calcext:value="duplicate" calcext:base-cell-address="'1986.other'.AEB7"/>
          </calcext:conditional-format>
          <calcext:conditional-format calcext:target-range-address="'1986.other'.AEC7:'1986.other'.AEC7">
            <calcext:condition calcext:apply-style-name="Accent" calcext:value="duplicate" calcext:base-cell-address="'1986.other'.AEC7"/>
          </calcext:conditional-format>
          <calcext:conditional-format calcext:target-range-address="'1986.other'.AED7:'1986.other'.AED7">
            <calcext:condition calcext:apply-style-name="Accent" calcext:value="duplicate" calcext:base-cell-address="'1986.other'.AED7"/>
          </calcext:conditional-format>
          <calcext:conditional-format calcext:target-range-address="'1986.other'.AEE7:'1986.other'.AEE7">
            <calcext:condition calcext:apply-style-name="Accent" calcext:value="duplicate" calcext:base-cell-address="'1986.other'.AEE7"/>
          </calcext:conditional-format>
          <calcext:conditional-format calcext:target-range-address="'1986.other'.AEF7:'1986.other'.AEF7">
            <calcext:condition calcext:apply-style-name="Accent" calcext:value="duplicate" calcext:base-cell-address="'1986.other'.AEF7"/>
          </calcext:conditional-format>
          <calcext:conditional-format calcext:target-range-address="'1986.other'.AEG7:'1986.other'.AEG7">
            <calcext:condition calcext:apply-style-name="Accent" calcext:value="duplicate" calcext:base-cell-address="'1986.other'.AEG7"/>
          </calcext:conditional-format>
          <calcext:conditional-format calcext:target-range-address="'1986.other'.AEH7:'1986.other'.AEH7">
            <calcext:condition calcext:apply-style-name="Accent" calcext:value="duplicate" calcext:base-cell-address="'1986.other'.AEH7"/>
          </calcext:conditional-format>
          <calcext:conditional-format calcext:target-range-address="'1986.other'.AEI7:'1986.other'.AEI7">
            <calcext:condition calcext:apply-style-name="Accent" calcext:value="duplicate" calcext:base-cell-address="'1986.other'.AEI7"/>
          </calcext:conditional-format>
          <calcext:conditional-format calcext:target-range-address="'1986.other'.AEJ7:'1986.other'.AEJ7">
            <calcext:condition calcext:apply-style-name="Accent" calcext:value="duplicate" calcext:base-cell-address="'1986.other'.AEJ7"/>
          </calcext:conditional-format>
          <calcext:conditional-format calcext:target-range-address="'1986.other'.AEK7:'1986.other'.AEK7">
            <calcext:condition calcext:apply-style-name="Accent" calcext:value="duplicate" calcext:base-cell-address="'1986.other'.AEK7"/>
          </calcext:conditional-format>
          <calcext:conditional-format calcext:target-range-address="'1986.other'.AEL7:'1986.other'.AEL7">
            <calcext:condition calcext:apply-style-name="Accent" calcext:value="duplicate" calcext:base-cell-address="'1986.other'.AEL7"/>
          </calcext:conditional-format>
          <calcext:conditional-format calcext:target-range-address="'1986.other'.AEM7:'1986.other'.AEM7">
            <calcext:condition calcext:apply-style-name="Accent" calcext:value="duplicate" calcext:base-cell-address="'1986.other'.AEM7"/>
          </calcext:conditional-format>
          <calcext:conditional-format calcext:target-range-address="'1986.other'.AEN7:'1986.other'.AEN7">
            <calcext:condition calcext:apply-style-name="Accent" calcext:value="duplicate" calcext:base-cell-address="'1986.other'.AEN7"/>
          </calcext:conditional-format>
          <calcext:conditional-format calcext:target-range-address="'1986.other'.AEO7:'1986.other'.AEO7">
            <calcext:condition calcext:apply-style-name="Accent" calcext:value="duplicate" calcext:base-cell-address="'1986.other'.AEO7"/>
          </calcext:conditional-format>
          <calcext:conditional-format calcext:target-range-address="'1986.other'.AEP7:'1986.other'.AEP7">
            <calcext:condition calcext:apply-style-name="Accent" calcext:value="duplicate" calcext:base-cell-address="'1986.other'.AEP7"/>
          </calcext:conditional-format>
          <calcext:conditional-format calcext:target-range-address="'1986.other'.AEQ7:'1986.other'.AEQ7">
            <calcext:condition calcext:apply-style-name="Accent" calcext:value="duplicate" calcext:base-cell-address="'1986.other'.AEQ7"/>
          </calcext:conditional-format>
          <calcext:conditional-format calcext:target-range-address="'1986.other'.AER7:'1986.other'.AER7">
            <calcext:condition calcext:apply-style-name="Accent" calcext:value="duplicate" calcext:base-cell-address="'1986.other'.AER7"/>
          </calcext:conditional-format>
          <calcext:conditional-format calcext:target-range-address="'1986.other'.AES7:'1986.other'.AES7">
            <calcext:condition calcext:apply-style-name="Accent" calcext:value="duplicate" calcext:base-cell-address="'1986.other'.AES7"/>
          </calcext:conditional-format>
          <calcext:conditional-format calcext:target-range-address="'1986.other'.AET7:'1986.other'.AET7">
            <calcext:condition calcext:apply-style-name="Accent" calcext:value="duplicate" calcext:base-cell-address="'1986.other'.AET7"/>
          </calcext:conditional-format>
          <calcext:conditional-format calcext:target-range-address="'1986.other'.AEU7:'1986.other'.AEU7">
            <calcext:condition calcext:apply-style-name="Accent" calcext:value="duplicate" calcext:base-cell-address="'1986.other'.AEU7"/>
          </calcext:conditional-format>
          <calcext:conditional-format calcext:target-range-address="'1986.other'.AEV7:'1986.other'.AEV7">
            <calcext:condition calcext:apply-style-name="Accent" calcext:value="duplicate" calcext:base-cell-address="'1986.other'.AEV7"/>
          </calcext:conditional-format>
          <calcext:conditional-format calcext:target-range-address="'1986.other'.AEW7:'1986.other'.AEW7">
            <calcext:condition calcext:apply-style-name="Accent" calcext:value="duplicate" calcext:base-cell-address="'1986.other'.AEW7"/>
          </calcext:conditional-format>
          <calcext:conditional-format calcext:target-range-address="'1986.other'.AEX7:'1986.other'.AEX7">
            <calcext:condition calcext:apply-style-name="Accent" calcext:value="duplicate" calcext:base-cell-address="'1986.other'.AEX7"/>
          </calcext:conditional-format>
          <calcext:conditional-format calcext:target-range-address="'1986.other'.AEY7:'1986.other'.AEY7">
            <calcext:condition calcext:apply-style-name="Accent" calcext:value="duplicate" calcext:base-cell-address="'1986.other'.AEY7"/>
          </calcext:conditional-format>
          <calcext:conditional-format calcext:target-range-address="'1986.other'.AEZ7:'1986.other'.AEZ7">
            <calcext:condition calcext:apply-style-name="Accent" calcext:value="duplicate" calcext:base-cell-address="'1986.other'.AEZ7"/>
          </calcext:conditional-format>
          <calcext:conditional-format calcext:target-range-address="'1986.other'.AFA7:'1986.other'.AFA7">
            <calcext:condition calcext:apply-style-name="Accent" calcext:value="duplicate" calcext:base-cell-address="'1986.other'.AFA7"/>
          </calcext:conditional-format>
          <calcext:conditional-format calcext:target-range-address="'1986.other'.AFB7:'1986.other'.AFB7">
            <calcext:condition calcext:apply-style-name="Accent" calcext:value="duplicate" calcext:base-cell-address="'1986.other'.AFB7"/>
          </calcext:conditional-format>
          <calcext:conditional-format calcext:target-range-address="'1986.other'.AFC7:'1986.other'.AFC7">
            <calcext:condition calcext:apply-style-name="Accent" calcext:value="duplicate" calcext:base-cell-address="'1986.other'.AFC7"/>
          </calcext:conditional-format>
          <calcext:conditional-format calcext:target-range-address="'1986.other'.AFD7:'1986.other'.AFD7">
            <calcext:condition calcext:apply-style-name="Accent" calcext:value="duplicate" calcext:base-cell-address="'1986.other'.AFD7"/>
          </calcext:conditional-format>
          <calcext:conditional-format calcext:target-range-address="'1986.other'.AFE7:'1986.other'.AFE7">
            <calcext:condition calcext:apply-style-name="Accent" calcext:value="duplicate" calcext:base-cell-address="'1986.other'.AFE7"/>
          </calcext:conditional-format>
          <calcext:conditional-format calcext:target-range-address="'1986.other'.AFF7:'1986.other'.AFF7">
            <calcext:condition calcext:apply-style-name="Accent" calcext:value="duplicate" calcext:base-cell-address="'1986.other'.AFF7"/>
          </calcext:conditional-format>
          <calcext:conditional-format calcext:target-range-address="'1986.other'.AFG7:'1986.other'.AFG7">
            <calcext:condition calcext:apply-style-name="Accent" calcext:value="duplicate" calcext:base-cell-address="'1986.other'.AFG7"/>
          </calcext:conditional-format>
          <calcext:conditional-format calcext:target-range-address="'1986.other'.AFH7:'1986.other'.AFH7">
            <calcext:condition calcext:apply-style-name="Accent" calcext:value="duplicate" calcext:base-cell-address="'1986.other'.AFH7"/>
          </calcext:conditional-format>
          <calcext:conditional-format calcext:target-range-address="'1986.other'.AFI7:'1986.other'.AFI7">
            <calcext:condition calcext:apply-style-name="Accent" calcext:value="duplicate" calcext:base-cell-address="'1986.other'.AFI7"/>
          </calcext:conditional-format>
          <calcext:conditional-format calcext:target-range-address="'1986.other'.AFJ7:'1986.other'.AFJ7">
            <calcext:condition calcext:apply-style-name="Accent" calcext:value="duplicate" calcext:base-cell-address="'1986.other'.AFJ7"/>
          </calcext:conditional-format>
          <calcext:conditional-format calcext:target-range-address="'1986.other'.AFK7:'1986.other'.AFK7">
            <calcext:condition calcext:apply-style-name="Accent" calcext:value="duplicate" calcext:base-cell-address="'1986.other'.AFK7"/>
          </calcext:conditional-format>
          <calcext:conditional-format calcext:target-range-address="'1986.other'.AFL7:'1986.other'.AFL7">
            <calcext:condition calcext:apply-style-name="Accent" calcext:value="duplicate" calcext:base-cell-address="'1986.other'.AFL7"/>
          </calcext:conditional-format>
          <calcext:conditional-format calcext:target-range-address="'1986.other'.AFM7:'1986.other'.AFM7">
            <calcext:condition calcext:apply-style-name="Accent" calcext:value="duplicate" calcext:base-cell-address="'1986.other'.AFM7"/>
          </calcext:conditional-format>
          <calcext:conditional-format calcext:target-range-address="'1986.other'.AFN7:'1986.other'.AFN7">
            <calcext:condition calcext:apply-style-name="Accent" calcext:value="duplicate" calcext:base-cell-address="'1986.other'.AFN7"/>
          </calcext:conditional-format>
          <calcext:conditional-format calcext:target-range-address="'1986.other'.AFO7:'1986.other'.AFO7">
            <calcext:condition calcext:apply-style-name="Accent" calcext:value="duplicate" calcext:base-cell-address="'1986.other'.AFO7"/>
          </calcext:conditional-format>
          <calcext:conditional-format calcext:target-range-address="'1986.other'.AFP7:'1986.other'.AFP7">
            <calcext:condition calcext:apply-style-name="Accent" calcext:value="duplicate" calcext:base-cell-address="'1986.other'.AFP7"/>
          </calcext:conditional-format>
          <calcext:conditional-format calcext:target-range-address="'1986.other'.AFQ7:'1986.other'.AFQ7">
            <calcext:condition calcext:apply-style-name="Accent" calcext:value="duplicate" calcext:base-cell-address="'1986.other'.AFQ7"/>
          </calcext:conditional-format>
          <calcext:conditional-format calcext:target-range-address="'1986.other'.AFR7:'1986.other'.AFR7">
            <calcext:condition calcext:apply-style-name="Accent" calcext:value="duplicate" calcext:base-cell-address="'1986.other'.AFR7"/>
          </calcext:conditional-format>
          <calcext:conditional-format calcext:target-range-address="'1986.other'.AFS7:'1986.other'.AFS7">
            <calcext:condition calcext:apply-style-name="Accent" calcext:value="duplicate" calcext:base-cell-address="'1986.other'.AFS7"/>
          </calcext:conditional-format>
          <calcext:conditional-format calcext:target-range-address="'1986.other'.AFT7:'1986.other'.AFT7">
            <calcext:condition calcext:apply-style-name="Accent" calcext:value="duplicate" calcext:base-cell-address="'1986.other'.AFT7"/>
          </calcext:conditional-format>
          <calcext:conditional-format calcext:target-range-address="'1986.other'.AFU7:'1986.other'.AFU7">
            <calcext:condition calcext:apply-style-name="Accent" calcext:value="duplicate" calcext:base-cell-address="'1986.other'.AFU7"/>
          </calcext:conditional-format>
          <calcext:conditional-format calcext:target-range-address="'1986.other'.AFV7:'1986.other'.AFV7">
            <calcext:condition calcext:apply-style-name="Accent" calcext:value="duplicate" calcext:base-cell-address="'1986.other'.AFV7"/>
          </calcext:conditional-format>
          <calcext:conditional-format calcext:target-range-address="'1986.other'.AFW7:'1986.other'.AFW7">
            <calcext:condition calcext:apply-style-name="Accent" calcext:value="duplicate" calcext:base-cell-address="'1986.other'.AFW7"/>
          </calcext:conditional-format>
          <calcext:conditional-format calcext:target-range-address="'1986.other'.AFX7:'1986.other'.AFX7">
            <calcext:condition calcext:apply-style-name="Accent" calcext:value="duplicate" calcext:base-cell-address="'1986.other'.AFX7"/>
          </calcext:conditional-format>
          <calcext:conditional-format calcext:target-range-address="'1986.other'.AFY7:'1986.other'.AFY7">
            <calcext:condition calcext:apply-style-name="Accent" calcext:value="duplicate" calcext:base-cell-address="'1986.other'.AFY7"/>
          </calcext:conditional-format>
          <calcext:conditional-format calcext:target-range-address="'1986.other'.AFZ7:'1986.other'.AFZ7">
            <calcext:condition calcext:apply-style-name="Accent" calcext:value="duplicate" calcext:base-cell-address="'1986.other'.AFZ7"/>
          </calcext:conditional-format>
          <calcext:conditional-format calcext:target-range-address="'1986.other'.AGA7:'1986.other'.AGA7">
            <calcext:condition calcext:apply-style-name="Accent" calcext:value="duplicate" calcext:base-cell-address="'1986.other'.AGA7"/>
          </calcext:conditional-format>
          <calcext:conditional-format calcext:target-range-address="'1986.other'.AGB7:'1986.other'.AGB7">
            <calcext:condition calcext:apply-style-name="Accent" calcext:value="duplicate" calcext:base-cell-address="'1986.other'.AGB7"/>
          </calcext:conditional-format>
          <calcext:conditional-format calcext:target-range-address="'1986.other'.AGC7:'1986.other'.AGC7">
            <calcext:condition calcext:apply-style-name="Accent" calcext:value="duplicate" calcext:base-cell-address="'1986.other'.AGC7"/>
          </calcext:conditional-format>
          <calcext:conditional-format calcext:target-range-address="'1986.other'.AGD7:'1986.other'.AGD7">
            <calcext:condition calcext:apply-style-name="Accent" calcext:value="duplicate" calcext:base-cell-address="'1986.other'.AGD7"/>
          </calcext:conditional-format>
          <calcext:conditional-format calcext:target-range-address="'1986.other'.AGE7:'1986.other'.AGE7">
            <calcext:condition calcext:apply-style-name="Accent" calcext:value="duplicate" calcext:base-cell-address="'1986.other'.AGE7"/>
          </calcext:conditional-format>
          <calcext:conditional-format calcext:target-range-address="'1986.other'.AGF7:'1986.other'.AGF7">
            <calcext:condition calcext:apply-style-name="Accent" calcext:value="duplicate" calcext:base-cell-address="'1986.other'.AGF7"/>
          </calcext:conditional-format>
          <calcext:conditional-format calcext:target-range-address="'1986.other'.AGG7:'1986.other'.AGG7">
            <calcext:condition calcext:apply-style-name="Accent" calcext:value="duplicate" calcext:base-cell-address="'1986.other'.AGG7"/>
          </calcext:conditional-format>
          <calcext:conditional-format calcext:target-range-address="'1986.other'.AGH7:'1986.other'.AGH7">
            <calcext:condition calcext:apply-style-name="Accent" calcext:value="duplicate" calcext:base-cell-address="'1986.other'.AGH7"/>
          </calcext:conditional-format>
          <calcext:conditional-format calcext:target-range-address="'1986.other'.AGI7:'1986.other'.AGI7">
            <calcext:condition calcext:apply-style-name="Accent" calcext:value="duplicate" calcext:base-cell-address="'1986.other'.AGI7"/>
          </calcext:conditional-format>
          <calcext:conditional-format calcext:target-range-address="'1986.other'.AGJ7:'1986.other'.AGJ7">
            <calcext:condition calcext:apply-style-name="Accent" calcext:value="duplicate" calcext:base-cell-address="'1986.other'.AGJ7"/>
          </calcext:conditional-format>
          <calcext:conditional-format calcext:target-range-address="'1986.other'.AGK7:'1986.other'.AGK7">
            <calcext:condition calcext:apply-style-name="Accent" calcext:value="duplicate" calcext:base-cell-address="'1986.other'.AGK7"/>
          </calcext:conditional-format>
          <calcext:conditional-format calcext:target-range-address="'1986.other'.AGL7:'1986.other'.AGL7">
            <calcext:condition calcext:apply-style-name="Accent" calcext:value="duplicate" calcext:base-cell-address="'1986.other'.AGL7"/>
          </calcext:conditional-format>
          <calcext:conditional-format calcext:target-range-address="'1986.other'.AGM7:'1986.other'.AGM7">
            <calcext:condition calcext:apply-style-name="Accent" calcext:value="duplicate" calcext:base-cell-address="'1986.other'.AGM7"/>
          </calcext:conditional-format>
          <calcext:conditional-format calcext:target-range-address="'1986.other'.AGN7:'1986.other'.AGN7">
            <calcext:condition calcext:apply-style-name="Accent" calcext:value="duplicate" calcext:base-cell-address="'1986.other'.AGN7"/>
          </calcext:conditional-format>
          <calcext:conditional-format calcext:target-range-address="'1986.other'.AGO7:'1986.other'.AGO7">
            <calcext:condition calcext:apply-style-name="Accent" calcext:value="duplicate" calcext:base-cell-address="'1986.other'.AGO7"/>
          </calcext:conditional-format>
          <calcext:conditional-format calcext:target-range-address="'1986.other'.AGP7:'1986.other'.AGP7">
            <calcext:condition calcext:apply-style-name="Accent" calcext:value="duplicate" calcext:base-cell-address="'1986.other'.AGP7"/>
          </calcext:conditional-format>
          <calcext:conditional-format calcext:target-range-address="'1986.other'.AGQ7:'1986.other'.AGQ7">
            <calcext:condition calcext:apply-style-name="Accent" calcext:value="duplicate" calcext:base-cell-address="'1986.other'.AGQ7"/>
          </calcext:conditional-format>
          <calcext:conditional-format calcext:target-range-address="'1986.other'.AGR7:'1986.other'.AGR7">
            <calcext:condition calcext:apply-style-name="Accent" calcext:value="duplicate" calcext:base-cell-address="'1986.other'.AGR7"/>
          </calcext:conditional-format>
          <calcext:conditional-format calcext:target-range-address="'1986.other'.AGS7:'1986.other'.AGS7">
            <calcext:condition calcext:apply-style-name="Accent" calcext:value="duplicate" calcext:base-cell-address="'1986.other'.AGS7"/>
          </calcext:conditional-format>
          <calcext:conditional-format calcext:target-range-address="'1986.other'.AGT7:'1986.other'.AGT7">
            <calcext:condition calcext:apply-style-name="Accent" calcext:value="duplicate" calcext:base-cell-address="'1986.other'.AGT7"/>
          </calcext:conditional-format>
          <calcext:conditional-format calcext:target-range-address="'1986.other'.AGU7:'1986.other'.AGU7">
            <calcext:condition calcext:apply-style-name="Accent" calcext:value="duplicate" calcext:base-cell-address="'1986.other'.AGU7"/>
          </calcext:conditional-format>
          <calcext:conditional-format calcext:target-range-address="'1986.other'.AGV7:'1986.other'.AGV7">
            <calcext:condition calcext:apply-style-name="Accent" calcext:value="duplicate" calcext:base-cell-address="'1986.other'.AGV7"/>
          </calcext:conditional-format>
          <calcext:conditional-format calcext:target-range-address="'1986.other'.AGW7:'1986.other'.AGW7">
            <calcext:condition calcext:apply-style-name="Accent" calcext:value="duplicate" calcext:base-cell-address="'1986.other'.AGW7"/>
          </calcext:conditional-format>
          <calcext:conditional-format calcext:target-range-address="'1986.other'.AGX7:'1986.other'.AGX7">
            <calcext:condition calcext:apply-style-name="Accent" calcext:value="duplicate" calcext:base-cell-address="'1986.other'.AGX7"/>
          </calcext:conditional-format>
          <calcext:conditional-format calcext:target-range-address="'1986.other'.AGY7:'1986.other'.AGY7">
            <calcext:condition calcext:apply-style-name="Accent" calcext:value="duplicate" calcext:base-cell-address="'1986.other'.AGY7"/>
          </calcext:conditional-format>
          <calcext:conditional-format calcext:target-range-address="'1986.other'.AGZ7:'1986.other'.AGZ7">
            <calcext:condition calcext:apply-style-name="Accent" calcext:value="duplicate" calcext:base-cell-address="'1986.other'.AGZ7"/>
          </calcext:conditional-format>
          <calcext:conditional-format calcext:target-range-address="'1986.other'.AHA7:'1986.other'.AHA7">
            <calcext:condition calcext:apply-style-name="Accent" calcext:value="duplicate" calcext:base-cell-address="'1986.other'.AHA7"/>
          </calcext:conditional-format>
          <calcext:conditional-format calcext:target-range-address="'1986.other'.AHB7:'1986.other'.AHB7">
            <calcext:condition calcext:apply-style-name="Accent" calcext:value="duplicate" calcext:base-cell-address="'1986.other'.AHB7"/>
          </calcext:conditional-format>
          <calcext:conditional-format calcext:target-range-address="'1986.other'.AHC7:'1986.other'.AHC7">
            <calcext:condition calcext:apply-style-name="Accent" calcext:value="duplicate" calcext:base-cell-address="'1986.other'.AHC7"/>
          </calcext:conditional-format>
          <calcext:conditional-format calcext:target-range-address="'1986.other'.AHD7:'1986.other'.AHD7">
            <calcext:condition calcext:apply-style-name="Accent" calcext:value="duplicate" calcext:base-cell-address="'1986.other'.AHD7"/>
          </calcext:conditional-format>
          <calcext:conditional-format calcext:target-range-address="'1986.other'.AHE7:'1986.other'.AHE7">
            <calcext:condition calcext:apply-style-name="Accent" calcext:value="duplicate" calcext:base-cell-address="'1986.other'.AHE7"/>
          </calcext:conditional-format>
          <calcext:conditional-format calcext:target-range-address="'1986.other'.AHF7:'1986.other'.AHF7">
            <calcext:condition calcext:apply-style-name="Accent" calcext:value="duplicate" calcext:base-cell-address="'1986.other'.AHF7"/>
          </calcext:conditional-format>
          <calcext:conditional-format calcext:target-range-address="'1986.other'.AHG7:'1986.other'.AHG7">
            <calcext:condition calcext:apply-style-name="Accent" calcext:value="duplicate" calcext:base-cell-address="'1986.other'.AHG7"/>
          </calcext:conditional-format>
          <calcext:conditional-format calcext:target-range-address="'1986.other'.AHH7:'1986.other'.AHH7">
            <calcext:condition calcext:apply-style-name="Accent" calcext:value="duplicate" calcext:base-cell-address="'1986.other'.AHH7"/>
          </calcext:conditional-format>
          <calcext:conditional-format calcext:target-range-address="'1986.other'.AHI7:'1986.other'.AHI7">
            <calcext:condition calcext:apply-style-name="Accent" calcext:value="duplicate" calcext:base-cell-address="'1986.other'.AHI7"/>
          </calcext:conditional-format>
          <calcext:conditional-format calcext:target-range-address="'1986.other'.AHJ7:'1986.other'.AHJ7">
            <calcext:condition calcext:apply-style-name="Accent" calcext:value="duplicate" calcext:base-cell-address="'1986.other'.AHJ7"/>
          </calcext:conditional-format>
          <calcext:conditional-format calcext:target-range-address="'1986.other'.AHK7:'1986.other'.AHK7">
            <calcext:condition calcext:apply-style-name="Accent" calcext:value="duplicate" calcext:base-cell-address="'1986.other'.AHK7"/>
          </calcext:conditional-format>
          <calcext:conditional-format calcext:target-range-address="'1986.other'.AHL7:'1986.other'.AHL7">
            <calcext:condition calcext:apply-style-name="Accent" calcext:value="duplicate" calcext:base-cell-address="'1986.other'.AHL7"/>
          </calcext:conditional-format>
          <calcext:conditional-format calcext:target-range-address="'1986.other'.AHM7:'1986.other'.AHM7">
            <calcext:condition calcext:apply-style-name="Accent" calcext:value="duplicate" calcext:base-cell-address="'1986.other'.AHM7"/>
          </calcext:conditional-format>
          <calcext:conditional-format calcext:target-range-address="'1986.other'.AHN7:'1986.other'.AHN7">
            <calcext:condition calcext:apply-style-name="Accent" calcext:value="duplicate" calcext:base-cell-address="'1986.other'.AHN7"/>
          </calcext:conditional-format>
          <calcext:conditional-format calcext:target-range-address="'1986.other'.AHO7:'1986.other'.AHO7">
            <calcext:condition calcext:apply-style-name="Accent" calcext:value="duplicate" calcext:base-cell-address="'1986.other'.AHO7"/>
          </calcext:conditional-format>
          <calcext:conditional-format calcext:target-range-address="'1986.other'.AHP7:'1986.other'.AHP7">
            <calcext:condition calcext:apply-style-name="Accent" calcext:value="duplicate" calcext:base-cell-address="'1986.other'.AHP7"/>
          </calcext:conditional-format>
          <calcext:conditional-format calcext:target-range-address="'1986.other'.AHQ7:'1986.other'.AHQ7">
            <calcext:condition calcext:apply-style-name="Accent" calcext:value="duplicate" calcext:base-cell-address="'1986.other'.AHQ7"/>
          </calcext:conditional-format>
          <calcext:conditional-format calcext:target-range-address="'1986.other'.AHR7:'1986.other'.AHR7">
            <calcext:condition calcext:apply-style-name="Accent" calcext:value="duplicate" calcext:base-cell-address="'1986.other'.AHR7"/>
          </calcext:conditional-format>
          <calcext:conditional-format calcext:target-range-address="'1986.other'.AHS7:'1986.other'.AHS7">
            <calcext:condition calcext:apply-style-name="Accent" calcext:value="duplicate" calcext:base-cell-address="'1986.other'.AHS7"/>
          </calcext:conditional-format>
          <calcext:conditional-format calcext:target-range-address="'1986.other'.AHT7:'1986.other'.AHT7">
            <calcext:condition calcext:apply-style-name="Accent" calcext:value="duplicate" calcext:base-cell-address="'1986.other'.AHT7"/>
          </calcext:conditional-format>
          <calcext:conditional-format calcext:target-range-address="'1986.other'.AHU7:'1986.other'.AHU7">
            <calcext:condition calcext:apply-style-name="Accent" calcext:value="duplicate" calcext:base-cell-address="'1986.other'.AHU7"/>
          </calcext:conditional-format>
          <calcext:conditional-format calcext:target-range-address="'1986.other'.AHV7:'1986.other'.AHV7">
            <calcext:condition calcext:apply-style-name="Accent" calcext:value="duplicate" calcext:base-cell-address="'1986.other'.AHV7"/>
          </calcext:conditional-format>
          <calcext:conditional-format calcext:target-range-address="'1986.other'.AHW7:'1986.other'.AHW7">
            <calcext:condition calcext:apply-style-name="Accent" calcext:value="duplicate" calcext:base-cell-address="'1986.other'.AHW7"/>
          </calcext:conditional-format>
          <calcext:conditional-format calcext:target-range-address="'1986.other'.AHX7:'1986.other'.AHX7">
            <calcext:condition calcext:apply-style-name="Accent" calcext:value="duplicate" calcext:base-cell-address="'1986.other'.AHX7"/>
          </calcext:conditional-format>
          <calcext:conditional-format calcext:target-range-address="'1986.other'.AHY7:'1986.other'.AHY7">
            <calcext:condition calcext:apply-style-name="Accent" calcext:value="duplicate" calcext:base-cell-address="'1986.other'.AHY7"/>
          </calcext:conditional-format>
          <calcext:conditional-format calcext:target-range-address="'1986.other'.AHZ7:'1986.other'.AHZ7">
            <calcext:condition calcext:apply-style-name="Accent" calcext:value="duplicate" calcext:base-cell-address="'1986.other'.AHZ7"/>
          </calcext:conditional-format>
          <calcext:conditional-format calcext:target-range-address="'1986.other'.AIA7:'1986.other'.AIA7">
            <calcext:condition calcext:apply-style-name="Accent" calcext:value="duplicate" calcext:base-cell-address="'1986.other'.AIA7"/>
          </calcext:conditional-format>
          <calcext:conditional-format calcext:target-range-address="'1986.other'.AIB7:'1986.other'.AIB7">
            <calcext:condition calcext:apply-style-name="Accent" calcext:value="duplicate" calcext:base-cell-address="'1986.other'.AIB7"/>
          </calcext:conditional-format>
          <calcext:conditional-format calcext:target-range-address="'1986.other'.AIC7:'1986.other'.AIC7">
            <calcext:condition calcext:apply-style-name="Accent" calcext:value="duplicate" calcext:base-cell-address="'1986.other'.AIC7"/>
          </calcext:conditional-format>
          <calcext:conditional-format calcext:target-range-address="'1986.other'.AID7:'1986.other'.AID7">
            <calcext:condition calcext:apply-style-name="Accent" calcext:value="duplicate" calcext:base-cell-address="'1986.other'.AID7"/>
          </calcext:conditional-format>
          <calcext:conditional-format calcext:target-range-address="'1986.other'.AIE7:'1986.other'.AIE7">
            <calcext:condition calcext:apply-style-name="Accent" calcext:value="duplicate" calcext:base-cell-address="'1986.other'.AIE7"/>
          </calcext:conditional-format>
          <calcext:conditional-format calcext:target-range-address="'1986.other'.AIF7:'1986.other'.AIF7">
            <calcext:condition calcext:apply-style-name="Accent" calcext:value="duplicate" calcext:base-cell-address="'1986.other'.AIF7"/>
          </calcext:conditional-format>
          <calcext:conditional-format calcext:target-range-address="'1986.other'.AIG7:'1986.other'.AIG7">
            <calcext:condition calcext:apply-style-name="Accent" calcext:value="duplicate" calcext:base-cell-address="'1986.other'.AIG7"/>
          </calcext:conditional-format>
          <calcext:conditional-format calcext:target-range-address="'1986.other'.AIH7:'1986.other'.AIH7">
            <calcext:condition calcext:apply-style-name="Accent" calcext:value="duplicate" calcext:base-cell-address="'1986.other'.AIH7"/>
          </calcext:conditional-format>
          <calcext:conditional-format calcext:target-range-address="'1986.other'.AII7:'1986.other'.AII7">
            <calcext:condition calcext:apply-style-name="Accent" calcext:value="duplicate" calcext:base-cell-address="'1986.other'.AII7"/>
          </calcext:conditional-format>
          <calcext:conditional-format calcext:target-range-address="'1986.other'.AIJ7:'1986.other'.AIJ7">
            <calcext:condition calcext:apply-style-name="Accent" calcext:value="duplicate" calcext:base-cell-address="'1986.other'.AIJ7"/>
          </calcext:conditional-format>
          <calcext:conditional-format calcext:target-range-address="'1986.other'.AIK7:'1986.other'.AIK7">
            <calcext:condition calcext:apply-style-name="Accent" calcext:value="duplicate" calcext:base-cell-address="'1986.other'.AIK7"/>
          </calcext:conditional-format>
          <calcext:conditional-format calcext:target-range-address="'1986.other'.AIL7:'1986.other'.AIL7">
            <calcext:condition calcext:apply-style-name="Accent" calcext:value="duplicate" calcext:base-cell-address="'1986.other'.AIL7"/>
          </calcext:conditional-format>
          <calcext:conditional-format calcext:target-range-address="'1986.other'.AIM7:'1986.other'.AIM7">
            <calcext:condition calcext:apply-style-name="Accent" calcext:value="duplicate" calcext:base-cell-address="'1986.other'.AIM7"/>
          </calcext:conditional-format>
          <calcext:conditional-format calcext:target-range-address="'1986.other'.AIN7:'1986.other'.AIN7">
            <calcext:condition calcext:apply-style-name="Accent" calcext:value="duplicate" calcext:base-cell-address="'1986.other'.AIN7"/>
          </calcext:conditional-format>
          <calcext:conditional-format calcext:target-range-address="'1986.other'.AIO7:'1986.other'.AIO7">
            <calcext:condition calcext:apply-style-name="Accent" calcext:value="duplicate" calcext:base-cell-address="'1986.other'.AIO7"/>
          </calcext:conditional-format>
          <calcext:conditional-format calcext:target-range-address="'1986.other'.AIP7:'1986.other'.AIP7">
            <calcext:condition calcext:apply-style-name="Accent" calcext:value="duplicate" calcext:base-cell-address="'1986.other'.AIP7"/>
          </calcext:conditional-format>
          <calcext:conditional-format calcext:target-range-address="'1986.other'.AIQ7:'1986.other'.AIQ7">
            <calcext:condition calcext:apply-style-name="Accent" calcext:value="duplicate" calcext:base-cell-address="'1986.other'.AIQ7"/>
          </calcext:conditional-format>
          <calcext:conditional-format calcext:target-range-address="'1986.other'.AIR7:'1986.other'.AIR7">
            <calcext:condition calcext:apply-style-name="Accent" calcext:value="duplicate" calcext:base-cell-address="'1986.other'.AIR7"/>
          </calcext:conditional-format>
          <calcext:conditional-format calcext:target-range-address="'1986.other'.AIS7:'1986.other'.AIS7">
            <calcext:condition calcext:apply-style-name="Accent" calcext:value="duplicate" calcext:base-cell-address="'1986.other'.AIS7"/>
          </calcext:conditional-format>
          <calcext:conditional-format calcext:target-range-address="'1986.other'.AIT7:'1986.other'.AIT7">
            <calcext:condition calcext:apply-style-name="Accent" calcext:value="duplicate" calcext:base-cell-address="'1986.other'.AIT7"/>
          </calcext:conditional-format>
          <calcext:conditional-format calcext:target-range-address="'1986.other'.AIU7:'1986.other'.AIU7">
            <calcext:condition calcext:apply-style-name="Accent" calcext:value="duplicate" calcext:base-cell-address="'1986.other'.AIU7"/>
          </calcext:conditional-format>
          <calcext:conditional-format calcext:target-range-address="'1986.other'.AIV7:'1986.other'.AIV7">
            <calcext:condition calcext:apply-style-name="Accent" calcext:value="duplicate" calcext:base-cell-address="'1986.other'.AIV7"/>
          </calcext:conditional-format>
          <calcext:conditional-format calcext:target-range-address="'1986.other'.AIW7:'1986.other'.AIW7">
            <calcext:condition calcext:apply-style-name="Accent" calcext:value="duplicate" calcext:base-cell-address="'1986.other'.AIW7"/>
          </calcext:conditional-format>
          <calcext:conditional-format calcext:target-range-address="'1986.other'.AIX7:'1986.other'.AIX7">
            <calcext:condition calcext:apply-style-name="Accent" calcext:value="duplicate" calcext:base-cell-address="'1986.other'.AIX7"/>
          </calcext:conditional-format>
          <calcext:conditional-format calcext:target-range-address="'1986.other'.AIY7:'1986.other'.AIY7">
            <calcext:condition calcext:apply-style-name="Accent" calcext:value="duplicate" calcext:base-cell-address="'1986.other'.AIY7"/>
          </calcext:conditional-format>
          <calcext:conditional-format calcext:target-range-address="'1986.other'.AIZ7:'1986.other'.AIZ7">
            <calcext:condition calcext:apply-style-name="Accent" calcext:value="duplicate" calcext:base-cell-address="'1986.other'.AIZ7"/>
          </calcext:conditional-format>
          <calcext:conditional-format calcext:target-range-address="'1986.other'.AJA7:'1986.other'.AJA7">
            <calcext:condition calcext:apply-style-name="Accent" calcext:value="duplicate" calcext:base-cell-address="'1986.other'.AJA7"/>
          </calcext:conditional-format>
          <calcext:conditional-format calcext:target-range-address="'1986.other'.AJB7:'1986.other'.AJB7">
            <calcext:condition calcext:apply-style-name="Accent" calcext:value="duplicate" calcext:base-cell-address="'1986.other'.AJB7"/>
          </calcext:conditional-format>
          <calcext:conditional-format calcext:target-range-address="'1986.other'.AJC7:'1986.other'.AJC7">
            <calcext:condition calcext:apply-style-name="Accent" calcext:value="duplicate" calcext:base-cell-address="'1986.other'.AJC7"/>
          </calcext:conditional-format>
          <calcext:conditional-format calcext:target-range-address="'1986.other'.AJD7:'1986.other'.AJD7">
            <calcext:condition calcext:apply-style-name="Accent" calcext:value="duplicate" calcext:base-cell-address="'1986.other'.AJD7"/>
          </calcext:conditional-format>
          <calcext:conditional-format calcext:target-range-address="'1986.other'.AJE7:'1986.other'.AJE7">
            <calcext:condition calcext:apply-style-name="Accent" calcext:value="duplicate" calcext:base-cell-address="'1986.other'.AJE7"/>
          </calcext:conditional-format>
          <calcext:conditional-format calcext:target-range-address="'1986.other'.AJF7:'1986.other'.AJF7">
            <calcext:condition calcext:apply-style-name="Accent" calcext:value="duplicate" calcext:base-cell-address="'1986.other'.AJF7"/>
          </calcext:conditional-format>
          <calcext:conditional-format calcext:target-range-address="'1986.other'.AJG7:'1986.other'.AJG7">
            <calcext:condition calcext:apply-style-name="Accent" calcext:value="duplicate" calcext:base-cell-address="'1986.other'.AJG7"/>
          </calcext:conditional-format>
          <calcext:conditional-format calcext:target-range-address="'1986.other'.AJH7:'1986.other'.AJH7">
            <calcext:condition calcext:apply-style-name="Accent" calcext:value="duplicate" calcext:base-cell-address="'1986.other'.AJH7"/>
          </calcext:conditional-format>
          <calcext:conditional-format calcext:target-range-address="'1986.other'.AJI7:'1986.other'.AJI7">
            <calcext:condition calcext:apply-style-name="Accent" calcext:value="duplicate" calcext:base-cell-address="'1986.other'.AJI7"/>
          </calcext:conditional-format>
          <calcext:conditional-format calcext:target-range-address="'1986.other'.AJJ7:'1986.other'.AJJ7">
            <calcext:condition calcext:apply-style-name="Accent" calcext:value="duplicate" calcext:base-cell-address="'1986.other'.AJJ7"/>
          </calcext:conditional-format>
          <calcext:conditional-format calcext:target-range-address="'1986.other'.AJK7:'1986.other'.AJK7">
            <calcext:condition calcext:apply-style-name="Accent" calcext:value="duplicate" calcext:base-cell-address="'1986.other'.AJK7"/>
          </calcext:conditional-format>
          <calcext:conditional-format calcext:target-range-address="'1986.other'.AJL7:'1986.other'.AJL7">
            <calcext:condition calcext:apply-style-name="Accent" calcext:value="duplicate" calcext:base-cell-address="'1986.other'.AJL7"/>
          </calcext:conditional-format>
          <calcext:conditional-format calcext:target-range-address="'1986.other'.AJM7:'1986.other'.AJM7">
            <calcext:condition calcext:apply-style-name="Accent" calcext:value="duplicate" calcext:base-cell-address="'1986.other'.AJM7"/>
          </calcext:conditional-format>
          <calcext:conditional-format calcext:target-range-address="'1986.other'.AJN7:'1986.other'.AJN7">
            <calcext:condition calcext:apply-style-name="Accent" calcext:value="duplicate" calcext:base-cell-address="'1986.other'.AJN7"/>
          </calcext:conditional-format>
          <calcext:conditional-format calcext:target-range-address="'1986.other'.AJO7:'1986.other'.AJO7">
            <calcext:condition calcext:apply-style-name="Accent" calcext:value="duplicate" calcext:base-cell-address="'1986.other'.AJO7"/>
          </calcext:conditional-format>
          <calcext:conditional-format calcext:target-range-address="'1986.other'.AJP7:'1986.other'.AJP7">
            <calcext:condition calcext:apply-style-name="Accent" calcext:value="duplicate" calcext:base-cell-address="'1986.other'.AJP7"/>
          </calcext:conditional-format>
          <calcext:conditional-format calcext:target-range-address="'1986.other'.AJQ7:'1986.other'.AJQ7">
            <calcext:condition calcext:apply-style-name="Accent" calcext:value="duplicate" calcext:base-cell-address="'1986.other'.AJQ7"/>
          </calcext:conditional-format>
          <calcext:conditional-format calcext:target-range-address="'1986.other'.AJR7:'1986.other'.AJR7">
            <calcext:condition calcext:apply-style-name="Accent" calcext:value="duplicate" calcext:base-cell-address="'1986.other'.AJR7"/>
          </calcext:conditional-format>
          <calcext:conditional-format calcext:target-range-address="'1986.other'.AJS7:'1986.other'.AJS7">
            <calcext:condition calcext:apply-style-name="Accent" calcext:value="duplicate" calcext:base-cell-address="'1986.other'.AJS7"/>
          </calcext:conditional-format>
          <calcext:conditional-format calcext:target-range-address="'1986.other'.AJT7:'1986.other'.AJT7">
            <calcext:condition calcext:apply-style-name="Accent" calcext:value="duplicate" calcext:base-cell-address="'1986.other'.AJT7"/>
          </calcext:conditional-format>
          <calcext:conditional-format calcext:target-range-address="'1986.other'.AJU7:'1986.other'.AJU7">
            <calcext:condition calcext:apply-style-name="Accent" calcext:value="duplicate" calcext:base-cell-address="'1986.other'.AJU7"/>
          </calcext:conditional-format>
          <calcext:conditional-format calcext:target-range-address="'1986.other'.AJV7:'1986.other'.AJV7">
            <calcext:condition calcext:apply-style-name="Accent" calcext:value="duplicate" calcext:base-cell-address="'1986.other'.AJV7"/>
          </calcext:conditional-format>
          <calcext:conditional-format calcext:target-range-address="'1986.other'.AJW7:'1986.other'.AJW7">
            <calcext:condition calcext:apply-style-name="Accent" calcext:value="duplicate" calcext:base-cell-address="'1986.other'.AJW7"/>
          </calcext:conditional-format>
          <calcext:conditional-format calcext:target-range-address="'1986.other'.AJX7:'1986.other'.AJX7">
            <calcext:condition calcext:apply-style-name="Accent" calcext:value="duplicate" calcext:base-cell-address="'1986.other'.AJX7"/>
          </calcext:conditional-format>
          <calcext:conditional-format calcext:target-range-address="'1986.other'.AJY7:'1986.other'.AJY7">
            <calcext:condition calcext:apply-style-name="Accent" calcext:value="duplicate" calcext:base-cell-address="'1986.other'.AJY7"/>
          </calcext:conditional-format>
          <calcext:conditional-format calcext:target-range-address="'1986.other'.AJZ7:'1986.other'.AJZ7">
            <calcext:condition calcext:apply-style-name="Accent" calcext:value="duplicate" calcext:base-cell-address="'1986.other'.AJZ7"/>
          </calcext:conditional-format>
          <calcext:conditional-format calcext:target-range-address="'1986.other'.AKA7:'1986.other'.AKA7">
            <calcext:condition calcext:apply-style-name="Accent" calcext:value="duplicate" calcext:base-cell-address="'1986.other'.AKA7"/>
          </calcext:conditional-format>
          <calcext:conditional-format calcext:target-range-address="'1986.other'.AKB7:'1986.other'.AKB7">
            <calcext:condition calcext:apply-style-name="Accent" calcext:value="duplicate" calcext:base-cell-address="'1986.other'.AKB7"/>
          </calcext:conditional-format>
          <calcext:conditional-format calcext:target-range-address="'1986.other'.AKC7:'1986.other'.AKC7">
            <calcext:condition calcext:apply-style-name="Accent" calcext:value="duplicate" calcext:base-cell-address="'1986.other'.AKC7"/>
          </calcext:conditional-format>
          <calcext:conditional-format calcext:target-range-address="'1986.other'.AKD7:'1986.other'.AKD7">
            <calcext:condition calcext:apply-style-name="Accent" calcext:value="duplicate" calcext:base-cell-address="'1986.other'.AKD7"/>
          </calcext:conditional-format>
          <calcext:conditional-format calcext:target-range-address="'1986.other'.AKE7:'1986.other'.AKE7">
            <calcext:condition calcext:apply-style-name="Accent" calcext:value="duplicate" calcext:base-cell-address="'1986.other'.AKE7"/>
          </calcext:conditional-format>
          <calcext:conditional-format calcext:target-range-address="'1986.other'.AKF7:'1986.other'.AKF7">
            <calcext:condition calcext:apply-style-name="Accent" calcext:value="duplicate" calcext:base-cell-address="'1986.other'.AKF7"/>
          </calcext:conditional-format>
          <calcext:conditional-format calcext:target-range-address="'1986.other'.AKG7:'1986.other'.AKG7">
            <calcext:condition calcext:apply-style-name="Accent" calcext:value="duplicate" calcext:base-cell-address="'1986.other'.AKG7"/>
          </calcext:conditional-format>
          <calcext:conditional-format calcext:target-range-address="'1986.other'.AKH7:'1986.other'.AKH7">
            <calcext:condition calcext:apply-style-name="Accent" calcext:value="duplicate" calcext:base-cell-address="'1986.other'.AKH7"/>
          </calcext:conditional-format>
          <calcext:conditional-format calcext:target-range-address="'1986.other'.AKI7:'1986.other'.AKI7">
            <calcext:condition calcext:apply-style-name="Accent" calcext:value="duplicate" calcext:base-cell-address="'1986.other'.AKI7"/>
          </calcext:conditional-format>
          <calcext:conditional-format calcext:target-range-address="'1986.other'.AKJ7:'1986.other'.AKJ7">
            <calcext:condition calcext:apply-style-name="Accent" calcext:value="duplicate" calcext:base-cell-address="'1986.other'.AKJ7"/>
          </calcext:conditional-format>
          <calcext:conditional-format calcext:target-range-address="'1986.other'.AKK7:'1986.other'.AKK7">
            <calcext:condition calcext:apply-style-name="Accent" calcext:value="duplicate" calcext:base-cell-address="'1986.other'.AKK7"/>
          </calcext:conditional-format>
          <calcext:conditional-format calcext:target-range-address="'1986.other'.AKL7:'1986.other'.AKL7">
            <calcext:condition calcext:apply-style-name="Accent" calcext:value="duplicate" calcext:base-cell-address="'1986.other'.AKL7"/>
          </calcext:conditional-format>
          <calcext:conditional-format calcext:target-range-address="'1986.other'.AKM7:'1986.other'.AKM7">
            <calcext:condition calcext:apply-style-name="Accent" calcext:value="duplicate" calcext:base-cell-address="'1986.other'.AKM7"/>
          </calcext:conditional-format>
          <calcext:conditional-format calcext:target-range-address="'1986.other'.AKN7:'1986.other'.AKN7">
            <calcext:condition calcext:apply-style-name="Accent" calcext:value="duplicate" calcext:base-cell-address="'1986.other'.AKN7"/>
          </calcext:conditional-format>
          <calcext:conditional-format calcext:target-range-address="'1986.other'.AKO7:'1986.other'.AKO7">
            <calcext:condition calcext:apply-style-name="Accent" calcext:value="duplicate" calcext:base-cell-address="'1986.other'.AKO7"/>
          </calcext:conditional-format>
          <calcext:conditional-format calcext:target-range-address="'1986.other'.AKP7:'1986.other'.AKP7">
            <calcext:condition calcext:apply-style-name="Accent" calcext:value="duplicate" calcext:base-cell-address="'1986.other'.AKP7"/>
          </calcext:conditional-format>
          <calcext:conditional-format calcext:target-range-address="'1986.other'.AKQ7:'1986.other'.AKQ7">
            <calcext:condition calcext:apply-style-name="Accent" calcext:value="duplicate" calcext:base-cell-address="'1986.other'.AKQ7"/>
          </calcext:conditional-format>
          <calcext:conditional-format calcext:target-range-address="'1986.other'.AKR7:'1986.other'.AKR7">
            <calcext:condition calcext:apply-style-name="Accent" calcext:value="duplicate" calcext:base-cell-address="'1986.other'.AKR7"/>
          </calcext:conditional-format>
          <calcext:conditional-format calcext:target-range-address="'1986.other'.AKS7:'1986.other'.AKS7">
            <calcext:condition calcext:apply-style-name="Accent" calcext:value="duplicate" calcext:base-cell-address="'1986.other'.AKS7"/>
          </calcext:conditional-format>
          <calcext:conditional-format calcext:target-range-address="'1986.other'.AKT7:'1986.other'.AKT7">
            <calcext:condition calcext:apply-style-name="Accent" calcext:value="duplicate" calcext:base-cell-address="'1986.other'.AKT7"/>
          </calcext:conditional-format>
          <calcext:conditional-format calcext:target-range-address="'1986.other'.AKU7:'1986.other'.AKU7">
            <calcext:condition calcext:apply-style-name="Accent" calcext:value="duplicate" calcext:base-cell-address="'1986.other'.AKU7"/>
          </calcext:conditional-format>
          <calcext:conditional-format calcext:target-range-address="'1986.other'.AKV7:'1986.other'.AKV7">
            <calcext:condition calcext:apply-style-name="Accent" calcext:value="duplicate" calcext:base-cell-address="'1986.other'.AKV7"/>
          </calcext:conditional-format>
          <calcext:conditional-format calcext:target-range-address="'1986.other'.AKW7:'1986.other'.AKW7">
            <calcext:condition calcext:apply-style-name="Accent" calcext:value="duplicate" calcext:base-cell-address="'1986.other'.AKW7"/>
          </calcext:conditional-format>
          <calcext:conditional-format calcext:target-range-address="'1986.other'.AKX7:'1986.other'.AKX7">
            <calcext:condition calcext:apply-style-name="Accent" calcext:value="duplicate" calcext:base-cell-address="'1986.other'.AKX7"/>
          </calcext:conditional-format>
          <calcext:conditional-format calcext:target-range-address="'1986.other'.AKY7:'1986.other'.AKY7">
            <calcext:condition calcext:apply-style-name="Accent" calcext:value="duplicate" calcext:base-cell-address="'1986.other'.AKY7"/>
          </calcext:conditional-format>
          <calcext:conditional-format calcext:target-range-address="'1986.other'.AKZ7:'1986.other'.AKZ7">
            <calcext:condition calcext:apply-style-name="Accent" calcext:value="duplicate" calcext:base-cell-address="'1986.other'.AKZ7"/>
          </calcext:conditional-format>
          <calcext:conditional-format calcext:target-range-address="'1986.other'.ALA7:'1986.other'.ALA7">
            <calcext:condition calcext:apply-style-name="Accent" calcext:value="duplicate" calcext:base-cell-address="'1986.other'.ALA7"/>
          </calcext:conditional-format>
          <calcext:conditional-format calcext:target-range-address="'1986.other'.ALB7:'1986.other'.ALB7">
            <calcext:condition calcext:apply-style-name="Accent" calcext:value="duplicate" calcext:base-cell-address="'1986.other'.ALB7"/>
          </calcext:conditional-format>
          <calcext:conditional-format calcext:target-range-address="'1986.other'.ALC7:'1986.other'.ALC7">
            <calcext:condition calcext:apply-style-name="Accent" calcext:value="duplicate" calcext:base-cell-address="'1986.other'.ALC7"/>
          </calcext:conditional-format>
          <calcext:conditional-format calcext:target-range-address="'1986.other'.ALD7:'1986.other'.ALD7">
            <calcext:condition calcext:apply-style-name="Accent" calcext:value="duplicate" calcext:base-cell-address="'1986.other'.ALD7"/>
          </calcext:conditional-format>
          <calcext:conditional-format calcext:target-range-address="'1986.other'.ALE7:'1986.other'.ALE7">
            <calcext:condition calcext:apply-style-name="Accent" calcext:value="duplicate" calcext:base-cell-address="'1986.other'.ALE7"/>
          </calcext:conditional-format>
          <calcext:conditional-format calcext:target-range-address="'1986.other'.ALF7:'1986.other'.ALF7">
            <calcext:condition calcext:apply-style-name="Accent" calcext:value="duplicate" calcext:base-cell-address="'1986.other'.ALF7"/>
          </calcext:conditional-format>
          <calcext:conditional-format calcext:target-range-address="'1986.other'.ALG7:'1986.other'.ALG7">
            <calcext:condition calcext:apply-style-name="Accent" calcext:value="duplicate" calcext:base-cell-address="'1986.other'.ALG7"/>
          </calcext:conditional-format>
          <calcext:conditional-format calcext:target-range-address="'1986.other'.ALH7:'1986.other'.ALH7">
            <calcext:condition calcext:apply-style-name="Accent" calcext:value="duplicate" calcext:base-cell-address="'1986.other'.ALH7"/>
          </calcext:conditional-format>
          <calcext:conditional-format calcext:target-range-address="'1986.other'.ALI7:'1986.other'.ALI7">
            <calcext:condition calcext:apply-style-name="Accent" calcext:value="duplicate" calcext:base-cell-address="'1986.other'.ALI7"/>
          </calcext:conditional-format>
          <calcext:conditional-format calcext:target-range-address="'1986.other'.ALJ7:'1986.other'.ALJ7">
            <calcext:condition calcext:apply-style-name="Accent" calcext:value="duplicate" calcext:base-cell-address="'1986.other'.ALJ7"/>
          </calcext:conditional-format>
          <calcext:conditional-format calcext:target-range-address="'1986.other'.ALK7:'1986.other'.ALK7">
            <calcext:condition calcext:apply-style-name="Accent" calcext:value="duplicate" calcext:base-cell-address="'1986.other'.ALK7"/>
          </calcext:conditional-format>
          <calcext:conditional-format calcext:target-range-address="'1986.other'.ALL7:'1986.other'.ALL7">
            <calcext:condition calcext:apply-style-name="Accent" calcext:value="duplicate" calcext:base-cell-address="'1986.other'.ALL7"/>
          </calcext:conditional-format>
          <calcext:conditional-format calcext:target-range-address="'1986.other'.ALM7:'1986.other'.ALM7">
            <calcext:condition calcext:apply-style-name="Accent" calcext:value="duplicate" calcext:base-cell-address="'1986.other'.ALM7"/>
          </calcext:conditional-format>
          <calcext:conditional-format calcext:target-range-address="'1986.other'.ALN7:'1986.other'.ALN7">
            <calcext:condition calcext:apply-style-name="Accent" calcext:value="duplicate" calcext:base-cell-address="'1986.other'.ALN7"/>
          </calcext:conditional-format>
          <calcext:conditional-format calcext:target-range-address="'1986.other'.ALO7:'1986.other'.ALO7">
            <calcext:condition calcext:apply-style-name="Accent" calcext:value="duplicate" calcext:base-cell-address="'1986.other'.ALO7"/>
          </calcext:conditional-format>
          <calcext:conditional-format calcext:target-range-address="'1986.other'.ALP7:'1986.other'.ALP7">
            <calcext:condition calcext:apply-style-name="Accent" calcext:value="duplicate" calcext:base-cell-address="'1986.other'.ALP7"/>
          </calcext:conditional-format>
          <calcext:conditional-format calcext:target-range-address="'1986.other'.ALQ7:'1986.other'.ALQ7">
            <calcext:condition calcext:apply-style-name="Accent" calcext:value="duplicate" calcext:base-cell-address="'1986.other'.ALQ7"/>
          </calcext:conditional-format>
          <calcext:conditional-format calcext:target-range-address="'1986.other'.ALR7:'1986.other'.ALR7">
            <calcext:condition calcext:apply-style-name="Accent" calcext:value="duplicate" calcext:base-cell-address="'1986.other'.ALR7"/>
          </calcext:conditional-format>
          <calcext:conditional-format calcext:target-range-address="'1986.other'.ALS7:'1986.other'.ALS7">
            <calcext:condition calcext:apply-style-name="Accent" calcext:value="duplicate" calcext:base-cell-address="'1986.other'.ALS7"/>
          </calcext:conditional-format>
          <calcext:conditional-format calcext:target-range-address="'1986.other'.ALT7:'1986.other'.ALT7">
            <calcext:condition calcext:apply-style-name="Accent" calcext:value="duplicate" calcext:base-cell-address="'1986.other'.ALT7"/>
          </calcext:conditional-format>
          <calcext:conditional-format calcext:target-range-address="'1986.other'.ALU7:'1986.other'.ALU7">
            <calcext:condition calcext:apply-style-name="Accent" calcext:value="duplicate" calcext:base-cell-address="'1986.other'.ALU7"/>
          </calcext:conditional-format>
          <calcext:conditional-format calcext:target-range-address="'1986.other'.ALV7:'1986.other'.ALV7">
            <calcext:condition calcext:apply-style-name="Accent" calcext:value="duplicate" calcext:base-cell-address="'1986.other'.ALV7"/>
          </calcext:conditional-format>
          <calcext:conditional-format calcext:target-range-address="'1986.other'.ALW7:'1986.other'.ALW7">
            <calcext:condition calcext:apply-style-name="Accent" calcext:value="duplicate" calcext:base-cell-address="'1986.other'.ALW7"/>
          </calcext:conditional-format>
          <calcext:conditional-format calcext:target-range-address="'1986.other'.ALX7:'1986.other'.ALX7">
            <calcext:condition calcext:apply-style-name="Accent" calcext:value="duplicate" calcext:base-cell-address="'1986.other'.ALX7"/>
          </calcext:conditional-format>
          <calcext:conditional-format calcext:target-range-address="'1986.other'.ALY7:'1986.other'.ALY7">
            <calcext:condition calcext:apply-style-name="Accent" calcext:value="duplicate" calcext:base-cell-address="'1986.other'.ALY7"/>
          </calcext:conditional-format>
          <calcext:conditional-format calcext:target-range-address="'1986.other'.ALZ7:'1986.other'.ALZ7">
            <calcext:condition calcext:apply-style-name="Accent" calcext:value="duplicate" calcext:base-cell-address="'1986.other'.ALZ7"/>
          </calcext:conditional-format>
          <calcext:conditional-format calcext:target-range-address="'1986.other'.AMA7:'1986.other'.AMA7">
            <calcext:condition calcext:apply-style-name="Accent" calcext:value="duplicate" calcext:base-cell-address="'1986.other'.AMA7"/>
          </calcext:conditional-format>
          <calcext:conditional-format calcext:target-range-address="'1986.other'.AMB7:'1986.other'.AMB7">
            <calcext:condition calcext:apply-style-name="Accent" calcext:value="duplicate" calcext:base-cell-address="'1986.other'.AMB7"/>
          </calcext:conditional-format>
          <calcext:conditional-format calcext:target-range-address="'1986.other'.AMC7:'1986.other'.AMC7">
            <calcext:condition calcext:apply-style-name="Accent" calcext:value="duplicate" calcext:base-cell-address="'1986.other'.AMC7"/>
          </calcext:conditional-format>
          <calcext:conditional-format calcext:target-range-address="'1986.other'.AMD7:'1986.other'.AMD7">
            <calcext:condition calcext:apply-style-name="Accent" calcext:value="duplicate" calcext:base-cell-address="'1986.other'.AMD7"/>
          </calcext:conditional-format>
          <calcext:conditional-format calcext:target-range-address="'1986.other'.AME7:'1986.other'.AME7">
            <calcext:condition calcext:apply-style-name="Accent" calcext:value="duplicate" calcext:base-cell-address="'1986.other'.AME7"/>
          </calcext:conditional-format>
          <calcext:conditional-format calcext:target-range-address="'1986.other'.AMF7:'1986.other'.AMF7">
            <calcext:condition calcext:apply-style-name="Accent" calcext:value="duplicate" calcext:base-cell-address="'1986.other'.AMF7"/>
          </calcext:conditional-format>
          <calcext:conditional-format calcext:target-range-address="'1986.other'.AMG7:'1986.other'.AMG7">
            <calcext:condition calcext:apply-style-name="Accent" calcext:value="duplicate" calcext:base-cell-address="'1986.other'.AMG7"/>
          </calcext:conditional-format>
          <calcext:conditional-format calcext:target-range-address="'1986.other'.AMH7:'1986.other'.AMH7">
            <calcext:condition calcext:apply-style-name="Accent" calcext:value="duplicate" calcext:base-cell-address="'1986.other'.AMH7"/>
          </calcext:conditional-format>
          <calcext:conditional-format calcext:target-range-address="'1986.other'.AMI7:'1986.other'.AMI7">
            <calcext:condition calcext:apply-style-name="Accent" calcext:value="duplicate" calcext:base-cell-address="'1986.other'.AMI7"/>
          </calcext:conditional-format>
          <calcext:conditional-format calcext:target-range-address="'1986.other'.AMJ7:'1986.other'.AMJ7">
            <calcext:condition calcext:apply-style-name="Accent" calcext:value="duplicate" calcext:base-cell-address="'1986.other'.AMJ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6:21:55.190584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6:26:16.221564227</dc:date>
    <meta:editing-duration>PT13M14S</meta:editing-duration>
    <meta:editing-cycles>2</meta:editing-cycles>
    <meta:generator>LibreOffice/6.0.7.3$Linux_X86_64 LibreOffice_project/00m0$Build-3</meta:generator>
    <meta:document-statistic meta:table-count="1" meta:cell-count="113" meta:object-count="0"/>
  </office:meta>
</office:document-meta>
</file>